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35in"/>
    </style:style>
    <style:style style:name="co2" style:family="table-column">
      <style:table-column-properties fo:break-before="auto" style:column-width="1.5689in"/>
    </style:style>
    <style:style style:name="co3" style:family="table-column">
      <style:table-column-properties fo:break-before="auto" style:column-width="1.5575in"/>
    </style:style>
    <style:style style:name="co4" style:family="table-column">
      <style:table-column-properties fo:break-before="auto" style:column-width="1.1291in"/>
    </style:style>
    <style:style style:name="co5" style:family="table-column">
      <style:table-column-properties fo:break-before="auto" style:column-width="1.3646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16.242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211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8819in"/>
    </style:style>
    <style:style style:name="co12" style:family="table-column">
      <style:table-column-properties fo:break-before="auto" style:column-width="0.9362in"/>
    </style:style>
    <style:style style:name="co13" style:family="table-column">
      <style:table-column-properties fo:break-before="auto" style:column-width="13.0374in"/>
    </style:style>
    <style:style style:name="co14" style:family="table-column">
      <style:table-column-properties fo:break-before="auto" style:column-width="2.3264in"/>
    </style:style>
    <style:style style:name="co15" style:family="table-column">
      <style:table-column-properties fo:break-before="auto" style:column-width="9.178in"/>
    </style:style>
    <style:style style:name="co16" style:family="table-column">
      <style:table-column-properties fo:break-before="auto" style:column-width="0.2283in"/>
    </style:style>
    <style:style style:name="co17" style:family="table-column">
      <style:table-column-properties fo:break-before="auto" style:column-width="1.1717in"/>
    </style:style>
    <style:style style:name="co18" style:family="table-column">
      <style:table-column-properties fo:break-before="auto" style:column-width="0.7535in"/>
    </style:style>
    <style:style style:name="co19" style:family="table-column">
      <style:table-column-properties fo:break-before="auto" style:column-width="0.7102in"/>
    </style:style>
    <style:style style:name="co20" style:family="table-column">
      <style:table-column-properties fo:break-before="auto" style:column-width="0.8465in"/>
    </style:style>
    <style:style style:name="co21" style:family="table-column">
      <style:table-column-properties fo:break-before="auto" style:column-width="11.8472in"/>
    </style:style>
    <style:style style:name="co22" style:family="table-column">
      <style:table-column-properties fo:break-before="auto" style:column-width="18.3772in"/>
    </style:style>
    <style:style style:name="co23" style:family="table-column">
      <style:table-column-properties fo:break-before="auto" style:column-width="1.35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6"/>
    <style:style style:name="ce3" style:family="table-cell" style:parent-style-name="Default" style:data-style-name="N100"/>
    <style:style style:name="ce4" style:family="table-cell" style:parent-style-name="Default" style:data-style-name="N0"/>
    <style:style style:name="ce5" style:family="table-cell" style:parent-style-name="Default" style:data-style-name="N99"/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SG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ustom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Customer First Name</text:p>
          </table:table-cell>
          <table:table-cell office:value-type="string" calcext:value-type="string">
            <text:p>Customer Last Name</text:p>
          </table:table-cell>
          <table:table-cell office:value-type="string" calcext:value-type="string">
            <text:p>Customer City</text:p>
          </table:table-cell>
          <table:table-cell office:value-type="string" calcext:value-type="string">
            <text:p>Customer Country</text:p>
          </table:table-cell>
          <table:table-cell office:value-type="string" calcext:value-type="string">
            <text:p>Cust Phone</text:p>
          </table:table-cell>
          <table:table-cell table:style-name="Default" office:value-type="string" calcext:value-type="string">
            <text:p>SQL Inse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B$1] &amp; &quot; &quot; &amp;  [.A2]" office:value-type="string" office:string-value="Customer First Name 1" calcext:value-type="string">
            <text:p>Customer First Name 1</text:p>
          </table:table-cell>
          <table:table-cell table:formula="of:=[.$C$1] &amp; &quot; &quot; &amp;  [.$A2]" office:value-type="string" office:string-value="Customer Last Name 1" calcext:value-type="string">
            <text:p>Customer Last Name 1</text:p>
          </table:table-cell>
          <table:table-cell table:formula="of:=[.$D$1] &amp; &quot; &quot; &amp;  [.$A2]" office:value-type="string" office:string-value="Customer City 1" calcext:value-type="string">
            <text:p>Customer City 1</text:p>
          </table:table-cell>
          <table:table-cell table:formula="of:=[.$E$1] &amp; &quot; &quot; &amp;  [.$A2]" office:value-type="string" office:string-value="Customer Country 1" calcext:value-type="string">
            <text:p>Customer Country 1</text:p>
          </table:table-cell>
          <table:table-cell table:formula="of:=[.A2] &amp; [.A2] &amp; [.A2] &amp; [.A2] &amp; [.A2] &amp; [.A2]" office:value-type="string" office:string-value="111111" calcext:value-type="string">
            <text:p>111111</text:p>
          </table:table-cell>
          <table:table-cell table:formula="of:=CONCATENATE(&quot;INSERT INTO CUSTOMER (ID, FIRST_NAME, LAST_NAME, CITY, COUNTRY, PHONE) VALUES (&quot;; [.A2]; &quot;,&quot;; &quot;'&quot;; [.B2]; &quot;',&quot;; &quot;'&quot;; [.C2]; &quot;',&quot;; &quot;'&quot;; [.D2]; &quot;',&quot;; &quot;'&quot;; [.E2]; &quot;',&quot;; &quot;'&quot;; [.F2]; &quot;'&quot;; &quot;);&quot;)" office:value-type="string" office:string-value="INSERT INTO CUSTOMER (ID, FIRST_NAME, LAST_NAME, CITY, COUNTRY, PHONE) VALUES (1,'Customer First Name 1','Customer Last Name 1','Customer City 1','Customer Country 1','111111');" calcext:value-type="string">
            <text:p>INSERT INTO CUSTOMER (ID, FIRST_NAME, LAST_NAME, CITY, COUNTRY, PHONE) VALUES (1,'Customer First Name 1','Customer Last Name 1','Customer City 1','Customer Country 1','111111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B$1] &amp; &quot; &quot; &amp;  [.A3]" office:value-type="string" office:string-value="Customer First Name 2" calcext:value-type="string">
            <text:p>Customer First Name 2</text:p>
          </table:table-cell>
          <table:table-cell table:formula="of:=[.$C$1] &amp; &quot; &quot; &amp;  [.$A3]" office:value-type="string" office:string-value="Customer Last Name 2" calcext:value-type="string">
            <text:p>Customer Last Name 2</text:p>
          </table:table-cell>
          <table:table-cell table:formula="of:=[.$D$1] &amp; &quot; &quot; &amp;  [.$A3]" office:value-type="string" office:string-value="Customer City 2" calcext:value-type="string">
            <text:p>Customer City 2</text:p>
          </table:table-cell>
          <table:table-cell table:formula="of:=[.$E$1] &amp; &quot; &quot; &amp;  [.$A3]" office:value-type="string" office:string-value="Customer Country 2" calcext:value-type="string">
            <text:p>Customer Country 2</text:p>
          </table:table-cell>
          <table:table-cell table:formula="of:=[.A3] &amp; [.A3] &amp; [.A3] &amp; [.A3] &amp; [.A3] &amp; [.A3] &amp; [.A3] &amp; [.A3]" office:value-type="string" office:string-value="22222222" calcext:value-type="string">
            <text:p>22222222</text:p>
          </table:table-cell>
          <table:table-cell table:formula="of:=CONCATENATE(&quot;INSERT INTO CUSTOMER (ID, FIRST_NAME, LAST_NAME, CITY, COUNTRY, PHONE) VALUES (&quot;; [.A3]; &quot;,&quot;; &quot;'&quot;; [.B3]; &quot;',&quot;; &quot;'&quot;; [.C3]; &quot;',&quot;; &quot;'&quot;; [.D3]; &quot;',&quot;; &quot;'&quot;; [.E3]; &quot;',&quot;; &quot;'&quot;; [.F3]; &quot;'&quot;; &quot;);&quot;)" office:value-type="string" office:string-value="INSERT INTO CUSTOMER (ID, FIRST_NAME, LAST_NAME, CITY, COUNTRY, PHONE) VALUES (2,'Customer First Name 2','Customer Last Name 2','Customer City 2','Customer Country 2','22222222');" calcext:value-type="string">
            <text:p>INSERT INTO CUSTOMER (ID, FIRST_NAME, LAST_NAME, CITY, COUNTRY, PHONE) VALUES (2,'Customer First Name 2','Customer Last Name 2','Customer City 2','Customer Country 2','22222222'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B$1] &amp; &quot; &quot; &amp;  [.A4]" office:value-type="string" office:string-value="Customer First Name 3" calcext:value-type="string">
            <text:p>Customer First Name 3</text:p>
          </table:table-cell>
          <table:table-cell table:formula="of:=[.$C$1] &amp; &quot; &quot; &amp;  [.$A4]" office:value-type="string" office:string-value="Customer Last Name 3" calcext:value-type="string">
            <text:p>Customer Last Name 3</text:p>
          </table:table-cell>
          <table:table-cell table:formula="of:=[.$D$1] &amp; &quot; &quot; &amp;  [.$A4]" office:value-type="string" office:string-value="Customer City 3" calcext:value-type="string">
            <text:p>Customer City 3</text:p>
          </table:table-cell>
          <table:table-cell table:formula="of:=[.$E$1] &amp; &quot; &quot; &amp;  [.$A4]" office:value-type="string" office:string-value="Customer Country 3" calcext:value-type="string">
            <text:p>Customer Country 3</text:p>
          </table:table-cell>
          <table:table-cell table:formula="of:=[.A4] &amp; [.A4] &amp; [.A4] &amp; [.A4] &amp; [.A4] &amp; [.A4] &amp; [.A4] &amp; [.A4]" office:value-type="string" office:string-value="33333333" calcext:value-type="string">
            <text:p>33333333</text:p>
          </table:table-cell>
          <table:table-cell table:formula="of:=CONCATENATE(&quot;INSERT INTO CUSTOMER (ID, FIRST_NAME, LAST_NAME, CITY, COUNTRY, PHONE) VALUES (&quot;; [.A4]; &quot;,&quot;; &quot;'&quot;; [.B4]; &quot;',&quot;; &quot;'&quot;; [.C4]; &quot;',&quot;; &quot;'&quot;; [.D4]; &quot;',&quot;; &quot;'&quot;; [.E4]; &quot;',&quot;; &quot;'&quot;; [.F4]; &quot;'&quot;; &quot;);&quot;)" office:value-type="string" office:string-value="INSERT INTO CUSTOMER (ID, FIRST_NAME, LAST_NAME, CITY, COUNTRY, PHONE) VALUES (3,'Customer First Name 3','Customer Last Name 3','Customer City 3','Customer Country 3','33333333');" calcext:value-type="string">
            <text:p>INSERT INTO CUSTOMER (ID, FIRST_NAME, LAST_NAME, CITY, COUNTRY, PHONE) VALUES (3,'Customer First Name 3','Customer Last Name 3','Customer City 3','Customer Country 3','33333333'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B$1] &amp; &quot; &quot; &amp;  [.A5]" office:value-type="string" office:string-value="Customer First Name 4" calcext:value-type="string">
            <text:p>Customer First Name 4</text:p>
          </table:table-cell>
          <table:table-cell table:formula="of:=[.$C$1] &amp; &quot; &quot; &amp;  [.$A5]" office:value-type="string" office:string-value="Customer Last Name 4" calcext:value-type="string">
            <text:p>Customer Last Name 4</text:p>
          </table:table-cell>
          <table:table-cell table:formula="of:=[.$D$1] &amp; &quot; &quot; &amp;  [.$A5]" office:value-type="string" office:string-value="Customer City 4" calcext:value-type="string">
            <text:p>Customer City 4</text:p>
          </table:table-cell>
          <table:table-cell table:formula="of:=[.$E$1] &amp; &quot; &quot; &amp;  [.$A5]" office:value-type="string" office:string-value="Customer Country 4" calcext:value-type="string">
            <text:p>Customer Country 4</text:p>
          </table:table-cell>
          <table:table-cell table:formula="of:=[.A5] &amp; [.A5] &amp; [.A5] &amp; [.A5] &amp; [.A5] &amp; [.A5] &amp; [.A5] &amp; [.A5]" office:value-type="string" office:string-value="44444444" calcext:value-type="string">
            <text:p>44444444</text:p>
          </table:table-cell>
          <table:table-cell table:formula="of:=CONCATENATE(&quot;INSERT INTO CUSTOMER (ID, FIRST_NAME, LAST_NAME, CITY, COUNTRY, PHONE) VALUES (&quot;; [.A5]; &quot;,&quot;; &quot;'&quot;; [.B5]; &quot;',&quot;; &quot;'&quot;; [.C5]; &quot;',&quot;; &quot;'&quot;; [.D5]; &quot;',&quot;; &quot;'&quot;; [.E5]; &quot;',&quot;; &quot;'&quot;; [.F5]; &quot;'&quot;; &quot;);&quot;)" office:value-type="string" office:string-value="INSERT INTO CUSTOMER (ID, FIRST_NAME, LAST_NAME, CITY, COUNTRY, PHONE) VALUES (4,'Customer First Name 4','Customer Last Name 4','Customer City 4','Customer Country 4','44444444');" calcext:value-type="string">
            <text:p>INSERT INTO CUSTOMER (ID, FIRST_NAME, LAST_NAME, CITY, COUNTRY, PHONE) VALUES (4,'Customer First Name 4','Customer Last Name 4','Customer City 4','Customer Country 4','44444444'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B$1] &amp; &quot; &quot; &amp;  [.A6]" office:value-type="string" office:string-value="Customer First Name 5" calcext:value-type="string">
            <text:p>Customer First Name 5</text:p>
          </table:table-cell>
          <table:table-cell table:formula="of:=[.$C$1] &amp; &quot; &quot; &amp;  [.$A6]" office:value-type="string" office:string-value="Customer Last Name 5" calcext:value-type="string">
            <text:p>Customer Last Name 5</text:p>
          </table:table-cell>
          <table:table-cell table:formula="of:=[.$D$1] &amp; &quot; &quot; &amp;  [.$A6]" office:value-type="string" office:string-value="Customer City 5" calcext:value-type="string">
            <text:p>Customer City 5</text:p>
          </table:table-cell>
          <table:table-cell table:formula="of:=[.$E$1] &amp; &quot; &quot; &amp;  [.$A6]" office:value-type="string" office:string-value="Customer Country 5" calcext:value-type="string">
            <text:p>Customer Country 5</text:p>
          </table:table-cell>
          <table:table-cell table:formula="of:=[.A6] &amp; [.A6] &amp; [.A6] &amp; [.A6] &amp; [.A6] &amp; [.A6] &amp; [.A6] &amp; [.A6]" office:value-type="string" office:string-value="55555555" calcext:value-type="string">
            <text:p>55555555</text:p>
          </table:table-cell>
          <table:table-cell table:formula="of:=CONCATENATE(&quot;INSERT INTO CUSTOMER (ID, FIRST_NAME, LAST_NAME, CITY, COUNTRY, PHONE) VALUES (&quot;; [.A6]; &quot;,&quot;; &quot;'&quot;; [.B6]; &quot;',&quot;; &quot;'&quot;; [.C6]; &quot;',&quot;; &quot;'&quot;; [.D6]; &quot;',&quot;; &quot;'&quot;; [.E6]; &quot;',&quot;; &quot;'&quot;; [.F6]; &quot;'&quot;; &quot;);&quot;)" office:value-type="string" office:string-value="INSERT INTO CUSTOMER (ID, FIRST_NAME, LAST_NAME, CITY, COUNTRY, PHONE) VALUES (5,'Customer First Name 5','Customer Last Name 5','Customer City 5','Customer Country 5','55555555');" calcext:value-type="string">
            <text:p>INSERT INTO CUSTOMER (ID, FIRST_NAME, LAST_NAME, CITY, COUNTRY, PHONE) VALUES (5,'Customer First Name 5','Customer Last Name 5','Customer City 5','Customer Country 5','55555555'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B$1] &amp; &quot; &quot; &amp;  [.A7]" office:value-type="string" office:string-value="Customer First Name 6" calcext:value-type="string">
            <text:p>Customer First Name 6</text:p>
          </table:table-cell>
          <table:table-cell table:formula="of:=[.$C$1] &amp; &quot; &quot; &amp;  [.$A7]" office:value-type="string" office:string-value="Customer Last Name 6" calcext:value-type="string">
            <text:p>Customer Last Name 6</text:p>
          </table:table-cell>
          <table:table-cell table:formula="of:=[.$D$1] &amp; &quot; &quot; &amp;  [.$A7]" office:value-type="string" office:string-value="Customer City 6" calcext:value-type="string">
            <text:p>Customer City 6</text:p>
          </table:table-cell>
          <table:table-cell table:formula="of:=[.$E$1] &amp; &quot; &quot; &amp;  [.$A7]" office:value-type="string" office:string-value="Customer Country 6" calcext:value-type="string">
            <text:p>Customer Country 6</text:p>
          </table:table-cell>
          <table:table-cell table:formula="of:=[.A7] &amp; [.A7] &amp; [.A7] &amp; [.A7] &amp; [.A7] &amp; [.A7] &amp; [.A7] &amp; [.A7]" office:value-type="string" office:string-value="66666666" calcext:value-type="string">
            <text:p>66666666</text:p>
          </table:table-cell>
          <table:table-cell table:formula="of:=CONCATENATE(&quot;INSERT INTO CUSTOMER (ID, FIRST_NAME, LAST_NAME, CITY, COUNTRY, PHONE) VALUES (&quot;; [.A7]; &quot;,&quot;; &quot;'&quot;; [.B7]; &quot;',&quot;; &quot;'&quot;; [.C7]; &quot;',&quot;; &quot;'&quot;; [.D7]; &quot;',&quot;; &quot;'&quot;; [.E7]; &quot;',&quot;; &quot;'&quot;; [.F7]; &quot;'&quot;; &quot;);&quot;)" office:value-type="string" office:string-value="INSERT INTO CUSTOMER (ID, FIRST_NAME, LAST_NAME, CITY, COUNTRY, PHONE) VALUES (6,'Customer First Name 6','Customer Last Name 6','Customer City 6','Customer Country 6','66666666');" calcext:value-type="string">
            <text:p>INSERT INTO CUSTOMER (ID, FIRST_NAME, LAST_NAME, CITY, COUNTRY, PHONE) VALUES (6,'Customer First Name 6','Customer Last Name 6','Customer City 6','Customer Country 6','66666666'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B$1] &amp; &quot; &quot; &amp;  [.A8]" office:value-type="string" office:string-value="Customer First Name 7" calcext:value-type="string">
            <text:p>Customer First Name 7</text:p>
          </table:table-cell>
          <table:table-cell table:formula="of:=[.$C$1] &amp; &quot; &quot; &amp;  [.$A8]" office:value-type="string" office:string-value="Customer Last Name 7" calcext:value-type="string">
            <text:p>Customer Last Name 7</text:p>
          </table:table-cell>
          <table:table-cell table:formula="of:=[.$D$1] &amp; &quot; &quot; &amp;  [.$A8]" office:value-type="string" office:string-value="Customer City 7" calcext:value-type="string">
            <text:p>Customer City 7</text:p>
          </table:table-cell>
          <table:table-cell table:formula="of:=[.$E$1] &amp; &quot; &quot; &amp;  [.$A8]" office:value-type="string" office:string-value="Customer Country 7" calcext:value-type="string">
            <text:p>Customer Country 7</text:p>
          </table:table-cell>
          <table:table-cell table:formula="of:=[.A8] &amp; [.A8] &amp; [.A8] &amp; [.A8] &amp; [.A8] &amp; [.A8] &amp; [.A8] &amp; [.A8]" office:value-type="string" office:string-value="77777777" calcext:value-type="string">
            <text:p>77777777</text:p>
          </table:table-cell>
          <table:table-cell table:formula="of:=CONCATENATE(&quot;INSERT INTO CUSTOMER (ID, FIRST_NAME, LAST_NAME, CITY, COUNTRY, PHONE) VALUES (&quot;; [.A8]; &quot;,&quot;; &quot;'&quot;; [.B8]; &quot;',&quot;; &quot;'&quot;; [.C8]; &quot;',&quot;; &quot;'&quot;; [.D8]; &quot;',&quot;; &quot;'&quot;; [.E8]; &quot;',&quot;; &quot;'&quot;; [.F8]; &quot;'&quot;; &quot;);&quot;)" office:value-type="string" office:string-value="INSERT INTO CUSTOMER (ID, FIRST_NAME, LAST_NAME, CITY, COUNTRY, PHONE) VALUES (7,'Customer First Name 7','Customer Last Name 7','Customer City 7','Customer Country 7','77777777');" calcext:value-type="string">
            <text:p>INSERT INTO CUSTOMER (ID, FIRST_NAME, LAST_NAME, CITY, COUNTRY, PHONE) VALUES (7,'Customer First Name 7','Customer Last Name 7','Customer City 7','Customer Country 7','77777777'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B$1] &amp; &quot; &quot; &amp;  [.A9]" office:value-type="string" office:string-value="Customer First Name 8" calcext:value-type="string">
            <text:p>Customer First Name 8</text:p>
          </table:table-cell>
          <table:table-cell table:formula="of:=[.$C$1] &amp; &quot; &quot; &amp;  [.$A9]" office:value-type="string" office:string-value="Customer Last Name 8" calcext:value-type="string">
            <text:p>Customer Last Name 8</text:p>
          </table:table-cell>
          <table:table-cell table:formula="of:=[.$D$1] &amp; &quot; &quot; &amp;  [.$A9]" office:value-type="string" office:string-value="Customer City 8" calcext:value-type="string">
            <text:p>Customer City 8</text:p>
          </table:table-cell>
          <table:table-cell table:formula="of:=[.$E$1] &amp; &quot; &quot; &amp;  [.$A9]" office:value-type="string" office:string-value="Customer Country 8" calcext:value-type="string">
            <text:p>Customer Country 8</text:p>
          </table:table-cell>
          <table:table-cell table:formula="of:=[.A9] &amp; [.A9] &amp; [.A9] &amp; [.A9] &amp; [.A9] &amp; [.A9] &amp; [.A9] &amp; [.A9]" office:value-type="string" office:string-value="88888888" calcext:value-type="string">
            <text:p>88888888</text:p>
          </table:table-cell>
          <table:table-cell table:formula="of:=CONCATENATE(&quot;INSERT INTO CUSTOMER (ID, FIRST_NAME, LAST_NAME, CITY, COUNTRY, PHONE) VALUES (&quot;; [.A9]; &quot;,&quot;; &quot;'&quot;; [.B9]; &quot;',&quot;; &quot;'&quot;; [.C9]; &quot;',&quot;; &quot;'&quot;; [.D9]; &quot;',&quot;; &quot;'&quot;; [.E9]; &quot;',&quot;; &quot;'&quot;; [.F9]; &quot;'&quot;; &quot;);&quot;)" office:value-type="string" office:string-value="INSERT INTO CUSTOMER (ID, FIRST_NAME, LAST_NAME, CITY, COUNTRY, PHONE) VALUES (8,'Customer First Name 8','Customer Last Name 8','Customer City 8','Customer Country 8','88888888');" calcext:value-type="string">
            <text:p>INSERT INTO CUSTOMER (ID, FIRST_NAME, LAST_NAME, CITY, COUNTRY, PHONE) VALUES (8,'Customer First Name 8','Customer Last Name 8','Customer City 8','Customer Country 8','88888888'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B$1] &amp; &quot; &quot; &amp;  [.A10]" office:value-type="string" office:string-value="Customer First Name 9" calcext:value-type="string">
            <text:p>Customer First Name 9</text:p>
          </table:table-cell>
          <table:table-cell table:formula="of:=[.$C$1] &amp; &quot; &quot; &amp;  [.$A10]" office:value-type="string" office:string-value="Customer Last Name 9" calcext:value-type="string">
            <text:p>Customer Last Name 9</text:p>
          </table:table-cell>
          <table:table-cell table:formula="of:=[.$D$1] &amp; &quot; &quot; &amp;  [.$A10]" office:value-type="string" office:string-value="Customer City 9" calcext:value-type="string">
            <text:p>Customer City 9</text:p>
          </table:table-cell>
          <table:table-cell table:formula="of:=[.$E$1] &amp; &quot; &quot; &amp;  [.$A10]" office:value-type="string" office:string-value="Customer Country 9" calcext:value-type="string">
            <text:p>Customer Country 9</text:p>
          </table:table-cell>
          <table:table-cell table:formula="of:=[.A10] &amp; [.A10] &amp; [.A10] &amp; [.A10] &amp; [.A10] &amp; [.A10] &amp; [.A10] &amp; [.A10]" office:value-type="string" office:string-value="99999999" calcext:value-type="string">
            <text:p>99999999</text:p>
          </table:table-cell>
          <table:table-cell table:formula="of:=CONCATENATE(&quot;INSERT INTO CUSTOMER (ID, FIRST_NAME, LAST_NAME, CITY, COUNTRY, PHONE) VALUES (&quot;; [.A10]; &quot;,&quot;; &quot;'&quot;; [.B10]; &quot;',&quot;; &quot;'&quot;; [.C10]; &quot;',&quot;; &quot;'&quot;; [.D10]; &quot;',&quot;; &quot;'&quot;; [.E10]; &quot;',&quot;; &quot;'&quot;; [.F10]; &quot;'&quot;; &quot;);&quot;)" office:value-type="string" office:string-value="INSERT INTO CUSTOMER (ID, FIRST_NAME, LAST_NAME, CITY, COUNTRY, PHONE) VALUES (9,'Customer First Name 9','Customer Last Name 9','Customer City 9','Customer Country 9','99999999');" calcext:value-type="string">
            <text:p>INSERT INTO CUSTOMER (ID, FIRST_NAME, LAST_NAME, CITY, COUNTRY, PHONE) VALUES (9,'Customer First Name 9','Customer Last Name 9','Customer City 9','Customer Country 9','99999999');</text:p>
          </table:table-cell>
        </table:table-row>
        <table:table-row table:style-name="ro1">
          <table:table-cell table:number-columns-repeated="7"/>
        </table:table-row>
      </table:table>
      <table:table table:name="order" table:style-name="ta1">
        <table:table-column table:style-name="co1" table:number-columns-repeated="2" table:default-cell-style-name="Default"/>
        <table:table-column table:style-name="co9" table:default-cell-style-name="ce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3"/>
        <table:table-column table:style-name="co8" table:number-columns-repeated="2" table:default-cell-style-name="Default"/>
        <table:table-row table:style-name="ro1"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Order Date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Customer Id</text:p>
          </table:table-cell>
          <table:table-cell office:value-type="string" calcext:value-type="string">
            <text:p>Total Amount</text:p>
          </table:table-cell>
          <table:table-cell office:value-type="string" calcext:value-type="string">
            <text:p>SQL Insert</text:p>
          </table:table-cell>
          <table:table-cell office:value-type="string" calcext:value-type="string">
            <text:p>Order Date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Default" office:value-type="string" calcext:value-type="string">
            <text:p>01/Jan/2020</text:p>
          </table:table-cell>
          <table:table-cell table:formula="of:=[.$D$1] &amp; &quot; &quot; &amp;  [.$A2]" office:value-type="string" office:string-value="Order 1" calcext:value-type="string">
            <text:p>Order 1</text:p>
          </table:table-cell>
          <table:table-cell office:value-type="float" office:value="1" calcext:value-type="float">
            <text:p>1</text:p>
          </table:table-cell>
          <table:table-cell table:formula="of:=[.B2]" office:value-type="float" office:value="1" calcext:value-type="float">
            <text:p>1</text:p>
          </table:table-cell>
          <table:table-cell table:style-name="ce1" table:formula="of:=CONCATENATE(&quot;INSERT INTO ORDERS (ID, ORDER_DATE,ORDER_NUMBER,CUSTOMER_ID,TOTAL_AMOUNT) VALUES (&quot;;  [.A2]; &quot;,&quot;; &quot;&quot;; &quot;parsedatetime('&quot;; [.C2]; &quot;','d/MMM/yyyy')&quot;; &quot;,&quot;; &quot;'&quot;; [.D2]; &quot;',&quot;;  [.E2]; &quot;,&quot;; [.F2]; ; &quot;);&quot;)" office:value-type="string" office:string-value="INSERT INTO ORDERS (ID, ORDER_DATE,ORDER_NUMBER,CUSTOMER_ID,TOTAL_AMOUNT) VALUES (1,parsedatetime('01/Jan/2020','d/MMM/yyyy'),'Order 1',1,1);" calcext:value-type="string">
            <text:p>INSERT INTO ORDERS (ID, ORDER_DATE,ORDER_NUMBER,CUSTOMER_ID,TOTAL_AMOUNT) VALUES (1,parsedatetime('01/Jan/2020','d/MMM/yyyy'),'Order 1',1,1);</text:p>
          </table:table-cell>
          <table:table-cell table:style-name="ce4" office:value-type="string" calcext:value-type="string">
            <text:p>=MONTH(C2) &amp; "/" &amp; Year(c2)</text:p>
          </table:table-cell>
          <table:table-cell table:style-name="ce4" table:formula="of:=DAY([.C2]) &amp; &quot;/&quot; &amp; MONTH([.C2]) &amp; &quot;/&quot; &amp; YEAR([.C2])" office:value-type="string" office:string-value="" calcext:value-type="error">
            <text:p>#VALUE!</text:p>
          </table:table-cell>
          <table:table-cell office:value-type="string" calcext:value-type="string">
            <text:p>1/1/202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Default" office:value-type="string" calcext:value-type="string">
            <text:p>01/Feb/2020</text:p>
          </table:table-cell>
          <table:table-cell table:formula="of:=[.$D$1] &amp; &quot; &quot; &amp;  [.$A3]" office:value-type="string" office:string-value="Order 2" calcext:value-type="string">
            <text:p>Order 2</text:p>
          </table:table-cell>
          <table:table-cell office:value-type="float" office:value="2" calcext:value-type="float">
            <text:p>2</text:p>
          </table:table-cell>
          <table:table-cell table:formula="of:=[.B3]" office:value-type="float" office:value="2" calcext:value-type="float">
            <text:p>2</text:p>
          </table:table-cell>
          <table:table-cell table:style-name="ce1" table:formula="of:=CONCATENATE(&quot;INSERT INTO ORDERS (ID, ORDER_DATE,ORDER_NUMBER,CUSTOMER_ID,TOTAL_AMOUNT) VALUES (&quot;;  [.A3]; &quot;,&quot;; &quot;&quot;; &quot;parsedatetime('&quot;; [.C3]; &quot;','d/MMM/yyyy')&quot;; &quot;,&quot;; &quot;'&quot;; [.D3]; &quot;',&quot;;  [.E3]; &quot;,&quot;; [.F3]; ; &quot;);&quot;)" office:value-type="string" office:string-value="INSERT INTO ORDERS (ID, ORDER_DATE,ORDER_NUMBER,CUSTOMER_ID,TOTAL_AMOUNT) VALUES (2,parsedatetime('01/Feb/2020','d/MMM/yyyy'),'Order 2',2,2);" calcext:value-type="string">
            <text:p>INSERT INTO ORDERS (ID, ORDER_DATE,ORDER_NUMBER,CUSTOMER_ID,TOTAL_AMOUNT) VALUES (2,parsedatetime('01/Feb/2020','d/MMM/yyyy'),'Order 2',2,2);</text:p>
          </table:table-cell>
          <table:table-cell/>
          <table:table-cell table:formula="of:=DAY([.C3]) &amp; &quot;/&quot; &amp; MONTH([.C3]) &amp; &quot;/&quot; &amp; YEAR([.C3])" office:value-type="string" office:string-value="" calcext:value-type="error">
            <text:p>#VALUE!</text:p>
          </table:table-cell>
          <table:table-cell office:value-type="string" calcext:value-type="string">
            <text:p>1/2/202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Default" office:value-type="string" calcext:value-type="string">
            <text:p>01/Mar/2020</text:p>
          </table:table-cell>
          <table:table-cell table:formula="of:=[.$D$1] &amp; &quot; &quot; &amp;  [.$A4]" office:value-type="string" office:string-value="Order 3" calcext:value-type="string">
            <text:p>Order 3</text:p>
          </table:table-cell>
          <table:table-cell office:value-type="float" office:value="3" calcext:value-type="float">
            <text:p>3</text:p>
          </table:table-cell>
          <table:table-cell table:formula="of:=[.B4]" office:value-type="float" office:value="3" calcext:value-type="float">
            <text:p>3</text:p>
          </table:table-cell>
          <table:table-cell table:style-name="ce1" table:formula="of:=CONCATENATE(&quot;INSERT INTO ORDERS (ID, ORDER_DATE,ORDER_NUMBER,CUSTOMER_ID,TOTAL_AMOUNT) VALUES (&quot;;  [.A4]; &quot;,&quot;; &quot;&quot;; &quot;parsedatetime('&quot;; [.C4]; &quot;','d/MMM/yyyy')&quot;; &quot;,&quot;; &quot;'&quot;; [.D4]; &quot;',&quot;;  [.E4]; &quot;,&quot;; [.F4]; ; &quot;);&quot;)" office:value-type="string" office:string-value="INSERT INTO ORDERS (ID, ORDER_DATE,ORDER_NUMBER,CUSTOMER_ID,TOTAL_AMOUNT) VALUES (3,parsedatetime('01/Mar/2020','d/MMM/yyyy'),'Order 3',3,3);" calcext:value-type="string">
            <text:p>INSERT INTO ORDERS (ID, ORDER_DATE,ORDER_NUMBER,CUSTOMER_ID,TOTAL_AMOUNT) VALUES (3,parsedatetime('01/Mar/2020','d/MMM/yyyy'),'Order 3',3,3);</text:p>
          </table:table-cell>
          <table:table-cell/>
          <table:table-cell table:formula="of:=DAY([.C4]) &amp; &quot;/&quot; &amp; MONTH([.C4]) &amp; &quot;/&quot; &amp; YEAR([.C4])" office:value-type="string" office:string-value="" calcext:value-type="error">
            <text:p>#VALUE!</text:p>
          </table:table-cell>
          <table:table-cell office:value-type="string" calcext:value-type="string">
            <text:p>1/3/202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Default" office:value-type="string" calcext:value-type="string">
            <text:p>01/Apr/2020</text:p>
          </table:table-cell>
          <table:table-cell table:formula="of:=[.$D$1] &amp; &quot; &quot; &amp;  [.$A5]" office:value-type="string" office:string-value="Order 4" calcext:value-type="string">
            <text:p>Order 4</text:p>
          </table:table-cell>
          <table:table-cell office:value-type="float" office:value="4" calcext:value-type="float">
            <text:p>4</text:p>
          </table:table-cell>
          <table:table-cell table:formula="of:=[.B5]" office:value-type="float" office:value="4" calcext:value-type="float">
            <text:p>4</text:p>
          </table:table-cell>
          <table:table-cell table:style-name="ce1" table:formula="of:=CONCATENATE(&quot;INSERT INTO ORDERS (ID, ORDER_DATE,ORDER_NUMBER,CUSTOMER_ID,TOTAL_AMOUNT) VALUES (&quot;;  [.A5]; &quot;,&quot;; &quot;&quot;; &quot;parsedatetime('&quot;; [.C5]; &quot;','d/MMM/yyyy')&quot;; &quot;,&quot;; &quot;'&quot;; [.D5]; &quot;',&quot;;  [.E5]; &quot;,&quot;; [.F5]; ; &quot;);&quot;)" office:value-type="string" office:string-value="INSERT INTO ORDERS (ID, ORDER_DATE,ORDER_NUMBER,CUSTOMER_ID,TOTAL_AMOUNT) VALUES (4,parsedatetime('01/Apr/2020','d/MMM/yyyy'),'Order 4',4,4);" calcext:value-type="string">
            <text:p>INSERT INTO ORDERS (ID, ORDER_DATE,ORDER_NUMBER,CUSTOMER_ID,TOTAL_AMOUNT) VALUES (4,parsedatetime('01/Apr/2020','d/MMM/yyyy'),'Order 4',4,4);</text:p>
          </table:table-cell>
          <table:table-cell/>
          <table:table-cell table:formula="of:=DAY([.C5]) &amp; &quot;/&quot; &amp; MONTH([.C5]) &amp; &quot;/&quot; &amp; YEAR([.C5])" office:value-type="string" office:string-value="" calcext:value-type="error">
            <text:p>#VALUE!</text:p>
          </table:table-cell>
          <table:table-cell office:value-type="string" calcext:value-type="string">
            <text:p>1/4/202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Default" office:value-type="string" calcext:value-type="string">
            <text:p>01/May/2020</text:p>
          </table:table-cell>
          <table:table-cell table:formula="of:=[.$D$1] &amp; &quot; &quot; &amp;  [.$A6]" office:value-type="string" office:string-value="Order 5" calcext:value-type="string">
            <text:p>Order 5</text:p>
          </table:table-cell>
          <table:table-cell office:value-type="float" office:value="5" calcext:value-type="float">
            <text:p>5</text:p>
          </table:table-cell>
          <table:table-cell table:formula="of:=[.B6]" office:value-type="float" office:value="5" calcext:value-type="float">
            <text:p>5</text:p>
          </table:table-cell>
          <table:table-cell table:style-name="ce1" table:formula="of:=CONCATENATE(&quot;INSERT INTO ORDERS (ID, ORDER_DATE,ORDER_NUMBER,CUSTOMER_ID,TOTAL_AMOUNT) VALUES (&quot;;  [.A6]; &quot;,&quot;; &quot;&quot;; &quot;parsedatetime('&quot;; [.C6]; &quot;','d/MMM/yyyy')&quot;; &quot;,&quot;; &quot;'&quot;; [.D6]; &quot;',&quot;;  [.E6]; &quot;,&quot;; [.F6]; ; &quot;);&quot;)" office:value-type="string" office:string-value="INSERT INTO ORDERS (ID, ORDER_DATE,ORDER_NUMBER,CUSTOMER_ID,TOTAL_AMOUNT) VALUES (5,parsedatetime('01/May/2020','d/MMM/yyyy'),'Order 5',5,5);" calcext:value-type="string">
            <text:p>INSERT INTO ORDERS (ID, ORDER_DATE,ORDER_NUMBER,CUSTOMER_ID,TOTAL_AMOUNT) VALUES (5,parsedatetime('01/May/2020','d/MMM/yyyy'),'Order 5',5,5);</text:p>
          </table:table-cell>
          <table:table-cell/>
          <table:table-cell table:formula="of:=DAY([.C6]) &amp; &quot;/&quot; &amp; MONTH([.C6]) &amp; &quot;/&quot; &amp; YEAR([.C6])" office:value-type="string" office:string-value="" calcext:value-type="error">
            <text:p>#VALUE!</text:p>
          </table:table-cell>
          <table:table-cell office:value-type="string" calcext:value-type="string">
            <text:p>1/5/2020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style-name="Default" office:value-type="string" calcext:value-type="string">
            <text:p>01/Jun/2020</text:p>
          </table:table-cell>
          <table:table-cell table:formula="of:=[.$D$1] &amp; &quot; &quot; &amp;  [.$A7]" office:value-type="string" office:string-value="Order 6" calcext:value-type="string">
            <text:p>Order 6</text:p>
          </table:table-cell>
          <table:table-cell office:value-type="float" office:value="6" calcext:value-type="float">
            <text:p>6</text:p>
          </table:table-cell>
          <table:table-cell table:formula="of:=[.B7]" office:value-type="float" office:value="6" calcext:value-type="float">
            <text:p>6</text:p>
          </table:table-cell>
          <table:table-cell table:style-name="ce1" table:formula="of:=CONCATENATE(&quot;INSERT INTO ORDERS (ID, ORDER_DATE,ORDER_NUMBER,CUSTOMER_ID,TOTAL_AMOUNT) VALUES (&quot;;  [.A7]; &quot;,&quot;; &quot;&quot;; &quot;parsedatetime('&quot;; [.C7]; &quot;','d/MMM/yyyy')&quot;; &quot;,&quot;; &quot;'&quot;; [.D7]; &quot;',&quot;;  [.E7]; &quot;,&quot;; [.F7]; ; &quot;);&quot;)" office:value-type="string" office:string-value="INSERT INTO ORDERS (ID, ORDER_DATE,ORDER_NUMBER,CUSTOMER_ID,TOTAL_AMOUNT) VALUES (6,parsedatetime('01/Jun/2020','d/MMM/yyyy'),'Order 6',6,6);" calcext:value-type="string">
            <text:p>INSERT INTO ORDERS (ID, ORDER_DATE,ORDER_NUMBER,CUSTOMER_ID,TOTAL_AMOUNT) VALUES (6,parsedatetime('01/Jun/2020','d/MMM/yyyy'),'Order 6',6,6);</text:p>
          </table:table-cell>
          <table:table-cell/>
          <table:table-cell table:formula="of:=DAY([.C7]) &amp; &quot;/&quot; &amp; MONTH([.C7]) &amp; &quot;/&quot; &amp; YEAR([.C7])" office:value-type="string" office:string-value="" calcext:value-type="error">
            <text:p>#VALUE!</text:p>
          </table:table-cell>
          <table:table-cell office:value-type="string" calcext:value-type="string">
            <text:p>1/6/2020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style-name="Default" office:value-type="string" calcext:value-type="string">
            <text:p>01/Jul/2020</text:p>
          </table:table-cell>
          <table:table-cell table:formula="of:=[.$D$1] &amp; &quot; &quot; &amp;  [.$A8]" office:value-type="string" office:string-value="Order 7" calcext:value-type="string">
            <text:p>Order 7</text:p>
          </table:table-cell>
          <table:table-cell office:value-type="float" office:value="7" calcext:value-type="float">
            <text:p>7</text:p>
          </table:table-cell>
          <table:table-cell table:formula="of:=[.B8]" office:value-type="float" office:value="7" calcext:value-type="float">
            <text:p>7</text:p>
          </table:table-cell>
          <table:table-cell table:style-name="ce1" table:formula="of:=CONCATENATE(&quot;INSERT INTO ORDERS (ID, ORDER_DATE,ORDER_NUMBER,CUSTOMER_ID,TOTAL_AMOUNT) VALUES (&quot;;  [.A8]; &quot;,&quot;; &quot;&quot;; &quot;parsedatetime('&quot;; [.C8]; &quot;','d/MMM/yyyy')&quot;; &quot;,&quot;; &quot;'&quot;; [.D8]; &quot;',&quot;;  [.E8]; &quot;,&quot;; [.F8]; ; &quot;);&quot;)" office:value-type="string" office:string-value="INSERT INTO ORDERS (ID, ORDER_DATE,ORDER_NUMBER,CUSTOMER_ID,TOTAL_AMOUNT) VALUES (7,parsedatetime('01/Jul/2020','d/MMM/yyyy'),'Order 7',7,7);" calcext:value-type="string">
            <text:p>INSERT INTO ORDERS (ID, ORDER_DATE,ORDER_NUMBER,CUSTOMER_ID,TOTAL_AMOUNT) VALUES (7,parsedatetime('01/Jul/2020','d/MMM/yyyy'),'Order 7',7,7);</text:p>
          </table:table-cell>
          <table:table-cell/>
          <table:table-cell table:formula="of:=DAY([.C8]) &amp; &quot;/&quot; &amp; MONTH([.C8]) &amp; &quot;/&quot; &amp; YEAR([.C8])" office:value-type="string" office:string-value="" calcext:value-type="error">
            <text:p>#VALUE!</text:p>
          </table:table-cell>
          <table:table-cell office:value-type="string" calcext:value-type="string">
            <text:p>1/7/2020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style-name="Default" office:value-type="string" calcext:value-type="string">
            <text:p>01/Aug/2020</text:p>
          </table:table-cell>
          <table:table-cell table:formula="of:=[.$D$1] &amp; &quot; &quot; &amp;  [.$A9]" office:value-type="string" office:string-value="Order 8" calcext:value-type="string">
            <text:p>Order 8</text:p>
          </table:table-cell>
          <table:table-cell office:value-type="float" office:value="8" calcext:value-type="float">
            <text:p>8</text:p>
          </table:table-cell>
          <table:table-cell table:formula="of:=[.B9]" office:value-type="float" office:value="8" calcext:value-type="float">
            <text:p>8</text:p>
          </table:table-cell>
          <table:table-cell table:style-name="ce1" table:formula="of:=CONCATENATE(&quot;INSERT INTO ORDERS (ID, ORDER_DATE,ORDER_NUMBER,CUSTOMER_ID,TOTAL_AMOUNT) VALUES (&quot;;  [.A9]; &quot;,&quot;; &quot;&quot;; &quot;parsedatetime('&quot;; [.C9]; &quot;','d/MMM/yyyy')&quot;; &quot;,&quot;; &quot;'&quot;; [.D9]; &quot;',&quot;;  [.E9]; &quot;,&quot;; [.F9]; ; &quot;);&quot;)" office:value-type="string" office:string-value="INSERT INTO ORDERS (ID, ORDER_DATE,ORDER_NUMBER,CUSTOMER_ID,TOTAL_AMOUNT) VALUES (8,parsedatetime('01/Aug/2020','d/MMM/yyyy'),'Order 8',8,8);" calcext:value-type="string">
            <text:p>INSERT INTO ORDERS (ID, ORDER_DATE,ORDER_NUMBER,CUSTOMER_ID,TOTAL_AMOUNT) VALUES (8,parsedatetime('01/Aug/2020','d/MMM/yyyy'),'Order 8',8,8);</text:p>
          </table:table-cell>
          <table:table-cell/>
          <table:table-cell table:formula="of:=DAY([.C9]) &amp; &quot;/&quot; &amp; MONTH([.C9]) &amp; &quot;/&quot; &amp; YEAR([.C9])" office:value-type="string" office:string-value="" calcext:value-type="error">
            <text:p>#VALUE!</text:p>
          </table:table-cell>
          <table:table-cell office:value-type="string" calcext:value-type="string">
            <text:p>1/8/2020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style-name="Default" office:value-type="string" calcext:value-type="string">
            <text:p>01/Sep/2020</text:p>
          </table:table-cell>
          <table:table-cell table:formula="of:=[.$D$1] &amp; &quot; &quot; &amp;  [.$A10]" office:value-type="string" office:string-value="Order 9" calcext:value-type="string">
            <text:p>Order 9</text:p>
          </table:table-cell>
          <table:table-cell office:value-type="float" office:value="9" calcext:value-type="float">
            <text:p>9</text:p>
          </table:table-cell>
          <table:table-cell table:formula="of:=[.B10]" office:value-type="float" office:value="9" calcext:value-type="float">
            <text:p>9</text:p>
          </table:table-cell>
          <table:table-cell table:style-name="ce1" table:formula="of:=CONCATENATE(&quot;INSERT INTO ORDERS (ID, ORDER_DATE,ORDER_NUMBER,CUSTOMER_ID,TOTAL_AMOUNT) VALUES (&quot;;  [.A10]; &quot;,&quot;; &quot;&quot;; &quot;parsedatetime('&quot;; [.C10]; &quot;','d/MMM/yyyy')&quot;; &quot;,&quot;; &quot;'&quot;; [.D10]; &quot;',&quot;;  [.E10]; &quot;,&quot;; [.F10]; ; &quot;);&quot;)" office:value-type="string" office:string-value="INSERT INTO ORDERS (ID, ORDER_DATE,ORDER_NUMBER,CUSTOMER_ID,TOTAL_AMOUNT) VALUES (9,parsedatetime('01/Sep/2020','d/MMM/yyyy'),'Order 9',9,9);" calcext:value-type="string">
            <text:p>INSERT INTO ORDERS (ID, ORDER_DATE,ORDER_NUMBER,CUSTOMER_ID,TOTAL_AMOUNT) VALUES (9,parsedatetime('01/Sep/2020','d/MMM/yyyy'),'Order 9',9,9);</text:p>
          </table:table-cell>
          <table:table-cell/>
          <table:table-cell table:formula="of:=DAY([.C10]) &amp; &quot;/&quot; &amp; MONTH([.C10]) &amp; &quot;/&quot; &amp; YEAR([.C10])" office:value-type="string" office:string-value="" calcext:value-type="error">
            <text:p>#VALUE!</text:p>
          </table:table-cell>
          <table:table-cell office:value-type="string" calcext:value-type="string">
            <text:p>1/9/202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01/Feb/2020</text:p>
          </table:table-cell>
          <table:table-cell table:formula="of:=[.$D$1] &amp; &quot; &quot; &amp;  [.$A11]" office:value-type="string" office:string-value="Order 10" calcext:value-type="string">
            <text:p>Order 10</text:p>
          </table:table-cell>
          <table:table-cell office:value-type="float" office:value="2" calcext:value-type="float">
            <text:p>2</text:p>
          </table:table-cell>
          <table:table-cell table:formula="of:=[.B11]" office:value-type="float" office:value="2" calcext:value-type="float">
            <text:p>2</text:p>
          </table:table-cell>
          <table:table-cell table:style-name="ce1" table:formula="of:=CONCATENATE(&quot;INSERT INTO ORDERS (ID, ORDER_DATE,ORDER_NUMBER,CUSTOMER_ID,TOTAL_AMOUNT) VALUES (&quot;;  [.A11]; &quot;,&quot;; &quot;&quot;; &quot;parsedatetime('&quot;; [.C11]; &quot;','d/MMM/yyyy')&quot;; &quot;,&quot;; &quot;'&quot;; [.D11]; &quot;',&quot;;  [.E11]; &quot;,&quot;; [.F11]; ; &quot;);&quot;)" office:value-type="string" office:string-value="INSERT INTO ORDERS (ID, ORDER_DATE,ORDER_NUMBER,CUSTOMER_ID,TOTAL_AMOUNT) VALUES (10,parsedatetime('01/Feb/2020','d/MMM/yyyy'),'Order 10',2,2);" calcext:value-type="string">
            <text:p>INSERT INTO ORDERS (ID, ORDER_DATE,ORDER_NUMBER,CUSTOMER_ID,TOTAL_AMOUNT) VALUES (10,parsedatetime('01/Feb/2020','d/MMM/yyyy'),'Order 10',2,2);</text:p>
          </table:table-cell>
          <table:table-cell/>
          <table:table-cell table:formula="of:=DAY([.C11]) &amp; &quot;/&quot; &amp; MONTH([.C11]) &amp; &quot;/&quot; &amp; YEAR([.C11])" office:value-type="string" office:string-value="" calcext:value-type="error">
            <text:p>#VALUE!</text:p>
          </table:table-cell>
          <table:table-cell office:value-type="string" calcext:value-type="string">
            <text:p>1/2/20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1/Mar/2020</text:p>
          </table:table-cell>
          <table:table-cell table:formula="of:=[.$D$1] &amp; &quot; &quot; &amp;  [.$A12]" office:value-type="string" office:string-value="Order 11" calcext:value-type="string">
            <text:p>Order 11</text:p>
          </table:table-cell>
          <table:table-cell office:value-type="float" office:value="3" calcext:value-type="float">
            <text:p>3</text:p>
          </table:table-cell>
          <table:table-cell table:formula="of:=[.B12]" office:value-type="float" office:value="3" calcext:value-type="float">
            <text:p>3</text:p>
          </table:table-cell>
          <table:table-cell table:style-name="ce1" table:formula="of:=CONCATENATE(&quot;INSERT INTO ORDERS (ID, ORDER_DATE,ORDER_NUMBER,CUSTOMER_ID,TOTAL_AMOUNT) VALUES (&quot;;  [.A12]; &quot;,&quot;; &quot;&quot;; &quot;parsedatetime('&quot;; [.C12]; &quot;','d/MMM/yyyy')&quot;; &quot;,&quot;; &quot;'&quot;; [.D12]; &quot;',&quot;;  [.E12]; &quot;,&quot;; [.F12]; ; &quot;);&quot;)" office:value-type="string" office:string-value="INSERT INTO ORDERS (ID, ORDER_DATE,ORDER_NUMBER,CUSTOMER_ID,TOTAL_AMOUNT) VALUES (11,parsedatetime('01/Mar/2020','d/MMM/yyyy'),'Order 11',3,3);" calcext:value-type="string">
            <text:p>INSERT INTO ORDERS (ID, ORDER_DATE,ORDER_NUMBER,CUSTOMER_ID,TOTAL_AMOUNT) VALUES (11,parsedatetime('01/Mar/2020','d/MMM/yyyy'),'Order 11',3,3);</text:p>
          </table:table-cell>
          <table:table-cell/>
          <table:table-cell table:formula="of:=DAY([.C12]) &amp; &quot;/&quot; &amp; MONTH([.C12]) &amp; &quot;/&quot; &amp; YEAR([.C12])" office:value-type="string" office:string-value="" calcext:value-type="error">
            <text:p>#VALUE!</text:p>
          </table:table-cell>
          <table:table-cell office:value-type="string" calcext:value-type="string">
            <text:p>1/3/202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01/Apr/2020</text:p>
          </table:table-cell>
          <table:table-cell table:formula="of:=[.$D$1] &amp; &quot; &quot; &amp;  [.$A13]" office:value-type="string" office:string-value="Order 12" calcext:value-type="string">
            <text:p>Order 12</text:p>
          </table:table-cell>
          <table:table-cell office:value-type="float" office:value="4" calcext:value-type="float">
            <text:p>4</text:p>
          </table:table-cell>
          <table:table-cell table:formula="of:=[.B13]" office:value-type="float" office:value="4" calcext:value-type="float">
            <text:p>4</text:p>
          </table:table-cell>
          <table:table-cell table:style-name="ce1" table:formula="of:=CONCATENATE(&quot;INSERT INTO ORDERS (ID, ORDER_DATE,ORDER_NUMBER,CUSTOMER_ID,TOTAL_AMOUNT) VALUES (&quot;;  [.A13]; &quot;,&quot;; &quot;&quot;; &quot;parsedatetime('&quot;; [.C13]; &quot;','d/MMM/yyyy')&quot;; &quot;,&quot;; &quot;'&quot;; [.D13]; &quot;',&quot;;  [.E13]; &quot;,&quot;; [.F13]; ; &quot;);&quot;)" office:value-type="string" office:string-value="INSERT INTO ORDERS (ID, ORDER_DATE,ORDER_NUMBER,CUSTOMER_ID,TOTAL_AMOUNT) VALUES (12,parsedatetime('01/Apr/2020','d/MMM/yyyy'),'Order 12',4,4);" calcext:value-type="string">
            <text:p>INSERT INTO ORDERS (ID, ORDER_DATE,ORDER_NUMBER,CUSTOMER_ID,TOTAL_AMOUNT) VALUES (12,parsedatetime('01/Apr/2020','d/MMM/yyyy'),'Order 12',4,4);</text:p>
          </table:table-cell>
          <table:table-cell/>
          <table:table-cell table:formula="of:=DAY([.C13]) &amp; &quot;/&quot; &amp; MONTH([.C13]) &amp; &quot;/&quot; &amp; YEAR([.C13])" office:value-type="string" office:string-value="" calcext:value-type="error">
            <text:p>#VALUE!</text:p>
          </table:table-cell>
          <table:table-cell office:value-type="string" calcext:value-type="string">
            <text:p>1/4/20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01/May/2020</text:p>
          </table:table-cell>
          <table:table-cell table:formula="of:=[.$D$1] &amp; &quot; &quot; &amp;  [.$A14]" office:value-type="string" office:string-value="Order 13" calcext:value-type="string">
            <text:p>Order 13</text:p>
          </table:table-cell>
          <table:table-cell office:value-type="float" office:value="5" calcext:value-type="float">
            <text:p>5</text:p>
          </table:table-cell>
          <table:table-cell table:formula="of:=[.B14]" office:value-type="float" office:value="5" calcext:value-type="float">
            <text:p>5</text:p>
          </table:table-cell>
          <table:table-cell table:style-name="ce1" table:formula="of:=CONCATENATE(&quot;INSERT INTO ORDERS (ID, ORDER_DATE,ORDER_NUMBER,CUSTOMER_ID,TOTAL_AMOUNT) VALUES (&quot;;  [.A14]; &quot;,&quot;; &quot;&quot;; &quot;parsedatetime('&quot;; [.C14]; &quot;','d/MMM/yyyy')&quot;; &quot;,&quot;; &quot;'&quot;; [.D14]; &quot;',&quot;;  [.E14]; &quot;,&quot;; [.F14]; ; &quot;);&quot;)" office:value-type="string" office:string-value="INSERT INTO ORDERS (ID, ORDER_DATE,ORDER_NUMBER,CUSTOMER_ID,TOTAL_AMOUNT) VALUES (13,parsedatetime('01/May/2020','d/MMM/yyyy'),'Order 13',5,5);" calcext:value-type="string">
            <text:p>INSERT INTO ORDERS (ID, ORDER_DATE,ORDER_NUMBER,CUSTOMER_ID,TOTAL_AMOUNT) VALUES (13,parsedatetime('01/May/2020','d/MMM/yyyy'),'Order 13',5,5);</text:p>
          </table:table-cell>
          <table:table-cell/>
          <table:table-cell table:formula="of:=DAY([.C14]) &amp; &quot;/&quot; &amp; MONTH([.C14]) &amp; &quot;/&quot; &amp; YEAR([.C14])" office:value-type="string" office:string-value="" calcext:value-type="error">
            <text:p>#VALUE!</text:p>
          </table:table-cell>
          <table:table-cell office:value-type="string" calcext:value-type="string">
            <text:p>1/5/202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01/Jun/2020</text:p>
          </table:table-cell>
          <table:table-cell table:formula="of:=[.$D$1] &amp; &quot; &quot; &amp;  [.$A15]" office:value-type="string" office:string-value="Order 14" calcext:value-type="string">
            <text:p>Order 14</text:p>
          </table:table-cell>
          <table:table-cell office:value-type="float" office:value="6" calcext:value-type="float">
            <text:p>6</text:p>
          </table:table-cell>
          <table:table-cell table:formula="of:=[.B15]" office:value-type="float" office:value="6" calcext:value-type="float">
            <text:p>6</text:p>
          </table:table-cell>
          <table:table-cell table:style-name="ce1" table:formula="of:=CONCATENATE(&quot;INSERT INTO ORDERS (ID, ORDER_DATE,ORDER_NUMBER,CUSTOMER_ID,TOTAL_AMOUNT) VALUES (&quot;;  [.A15]; &quot;,&quot;; &quot;&quot;; &quot;parsedatetime('&quot;; [.C15]; &quot;','d/MMM/yyyy')&quot;; &quot;,&quot;; &quot;'&quot;; [.D15]; &quot;',&quot;;  [.E15]; &quot;,&quot;; [.F15]; ; &quot;);&quot;)" office:value-type="string" office:string-value="INSERT INTO ORDERS (ID, ORDER_DATE,ORDER_NUMBER,CUSTOMER_ID,TOTAL_AMOUNT) VALUES (14,parsedatetime('01/Jun/2020','d/MMM/yyyy'),'Order 14',6,6);" calcext:value-type="string">
            <text:p>INSERT INTO ORDERS (ID, ORDER_DATE,ORDER_NUMBER,CUSTOMER_ID,TOTAL_AMOUNT) VALUES (14,parsedatetime('01/Jun/2020','d/MMM/yyyy'),'Order 14',6,6);</text:p>
          </table:table-cell>
          <table:table-cell/>
          <table:table-cell table:formula="of:=DAY([.C15]) &amp; &quot;/&quot; &amp; MONTH([.C15]) &amp; &quot;/&quot; &amp; YEAR([.C15])" office:value-type="string" office:string-value="" calcext:value-type="error">
            <text:p>#VALUE!</text:p>
          </table:table-cell>
          <table:table-cell office:value-type="string" calcext:value-type="string">
            <text:p>1/6/202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01/Jul/2020</text:p>
          </table:table-cell>
          <table:table-cell table:formula="of:=[.$D$1] &amp; &quot; &quot; &amp;  [.$A16]" office:value-type="string" office:string-value="Order 15" calcext:value-type="string">
            <text:p>Order 15</text:p>
          </table:table-cell>
          <table:table-cell office:value-type="float" office:value="7" calcext:value-type="float">
            <text:p>7</text:p>
          </table:table-cell>
          <table:table-cell table:formula="of:=[.B16]" office:value-type="float" office:value="7" calcext:value-type="float">
            <text:p>7</text:p>
          </table:table-cell>
          <table:table-cell table:style-name="ce1" table:formula="of:=CONCATENATE(&quot;INSERT INTO ORDERS (ID, ORDER_DATE,ORDER_NUMBER,CUSTOMER_ID,TOTAL_AMOUNT) VALUES (&quot;;  [.A16]; &quot;,&quot;; &quot;&quot;; &quot;parsedatetime('&quot;; [.C16]; &quot;','d/MMM/yyyy')&quot;; &quot;,&quot;; &quot;'&quot;; [.D16]; &quot;',&quot;;  [.E16]; &quot;,&quot;; [.F16]; ; &quot;);&quot;)" office:value-type="string" office:string-value="INSERT INTO ORDERS (ID, ORDER_DATE,ORDER_NUMBER,CUSTOMER_ID,TOTAL_AMOUNT) VALUES (15,parsedatetime('01/Jul/2020','d/MMM/yyyy'),'Order 15',7,7);" calcext:value-type="string">
            <text:p>INSERT INTO ORDERS (ID, ORDER_DATE,ORDER_NUMBER,CUSTOMER_ID,TOTAL_AMOUNT) VALUES (15,parsedatetime('01/Jul/2020','d/MMM/yyyy'),'Order 15',7,7);</text:p>
          </table:table-cell>
          <table:table-cell/>
          <table:table-cell table:formula="of:=DAY([.C16]) &amp; &quot;/&quot; &amp; MONTH([.C16]) &amp; &quot;/&quot; &amp; YEAR([.C16])" office:value-type="string" office:string-value="" calcext:value-type="error">
            <text:p>#VALUE!</text:p>
          </table:table-cell>
          <table:table-cell office:value-type="string" calcext:value-type="string">
            <text:p>1/7/20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01/Aug/2020</text:p>
          </table:table-cell>
          <table:table-cell table:formula="of:=[.$D$1] &amp; &quot; &quot; &amp;  [.$A17]" office:value-type="string" office:string-value="Order 16" calcext:value-type="string">
            <text:p>Order 16</text:p>
          </table:table-cell>
          <table:table-cell office:value-type="float" office:value="8" calcext:value-type="float">
            <text:p>8</text:p>
          </table:table-cell>
          <table:table-cell table:formula="of:=[.B17]" office:value-type="float" office:value="8" calcext:value-type="float">
            <text:p>8</text:p>
          </table:table-cell>
          <table:table-cell table:style-name="ce1" table:formula="of:=CONCATENATE(&quot;INSERT INTO ORDERS (ID, ORDER_DATE,ORDER_NUMBER,CUSTOMER_ID,TOTAL_AMOUNT) VALUES (&quot;;  [.A17]; &quot;,&quot;; &quot;&quot;; &quot;parsedatetime('&quot;; [.C17]; &quot;','d/MMM/yyyy')&quot;; &quot;,&quot;; &quot;'&quot;; [.D17]; &quot;',&quot;;  [.E17]; &quot;,&quot;; [.F17]; ; &quot;);&quot;)" office:value-type="string" office:string-value="INSERT INTO ORDERS (ID, ORDER_DATE,ORDER_NUMBER,CUSTOMER_ID,TOTAL_AMOUNT) VALUES (16,parsedatetime('01/Aug/2020','d/MMM/yyyy'),'Order 16',8,8);" calcext:value-type="string">
            <text:p>INSERT INTO ORDERS (ID, ORDER_DATE,ORDER_NUMBER,CUSTOMER_ID,TOTAL_AMOUNT) VALUES (16,parsedatetime('01/Aug/2020','d/MMM/yyyy'),'Order 16',8,8);</text:p>
          </table:table-cell>
          <table:table-cell/>
          <table:table-cell table:formula="of:=DAY([.C17]) &amp; &quot;/&quot; &amp; MONTH([.C17]) &amp; &quot;/&quot; &amp; YEAR([.C17])" office:value-type="string" office:string-value="" calcext:value-type="error">
            <text:p>#VALUE!</text:p>
          </table:table-cell>
          <table:table-cell office:value-type="string" calcext:value-type="string">
            <text:p>1/8/202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01/Sep/2020</text:p>
          </table:table-cell>
          <table:table-cell table:formula="of:=[.$D$1] &amp; &quot; &quot; &amp;  [.$A18]" office:value-type="string" office:string-value="Order 17" calcext:value-type="string">
            <text:p>Order 17</text:p>
          </table:table-cell>
          <table:table-cell office:value-type="float" office:value="9" calcext:value-type="float">
            <text:p>9</text:p>
          </table:table-cell>
          <table:table-cell table:formula="of:=[.B18]" office:value-type="float" office:value="9" calcext:value-type="float">
            <text:p>9</text:p>
          </table:table-cell>
          <table:table-cell table:style-name="ce1" table:formula="of:=CONCATENATE(&quot;INSERT INTO ORDERS (ID, ORDER_DATE,ORDER_NUMBER,CUSTOMER_ID,TOTAL_AMOUNT) VALUES (&quot;;  [.A18]; &quot;,&quot;; &quot;&quot;; &quot;parsedatetime('&quot;; [.C18]; &quot;','d/MMM/yyyy')&quot;; &quot;,&quot;; &quot;'&quot;; [.D18]; &quot;',&quot;;  [.E18]; &quot;,&quot;; [.F18]; ; &quot;);&quot;)" office:value-type="string" office:string-value="INSERT INTO ORDERS (ID, ORDER_DATE,ORDER_NUMBER,CUSTOMER_ID,TOTAL_AMOUNT) VALUES (17,parsedatetime('01/Sep/2020','d/MMM/yyyy'),'Order 17',9,9);" calcext:value-type="string">
            <text:p>INSERT INTO ORDERS (ID, ORDER_DATE,ORDER_NUMBER,CUSTOMER_ID,TOTAL_AMOUNT) VALUES (17,parsedatetime('01/Sep/2020','d/MMM/yyyy'),'Order 17',9,9);</text:p>
          </table:table-cell>
          <table:table-cell/>
          <table:table-cell table:formula="of:=DAY([.C18]) &amp; &quot;/&quot; &amp; MONTH([.C18]) &amp; &quot;/&quot; &amp; YEAR([.C18])" office:value-type="string" office:string-value="" calcext:value-type="error">
            <text:p>#VALUE!</text:p>
          </table:table-cell>
          <table:table-cell office:value-type="string" calcext:value-type="string">
            <text:p>1/9/202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1/Mar/2020</text:p>
          </table:table-cell>
          <table:table-cell table:formula="of:=[.$D$1] &amp; &quot; &quot; &amp;  [.$A19]" office:value-type="string" office:string-value="Order 18" calcext:value-type="string">
            <text:p>Order 18</text:p>
          </table:table-cell>
          <table:table-cell office:value-type="float" office:value="3" calcext:value-type="float">
            <text:p>3</text:p>
          </table:table-cell>
          <table:table-cell table:formula="of:=[.B19]" office:value-type="float" office:value="3" calcext:value-type="float">
            <text:p>3</text:p>
          </table:table-cell>
          <table:table-cell table:style-name="ce1" table:formula="of:=CONCATENATE(&quot;INSERT INTO ORDERS (ID, ORDER_DATE,ORDER_NUMBER,CUSTOMER_ID,TOTAL_AMOUNT) VALUES (&quot;;  [.A19]; &quot;,&quot;; &quot;&quot;; &quot;parsedatetime('&quot;; [.C19]; &quot;','d/MMM/yyyy')&quot;; &quot;,&quot;; &quot;'&quot;; [.D19]; &quot;',&quot;;  [.E19]; &quot;,&quot;; [.F19]; ; &quot;);&quot;)" office:value-type="string" office:string-value="INSERT INTO ORDERS (ID, ORDER_DATE,ORDER_NUMBER,CUSTOMER_ID,TOTAL_AMOUNT) VALUES (18,parsedatetime('01/Mar/2020','d/MMM/yyyy'),'Order 18',3,3);" calcext:value-type="string">
            <text:p>INSERT INTO ORDERS (ID, ORDER_DATE,ORDER_NUMBER,CUSTOMER_ID,TOTAL_AMOUNT) VALUES (18,parsedatetime('01/Mar/2020','d/MMM/yyyy'),'Order 18',3,3);</text:p>
          </table:table-cell>
          <table:table-cell/>
          <table:table-cell table:formula="of:=DAY([.C19]) &amp; &quot;/&quot; &amp; MONTH([.C19]) &amp; &quot;/&quot; &amp; YEAR([.C19])" office:value-type="string" office:string-value="" calcext:value-type="error">
            <text:p>#VALUE!</text:p>
          </table:table-cell>
          <table:table-cell office:value-type="string" calcext:value-type="string">
            <text:p>1/3/202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01/Apr/2020</text:p>
          </table:table-cell>
          <table:table-cell table:formula="of:=[.$D$1] &amp; &quot; &quot; &amp;  [.$A20]" office:value-type="string" office:string-value="Order 19" calcext:value-type="string">
            <text:p>Order 19</text:p>
          </table:table-cell>
          <table:table-cell office:value-type="float" office:value="4" calcext:value-type="float">
            <text:p>4</text:p>
          </table:table-cell>
          <table:table-cell table:formula="of:=[.B20]" office:value-type="float" office:value="4" calcext:value-type="float">
            <text:p>4</text:p>
          </table:table-cell>
          <table:table-cell table:style-name="ce1" table:formula="of:=CONCATENATE(&quot;INSERT INTO ORDERS (ID, ORDER_DATE,ORDER_NUMBER,CUSTOMER_ID,TOTAL_AMOUNT) VALUES (&quot;;  [.A20]; &quot;,&quot;; &quot;&quot;; &quot;parsedatetime('&quot;; [.C20]; &quot;','d/MMM/yyyy')&quot;; &quot;,&quot;; &quot;'&quot;; [.D20]; &quot;',&quot;;  [.E20]; &quot;,&quot;; [.F20]; ; &quot;);&quot;)" office:value-type="string" office:string-value="INSERT INTO ORDERS (ID, ORDER_DATE,ORDER_NUMBER,CUSTOMER_ID,TOTAL_AMOUNT) VALUES (19,parsedatetime('01/Apr/2020','d/MMM/yyyy'),'Order 19',4,4);" calcext:value-type="string">
            <text:p>INSERT INTO ORDERS (ID, ORDER_DATE,ORDER_NUMBER,CUSTOMER_ID,TOTAL_AMOUNT) VALUES (19,parsedatetime('01/Apr/2020','d/MMM/yyyy'),'Order 19',4,4);</text:p>
          </table:table-cell>
          <table:table-cell/>
          <table:table-cell table:formula="of:=DAY([.C20]) &amp; &quot;/&quot; &amp; MONTH([.C20]) &amp; &quot;/&quot; &amp; YEAR([.C20])" office:value-type="string" office:string-value="" calcext:value-type="error">
            <text:p>#VALUE!</text:p>
          </table:table-cell>
          <table:table-cell office:value-type="string" calcext:value-type="string">
            <text:p>1/4/20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01/May/2020</text:p>
          </table:table-cell>
          <table:table-cell table:formula="of:=[.$D$1] &amp; &quot; &quot; &amp;  [.$A21]" office:value-type="string" office:string-value="Order 20" calcext:value-type="string">
            <text:p>Order 20</text:p>
          </table:table-cell>
          <table:table-cell office:value-type="float" office:value="5" calcext:value-type="float">
            <text:p>5</text:p>
          </table:table-cell>
          <table:table-cell table:formula="of:=[.B21]" office:value-type="float" office:value="5" calcext:value-type="float">
            <text:p>5</text:p>
          </table:table-cell>
          <table:table-cell table:style-name="ce1" table:formula="of:=CONCATENATE(&quot;INSERT INTO ORDERS (ID, ORDER_DATE,ORDER_NUMBER,CUSTOMER_ID,TOTAL_AMOUNT) VALUES (&quot;;  [.A21]; &quot;,&quot;; &quot;&quot;; &quot;parsedatetime('&quot;; [.C21]; &quot;','d/MMM/yyyy')&quot;; &quot;,&quot;; &quot;'&quot;; [.D21]; &quot;',&quot;;  [.E21]; &quot;,&quot;; [.F21]; ; &quot;);&quot;)" office:value-type="string" office:string-value="INSERT INTO ORDERS (ID, ORDER_DATE,ORDER_NUMBER,CUSTOMER_ID,TOTAL_AMOUNT) VALUES (20,parsedatetime('01/May/2020','d/MMM/yyyy'),'Order 20',5,5);" calcext:value-type="string">
            <text:p>INSERT INTO ORDERS (ID, ORDER_DATE,ORDER_NUMBER,CUSTOMER_ID,TOTAL_AMOUNT) VALUES (20,parsedatetime('01/May/2020','d/MMM/yyyy'),'Order 20',5,5);</text:p>
          </table:table-cell>
          <table:table-cell/>
          <table:table-cell table:formula="of:=DAY([.C21]) &amp; &quot;/&quot; &amp; MONTH([.C21]) &amp; &quot;/&quot; &amp; YEAR([.C21])" office:value-type="string" office:string-value="" calcext:value-type="error">
            <text:p>#VALUE!</text:p>
          </table:table-cell>
          <table:table-cell office:value-type="string" calcext:value-type="string">
            <text:p>1/5/20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01/Jun/2020</text:p>
          </table:table-cell>
          <table:table-cell table:formula="of:=[.$D$1] &amp; &quot; &quot; &amp;  [.$A22]" office:value-type="string" office:string-value="Order 21" calcext:value-type="string">
            <text:p>Order 21</text:p>
          </table:table-cell>
          <table:table-cell office:value-type="float" office:value="6" calcext:value-type="float">
            <text:p>6</text:p>
          </table:table-cell>
          <table:table-cell table:formula="of:=[.B22]" office:value-type="float" office:value="6" calcext:value-type="float">
            <text:p>6</text:p>
          </table:table-cell>
          <table:table-cell table:style-name="ce1" table:formula="of:=CONCATENATE(&quot;INSERT INTO ORDERS (ID, ORDER_DATE,ORDER_NUMBER,CUSTOMER_ID,TOTAL_AMOUNT) VALUES (&quot;;  [.A22]; &quot;,&quot;; &quot;&quot;; &quot;parsedatetime('&quot;; [.C22]; &quot;','d/MMM/yyyy')&quot;; &quot;,&quot;; &quot;'&quot;; [.D22]; &quot;',&quot;;  [.E22]; &quot;,&quot;; [.F22]; ; &quot;);&quot;)" office:value-type="string" office:string-value="INSERT INTO ORDERS (ID, ORDER_DATE,ORDER_NUMBER,CUSTOMER_ID,TOTAL_AMOUNT) VALUES (21,parsedatetime('01/Jun/2020','d/MMM/yyyy'),'Order 21',6,6);" calcext:value-type="string">
            <text:p>INSERT INTO ORDERS (ID, ORDER_DATE,ORDER_NUMBER,CUSTOMER_ID,TOTAL_AMOUNT) VALUES (21,parsedatetime('01/Jun/2020','d/MMM/yyyy'),'Order 21',6,6);</text:p>
          </table:table-cell>
          <table:table-cell/>
          <table:table-cell table:formula="of:=DAY([.C22]) &amp; &quot;/&quot; &amp; MONTH([.C22]) &amp; &quot;/&quot; &amp; YEAR([.C22])" office:value-type="string" office:string-value="" calcext:value-type="error">
            <text:p>#VALUE!</text:p>
          </table:table-cell>
          <table:table-cell office:value-type="string" calcext:value-type="string">
            <text:p>1/6/20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01/Jul/2020</text:p>
          </table:table-cell>
          <table:table-cell table:formula="of:=[.$D$1] &amp; &quot; &quot; &amp;  [.$A23]" office:value-type="string" office:string-value="Order 22" calcext:value-type="string">
            <text:p>Order 22</text:p>
          </table:table-cell>
          <table:table-cell office:value-type="float" office:value="7" calcext:value-type="float">
            <text:p>7</text:p>
          </table:table-cell>
          <table:table-cell table:formula="of:=[.B23]" office:value-type="float" office:value="7" calcext:value-type="float">
            <text:p>7</text:p>
          </table:table-cell>
          <table:table-cell table:style-name="ce1" table:formula="of:=CONCATENATE(&quot;INSERT INTO ORDERS (ID, ORDER_DATE,ORDER_NUMBER,CUSTOMER_ID,TOTAL_AMOUNT) VALUES (&quot;;  [.A23]; &quot;,&quot;; &quot;&quot;; &quot;parsedatetime('&quot;; [.C23]; &quot;','d/MMM/yyyy')&quot;; &quot;,&quot;; &quot;'&quot;; [.D23]; &quot;',&quot;;  [.E23]; &quot;,&quot;; [.F23]; ; &quot;);&quot;)" office:value-type="string" office:string-value="INSERT INTO ORDERS (ID, ORDER_DATE,ORDER_NUMBER,CUSTOMER_ID,TOTAL_AMOUNT) VALUES (22,parsedatetime('01/Jul/2020','d/MMM/yyyy'),'Order 22',7,7);" calcext:value-type="string">
            <text:p>INSERT INTO ORDERS (ID, ORDER_DATE,ORDER_NUMBER,CUSTOMER_ID,TOTAL_AMOUNT) VALUES (22,parsedatetime('01/Jul/2020','d/MMM/yyyy'),'Order 22',7,7);</text:p>
          </table:table-cell>
          <table:table-cell/>
          <table:table-cell table:formula="of:=DAY([.C23]) &amp; &quot;/&quot; &amp; MONTH([.C23]) &amp; &quot;/&quot; &amp; YEAR([.C23])" office:value-type="string" office:string-value="" calcext:value-type="error">
            <text:p>#VALUE!</text:p>
          </table:table-cell>
          <table:table-cell office:value-type="string" calcext:value-type="string">
            <text:p>1/7/20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01/Aug/2020</text:p>
          </table:table-cell>
          <table:table-cell table:formula="of:=[.$D$1] &amp; &quot; &quot; &amp;  [.$A24]" office:value-type="string" office:string-value="Order 23" calcext:value-type="string">
            <text:p>Order 23</text:p>
          </table:table-cell>
          <table:table-cell office:value-type="float" office:value="8" calcext:value-type="float">
            <text:p>8</text:p>
          </table:table-cell>
          <table:table-cell table:formula="of:=[.B24]" office:value-type="float" office:value="8" calcext:value-type="float">
            <text:p>8</text:p>
          </table:table-cell>
          <table:table-cell table:style-name="ce1" table:formula="of:=CONCATENATE(&quot;INSERT INTO ORDERS (ID, ORDER_DATE,ORDER_NUMBER,CUSTOMER_ID,TOTAL_AMOUNT) VALUES (&quot;;  [.A24]; &quot;,&quot;; &quot;&quot;; &quot;parsedatetime('&quot;; [.C24]; &quot;','d/MMM/yyyy')&quot;; &quot;,&quot;; &quot;'&quot;; [.D24]; &quot;',&quot;;  [.E24]; &quot;,&quot;; [.F24]; ; &quot;);&quot;)" office:value-type="string" office:string-value="INSERT INTO ORDERS (ID, ORDER_DATE,ORDER_NUMBER,CUSTOMER_ID,TOTAL_AMOUNT) VALUES (23,parsedatetime('01/Aug/2020','d/MMM/yyyy'),'Order 23',8,8);" calcext:value-type="string">
            <text:p>INSERT INTO ORDERS (ID, ORDER_DATE,ORDER_NUMBER,CUSTOMER_ID,TOTAL_AMOUNT) VALUES (23,parsedatetime('01/Aug/2020','d/MMM/yyyy'),'Order 23',8,8);</text:p>
          </table:table-cell>
          <table:table-cell/>
          <table:table-cell table:formula="of:=DAY([.C24]) &amp; &quot;/&quot; &amp; MONTH([.C24]) &amp; &quot;/&quot; &amp; YEAR([.C24])" office:value-type="string" office:string-value="" calcext:value-type="error">
            <text:p>#VALUE!</text:p>
          </table:table-cell>
          <table:table-cell office:value-type="string" calcext:value-type="string">
            <text:p>1/8/20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01/Sep/2020</text:p>
          </table:table-cell>
          <table:table-cell table:formula="of:=[.$D$1] &amp; &quot; &quot; &amp;  [.$A25]" office:value-type="string" office:string-value="Order 24" calcext:value-type="string">
            <text:p>Order 24</text:p>
          </table:table-cell>
          <table:table-cell office:value-type="float" office:value="9" calcext:value-type="float">
            <text:p>9</text:p>
          </table:table-cell>
          <table:table-cell table:formula="of:=[.B25]" office:value-type="float" office:value="9" calcext:value-type="float">
            <text:p>9</text:p>
          </table:table-cell>
          <table:table-cell table:style-name="ce1" table:formula="of:=CONCATENATE(&quot;INSERT INTO ORDERS (ID, ORDER_DATE,ORDER_NUMBER,CUSTOMER_ID,TOTAL_AMOUNT) VALUES (&quot;;  [.A25]; &quot;,&quot;; &quot;&quot;; &quot;parsedatetime('&quot;; [.C25]; &quot;','d/MMM/yyyy')&quot;; &quot;,&quot;; &quot;'&quot;; [.D25]; &quot;',&quot;;  [.E25]; &quot;,&quot;; [.F25]; ; &quot;);&quot;)" office:value-type="string" office:string-value="INSERT INTO ORDERS (ID, ORDER_DATE,ORDER_NUMBER,CUSTOMER_ID,TOTAL_AMOUNT) VALUES (24,parsedatetime('01/Sep/2020','d/MMM/yyyy'),'Order 24',9,9);" calcext:value-type="string">
            <text:p>INSERT INTO ORDERS (ID, ORDER_DATE,ORDER_NUMBER,CUSTOMER_ID,TOTAL_AMOUNT) VALUES (24,parsedatetime('01/Sep/2020','d/MMM/yyyy'),'Order 24',9,9);</text:p>
          </table:table-cell>
          <table:table-cell/>
          <table:table-cell table:formula="of:=DAY([.C25]) &amp; &quot;/&quot; &amp; MONTH([.C25]) &amp; &quot;/&quot; &amp; YEAR([.C25])" office:value-type="string" office:string-value="" calcext:value-type="error">
            <text:p>#VALUE!</text:p>
          </table:table-cell>
          <table:table-cell office:value-type="string" calcext:value-type="string">
            <text:p>1/9/20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01/Apr/2020</text:p>
          </table:table-cell>
          <table:table-cell table:formula="of:=[.$D$1] &amp; &quot; &quot; &amp;  [.$A26]" office:value-type="string" office:string-value="Order 25" calcext:value-type="string">
            <text:p>Order 25</text:p>
          </table:table-cell>
          <table:table-cell office:value-type="float" office:value="4" calcext:value-type="float">
            <text:p>4</text:p>
          </table:table-cell>
          <table:table-cell table:formula="of:=[.B26]" office:value-type="float" office:value="4" calcext:value-type="float">
            <text:p>4</text:p>
          </table:table-cell>
          <table:table-cell table:style-name="ce1" table:formula="of:=CONCATENATE(&quot;INSERT INTO ORDERS (ID, ORDER_DATE,ORDER_NUMBER,CUSTOMER_ID,TOTAL_AMOUNT) VALUES (&quot;;  [.A26]; &quot;,&quot;; &quot;&quot;; &quot;parsedatetime('&quot;; [.C26]; &quot;','d/MMM/yyyy')&quot;; &quot;,&quot;; &quot;'&quot;; [.D26]; &quot;',&quot;;  [.E26]; &quot;,&quot;; [.F26]; ; &quot;);&quot;)" office:value-type="string" office:string-value="INSERT INTO ORDERS (ID, ORDER_DATE,ORDER_NUMBER,CUSTOMER_ID,TOTAL_AMOUNT) VALUES (25,parsedatetime('01/Apr/2020','d/MMM/yyyy'),'Order 25',4,4);" calcext:value-type="string">
            <text:p>INSERT INTO ORDERS (ID, ORDER_DATE,ORDER_NUMBER,CUSTOMER_ID,TOTAL_AMOUNT) VALUES (25,parsedatetime('01/Apr/2020','d/MMM/yyyy'),'Order 25',4,4);</text:p>
          </table:table-cell>
          <table:table-cell/>
          <table:table-cell table:formula="of:=DAY([.C26]) &amp; &quot;/&quot; &amp; MONTH([.C26]) &amp; &quot;/&quot; &amp; YEAR([.C26])" office:value-type="string" office:string-value="" calcext:value-type="error">
            <text:p>#VALUE!</text:p>
          </table:table-cell>
          <table:table-cell office:value-type="string" calcext:value-type="string">
            <text:p>1/4/20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01/May/2020</text:p>
          </table:table-cell>
          <table:table-cell table:formula="of:=[.$D$1] &amp; &quot; &quot; &amp;  [.$A27]" office:value-type="string" office:string-value="Order 26" calcext:value-type="string">
            <text:p>Order 26</text:p>
          </table:table-cell>
          <table:table-cell office:value-type="float" office:value="5" calcext:value-type="float">
            <text:p>5</text:p>
          </table:table-cell>
          <table:table-cell table:formula="of:=[.B27]" office:value-type="float" office:value="5" calcext:value-type="float">
            <text:p>5</text:p>
          </table:table-cell>
          <table:table-cell table:style-name="ce1" table:formula="of:=CONCATENATE(&quot;INSERT INTO ORDERS (ID, ORDER_DATE,ORDER_NUMBER,CUSTOMER_ID,TOTAL_AMOUNT) VALUES (&quot;;  [.A27]; &quot;,&quot;; &quot;&quot;; &quot;parsedatetime('&quot;; [.C27]; &quot;','d/MMM/yyyy')&quot;; &quot;,&quot;; &quot;'&quot;; [.D27]; &quot;',&quot;;  [.E27]; &quot;,&quot;; [.F27]; ; &quot;);&quot;)" office:value-type="string" office:string-value="INSERT INTO ORDERS (ID, ORDER_DATE,ORDER_NUMBER,CUSTOMER_ID,TOTAL_AMOUNT) VALUES (26,parsedatetime('01/May/2020','d/MMM/yyyy'),'Order 26',5,5);" calcext:value-type="string">
            <text:p>INSERT INTO ORDERS (ID, ORDER_DATE,ORDER_NUMBER,CUSTOMER_ID,TOTAL_AMOUNT) VALUES (26,parsedatetime('01/May/2020','d/MMM/yyyy'),'Order 26',5,5);</text:p>
          </table:table-cell>
          <table:table-cell/>
          <table:table-cell table:formula="of:=DAY([.C27]) &amp; &quot;/&quot; &amp; MONTH([.C27]) &amp; &quot;/&quot; &amp; YEAR([.C27])" office:value-type="string" office:string-value="" calcext:value-type="error">
            <text:p>#VALUE!</text:p>
          </table:table-cell>
          <table:table-cell office:value-type="string" calcext:value-type="string">
            <text:p>1/5/20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01/Jun/2020</text:p>
          </table:table-cell>
          <table:table-cell table:formula="of:=[.$D$1] &amp; &quot; &quot; &amp;  [.$A28]" office:value-type="string" office:string-value="Order 27" calcext:value-type="string">
            <text:p>Order 27</text:p>
          </table:table-cell>
          <table:table-cell office:value-type="float" office:value="6" calcext:value-type="float">
            <text:p>6</text:p>
          </table:table-cell>
          <table:table-cell table:formula="of:=[.B28]" office:value-type="float" office:value="6" calcext:value-type="float">
            <text:p>6</text:p>
          </table:table-cell>
          <table:table-cell table:style-name="ce1" table:formula="of:=CONCATENATE(&quot;INSERT INTO ORDERS (ID, ORDER_DATE,ORDER_NUMBER,CUSTOMER_ID,TOTAL_AMOUNT) VALUES (&quot;;  [.A28]; &quot;,&quot;; &quot;&quot;; &quot;parsedatetime('&quot;; [.C28]; &quot;','d/MMM/yyyy')&quot;; &quot;,&quot;; &quot;'&quot;; [.D28]; &quot;',&quot;;  [.E28]; &quot;,&quot;; [.F28]; ; &quot;);&quot;)" office:value-type="string" office:string-value="INSERT INTO ORDERS (ID, ORDER_DATE,ORDER_NUMBER,CUSTOMER_ID,TOTAL_AMOUNT) VALUES (27,parsedatetime('01/Jun/2020','d/MMM/yyyy'),'Order 27',6,6);" calcext:value-type="string">
            <text:p>INSERT INTO ORDERS (ID, ORDER_DATE,ORDER_NUMBER,CUSTOMER_ID,TOTAL_AMOUNT) VALUES (27,parsedatetime('01/Jun/2020','d/MMM/yyyy'),'Order 27',6,6);</text:p>
          </table:table-cell>
          <table:table-cell/>
          <table:table-cell table:formula="of:=DAY([.C28]) &amp; &quot;/&quot; &amp; MONTH([.C28]) &amp; &quot;/&quot; &amp; YEAR([.C28])" office:value-type="string" office:string-value="" calcext:value-type="error">
            <text:p>#VALUE!</text:p>
          </table:table-cell>
          <table:table-cell office:value-type="string" calcext:value-type="string">
            <text:p>1/6/20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01/Jul/2020</text:p>
          </table:table-cell>
          <table:table-cell table:formula="of:=[.$D$1] &amp; &quot; &quot; &amp;  [.$A29]" office:value-type="string" office:string-value="Order 28" calcext:value-type="string">
            <text:p>Order 28</text:p>
          </table:table-cell>
          <table:table-cell office:value-type="float" office:value="7" calcext:value-type="float">
            <text:p>7</text:p>
          </table:table-cell>
          <table:table-cell table:formula="of:=[.B29]" office:value-type="float" office:value="7" calcext:value-type="float">
            <text:p>7</text:p>
          </table:table-cell>
          <table:table-cell table:style-name="ce1" table:formula="of:=CONCATENATE(&quot;INSERT INTO ORDERS (ID, ORDER_DATE,ORDER_NUMBER,CUSTOMER_ID,TOTAL_AMOUNT) VALUES (&quot;;  [.A29]; &quot;,&quot;; &quot;&quot;; &quot;parsedatetime('&quot;; [.C29]; &quot;','d/MMM/yyyy')&quot;; &quot;,&quot;; &quot;'&quot;; [.D29]; &quot;',&quot;;  [.E29]; &quot;,&quot;; [.F29]; ; &quot;);&quot;)" office:value-type="string" office:string-value="INSERT INTO ORDERS (ID, ORDER_DATE,ORDER_NUMBER,CUSTOMER_ID,TOTAL_AMOUNT) VALUES (28,parsedatetime('01/Jul/2020','d/MMM/yyyy'),'Order 28',7,7);" calcext:value-type="string">
            <text:p>INSERT INTO ORDERS (ID, ORDER_DATE,ORDER_NUMBER,CUSTOMER_ID,TOTAL_AMOUNT) VALUES (28,parsedatetime('01/Jul/2020','d/MMM/yyyy'),'Order 28',7,7);</text:p>
          </table:table-cell>
          <table:table-cell/>
          <table:table-cell table:formula="of:=DAY([.C29]) &amp; &quot;/&quot; &amp; MONTH([.C29]) &amp; &quot;/&quot; &amp; YEAR([.C29])" office:value-type="string" office:string-value="" calcext:value-type="error">
            <text:p>#VALUE!</text:p>
          </table:table-cell>
          <table:table-cell office:value-type="string" calcext:value-type="string">
            <text:p>1/7/20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01/Aug/2020</text:p>
          </table:table-cell>
          <table:table-cell table:formula="of:=[.$D$1] &amp; &quot; &quot; &amp;  [.$A30]" office:value-type="string" office:string-value="Order 29" calcext:value-type="string">
            <text:p>Order 29</text:p>
          </table:table-cell>
          <table:table-cell office:value-type="float" office:value="8" calcext:value-type="float">
            <text:p>8</text:p>
          </table:table-cell>
          <table:table-cell table:formula="of:=[.B30]" office:value-type="float" office:value="8" calcext:value-type="float">
            <text:p>8</text:p>
          </table:table-cell>
          <table:table-cell table:style-name="ce1" table:formula="of:=CONCATENATE(&quot;INSERT INTO ORDERS (ID, ORDER_DATE,ORDER_NUMBER,CUSTOMER_ID,TOTAL_AMOUNT) VALUES (&quot;;  [.A30]; &quot;,&quot;; &quot;&quot;; &quot;parsedatetime('&quot;; [.C30]; &quot;','d/MMM/yyyy')&quot;; &quot;,&quot;; &quot;'&quot;; [.D30]; &quot;',&quot;;  [.E30]; &quot;,&quot;; [.F30]; ; &quot;);&quot;)" office:value-type="string" office:string-value="INSERT INTO ORDERS (ID, ORDER_DATE,ORDER_NUMBER,CUSTOMER_ID,TOTAL_AMOUNT) VALUES (29,parsedatetime('01/Aug/2020','d/MMM/yyyy'),'Order 29',8,8);" calcext:value-type="string">
            <text:p>INSERT INTO ORDERS (ID, ORDER_DATE,ORDER_NUMBER,CUSTOMER_ID,TOTAL_AMOUNT) VALUES (29,parsedatetime('01/Aug/2020','d/MMM/yyyy'),'Order 29',8,8);</text:p>
          </table:table-cell>
          <table:table-cell/>
          <table:table-cell table:formula="of:=DAY([.C30]) &amp; &quot;/&quot; &amp; MONTH([.C30]) &amp; &quot;/&quot; &amp; YEAR([.C30])" office:value-type="string" office:string-value="" calcext:value-type="error">
            <text:p>#VALUE!</text:p>
          </table:table-cell>
          <table:table-cell office:value-type="string" calcext:value-type="string">
            <text:p>1/8/202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01/Sep/2020</text:p>
          </table:table-cell>
          <table:table-cell table:formula="of:=[.$D$1] &amp; &quot; &quot; &amp;  [.$A31]" office:value-type="string" office:string-value="Order 30" calcext:value-type="string">
            <text:p>Order 30</text:p>
          </table:table-cell>
          <table:table-cell office:value-type="float" office:value="9" calcext:value-type="float">
            <text:p>9</text:p>
          </table:table-cell>
          <table:table-cell table:formula="of:=[.B31]" office:value-type="float" office:value="9" calcext:value-type="float">
            <text:p>9</text:p>
          </table:table-cell>
          <table:table-cell table:style-name="ce1" table:formula="of:=CONCATENATE(&quot;INSERT INTO ORDERS (ID, ORDER_DATE,ORDER_NUMBER,CUSTOMER_ID,TOTAL_AMOUNT) VALUES (&quot;;  [.A31]; &quot;,&quot;; &quot;&quot;; &quot;parsedatetime('&quot;; [.C31]; &quot;','d/MMM/yyyy')&quot;; &quot;,&quot;; &quot;'&quot;; [.D31]; &quot;',&quot;;  [.E31]; &quot;,&quot;; [.F31]; ; &quot;);&quot;)" office:value-type="string" office:string-value="INSERT INTO ORDERS (ID, ORDER_DATE,ORDER_NUMBER,CUSTOMER_ID,TOTAL_AMOUNT) VALUES (30,parsedatetime('01/Sep/2020','d/MMM/yyyy'),'Order 30',9,9);" calcext:value-type="string">
            <text:p>INSERT INTO ORDERS (ID, ORDER_DATE,ORDER_NUMBER,CUSTOMER_ID,TOTAL_AMOUNT) VALUES (30,parsedatetime('01/Sep/2020','d/MMM/yyyy'),'Order 30',9,9);</text:p>
          </table:table-cell>
          <table:table-cell/>
          <table:table-cell table:formula="of:=DAY([.C31]) &amp; &quot;/&quot; &amp; MONTH([.C31]) &amp; &quot;/&quot; &amp; YEAR([.C31])" office:value-type="string" office:string-value="" calcext:value-type="error">
            <text:p>#VALUE!</text:p>
          </table:table-cell>
          <table:table-cell office:value-type="string" calcext:value-type="string">
            <text:p>1/9/20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01/May/2020</text:p>
          </table:table-cell>
          <table:table-cell table:formula="of:=[.$D$1] &amp; &quot; &quot; &amp;  [.$A32]" office:value-type="string" office:string-value="Order 31" calcext:value-type="string">
            <text:p>Order 31</text:p>
          </table:table-cell>
          <table:table-cell office:value-type="float" office:value="5" calcext:value-type="float">
            <text:p>5</text:p>
          </table:table-cell>
          <table:table-cell table:formula="of:=[.B32]" office:value-type="float" office:value="5" calcext:value-type="float">
            <text:p>5</text:p>
          </table:table-cell>
          <table:table-cell table:style-name="ce1" table:formula="of:=CONCATENATE(&quot;INSERT INTO ORDERS (ID, ORDER_DATE,ORDER_NUMBER,CUSTOMER_ID,TOTAL_AMOUNT) VALUES (&quot;;  [.A32]; &quot;,&quot;; &quot;&quot;; &quot;parsedatetime('&quot;; [.C32]; &quot;','d/MMM/yyyy')&quot;; &quot;,&quot;; &quot;'&quot;; [.D32]; &quot;',&quot;;  [.E32]; &quot;,&quot;; [.F32]; ; &quot;);&quot;)" office:value-type="string" office:string-value="INSERT INTO ORDERS (ID, ORDER_DATE,ORDER_NUMBER,CUSTOMER_ID,TOTAL_AMOUNT) VALUES (31,parsedatetime('01/May/2020','d/MMM/yyyy'),'Order 31',5,5);" calcext:value-type="string">
            <text:p>INSERT INTO ORDERS (ID, ORDER_DATE,ORDER_NUMBER,CUSTOMER_ID,TOTAL_AMOUNT) VALUES (31,parsedatetime('01/May/2020','d/MMM/yyyy'),'Order 31',5,5);</text:p>
          </table:table-cell>
          <table:table-cell/>
          <table:table-cell table:formula="of:=DAY([.C32]) &amp; &quot;/&quot; &amp; MONTH([.C32]) &amp; &quot;/&quot; &amp; YEAR([.C32])" office:value-type="string" office:string-value="" calcext:value-type="error">
            <text:p>#VALUE!</text:p>
          </table:table-cell>
          <table:table-cell office:value-type="string" calcext:value-type="string">
            <text:p>1/5/20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01/Jun/2020</text:p>
          </table:table-cell>
          <table:table-cell table:formula="of:=[.$D$1] &amp; &quot; &quot; &amp;  [.$A33]" office:value-type="string" office:string-value="Order 32" calcext:value-type="string">
            <text:p>Order 32</text:p>
          </table:table-cell>
          <table:table-cell office:value-type="float" office:value="6" calcext:value-type="float">
            <text:p>6</text:p>
          </table:table-cell>
          <table:table-cell table:formula="of:=[.B33]" office:value-type="float" office:value="6" calcext:value-type="float">
            <text:p>6</text:p>
          </table:table-cell>
          <table:table-cell table:style-name="ce1" table:formula="of:=CONCATENATE(&quot;INSERT INTO ORDERS (ID, ORDER_DATE,ORDER_NUMBER,CUSTOMER_ID,TOTAL_AMOUNT) VALUES (&quot;;  [.A33]; &quot;,&quot;; &quot;&quot;; &quot;parsedatetime('&quot;; [.C33]; &quot;','d/MMM/yyyy')&quot;; &quot;,&quot;; &quot;'&quot;; [.D33]; &quot;',&quot;;  [.E33]; &quot;,&quot;; [.F33]; ; &quot;);&quot;)" office:value-type="string" office:string-value="INSERT INTO ORDERS (ID, ORDER_DATE,ORDER_NUMBER,CUSTOMER_ID,TOTAL_AMOUNT) VALUES (32,parsedatetime('01/Jun/2020','d/MMM/yyyy'),'Order 32',6,6);" calcext:value-type="string">
            <text:p>INSERT INTO ORDERS (ID, ORDER_DATE,ORDER_NUMBER,CUSTOMER_ID,TOTAL_AMOUNT) VALUES (32,parsedatetime('01/Jun/2020','d/MMM/yyyy'),'Order 32',6,6);</text:p>
          </table:table-cell>
          <table:table-cell/>
          <table:table-cell table:formula="of:=DAY([.C33]) &amp; &quot;/&quot; &amp; MONTH([.C33]) &amp; &quot;/&quot; &amp; YEAR([.C33])" office:value-type="string" office:string-value="" calcext:value-type="error">
            <text:p>#VALUE!</text:p>
          </table:table-cell>
          <table:table-cell office:value-type="string" calcext:value-type="string">
            <text:p>1/6/20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01/Jul/2020</text:p>
          </table:table-cell>
          <table:table-cell table:formula="of:=[.$D$1] &amp; &quot; &quot; &amp;  [.$A34]" office:value-type="string" office:string-value="Order 33" calcext:value-type="string">
            <text:p>Order 33</text:p>
          </table:table-cell>
          <table:table-cell office:value-type="float" office:value="7" calcext:value-type="float">
            <text:p>7</text:p>
          </table:table-cell>
          <table:table-cell table:formula="of:=[.B34]" office:value-type="float" office:value="7" calcext:value-type="float">
            <text:p>7</text:p>
          </table:table-cell>
          <table:table-cell table:style-name="ce1" table:formula="of:=CONCATENATE(&quot;INSERT INTO ORDERS (ID, ORDER_DATE,ORDER_NUMBER,CUSTOMER_ID,TOTAL_AMOUNT) VALUES (&quot;;  [.A34]; &quot;,&quot;; &quot;&quot;; &quot;parsedatetime('&quot;; [.C34]; &quot;','d/MMM/yyyy')&quot;; &quot;,&quot;; &quot;'&quot;; [.D34]; &quot;',&quot;;  [.E34]; &quot;,&quot;; [.F34]; ; &quot;);&quot;)" office:value-type="string" office:string-value="INSERT INTO ORDERS (ID, ORDER_DATE,ORDER_NUMBER,CUSTOMER_ID,TOTAL_AMOUNT) VALUES (33,parsedatetime('01/Jul/2020','d/MMM/yyyy'),'Order 33',7,7);" calcext:value-type="string">
            <text:p>INSERT INTO ORDERS (ID, ORDER_DATE,ORDER_NUMBER,CUSTOMER_ID,TOTAL_AMOUNT) VALUES (33,parsedatetime('01/Jul/2020','d/MMM/yyyy'),'Order 33',7,7);</text:p>
          </table:table-cell>
          <table:table-cell/>
          <table:table-cell table:formula="of:=DAY([.C34]) &amp; &quot;/&quot; &amp; MONTH([.C34]) &amp; &quot;/&quot; &amp; YEAR([.C34])" office:value-type="string" office:string-value="" calcext:value-type="error">
            <text:p>#VALUE!</text:p>
          </table:table-cell>
          <table:table-cell office:value-type="string" calcext:value-type="string">
            <text:p>1/7/20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01/Aug/2020</text:p>
          </table:table-cell>
          <table:table-cell table:formula="of:=[.$D$1] &amp; &quot; &quot; &amp;  [.$A35]" office:value-type="string" office:string-value="Order 34" calcext:value-type="string">
            <text:p>Order 34</text:p>
          </table:table-cell>
          <table:table-cell office:value-type="float" office:value="8" calcext:value-type="float">
            <text:p>8</text:p>
          </table:table-cell>
          <table:table-cell table:formula="of:=[.B35]" office:value-type="float" office:value="8" calcext:value-type="float">
            <text:p>8</text:p>
          </table:table-cell>
          <table:table-cell table:style-name="ce1" table:formula="of:=CONCATENATE(&quot;INSERT INTO ORDERS (ID, ORDER_DATE,ORDER_NUMBER,CUSTOMER_ID,TOTAL_AMOUNT) VALUES (&quot;;  [.A35]; &quot;,&quot;; &quot;&quot;; &quot;parsedatetime('&quot;; [.C35]; &quot;','d/MMM/yyyy')&quot;; &quot;,&quot;; &quot;'&quot;; [.D35]; &quot;',&quot;;  [.E35]; &quot;,&quot;; [.F35]; ; &quot;);&quot;)" office:value-type="string" office:string-value="INSERT INTO ORDERS (ID, ORDER_DATE,ORDER_NUMBER,CUSTOMER_ID,TOTAL_AMOUNT) VALUES (34,parsedatetime('01/Aug/2020','d/MMM/yyyy'),'Order 34',8,8);" calcext:value-type="string">
            <text:p>INSERT INTO ORDERS (ID, ORDER_DATE,ORDER_NUMBER,CUSTOMER_ID,TOTAL_AMOUNT) VALUES (34,parsedatetime('01/Aug/2020','d/MMM/yyyy'),'Order 34',8,8);</text:p>
          </table:table-cell>
          <table:table-cell/>
          <table:table-cell table:formula="of:=DAY([.C35]) &amp; &quot;/&quot; &amp; MONTH([.C35]) &amp; &quot;/&quot; &amp; YEAR([.C35])" office:value-type="string" office:string-value="" calcext:value-type="error">
            <text:p>#VALUE!</text:p>
          </table:table-cell>
          <table:table-cell office:value-type="string" calcext:value-type="string">
            <text:p>1/8/20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01/Sep/2020</text:p>
          </table:table-cell>
          <table:table-cell table:formula="of:=[.$D$1] &amp; &quot; &quot; &amp;  [.$A36]" office:value-type="string" office:string-value="Order 35" calcext:value-type="string">
            <text:p>Order 35</text:p>
          </table:table-cell>
          <table:table-cell office:value-type="float" office:value="9" calcext:value-type="float">
            <text:p>9</text:p>
          </table:table-cell>
          <table:table-cell table:formula="of:=[.B36]" office:value-type="float" office:value="9" calcext:value-type="float">
            <text:p>9</text:p>
          </table:table-cell>
          <table:table-cell table:style-name="ce1" table:formula="of:=CONCATENATE(&quot;INSERT INTO ORDERS (ID, ORDER_DATE,ORDER_NUMBER,CUSTOMER_ID,TOTAL_AMOUNT) VALUES (&quot;;  [.A36]; &quot;,&quot;; &quot;&quot;; &quot;parsedatetime('&quot;; [.C36]; &quot;','d/MMM/yyyy')&quot;; &quot;,&quot;; &quot;'&quot;; [.D36]; &quot;',&quot;;  [.E36]; &quot;,&quot;; [.F36]; ; &quot;);&quot;)" office:value-type="string" office:string-value="INSERT INTO ORDERS (ID, ORDER_DATE,ORDER_NUMBER,CUSTOMER_ID,TOTAL_AMOUNT) VALUES (35,parsedatetime('01/Sep/2020','d/MMM/yyyy'),'Order 35',9,9);" calcext:value-type="string">
            <text:p>INSERT INTO ORDERS (ID, ORDER_DATE,ORDER_NUMBER,CUSTOMER_ID,TOTAL_AMOUNT) VALUES (35,parsedatetime('01/Sep/2020','d/MMM/yyyy'),'Order 35',9,9);</text:p>
          </table:table-cell>
          <table:table-cell/>
          <table:table-cell table:formula="of:=DAY([.C36]) &amp; &quot;/&quot; &amp; MONTH([.C36]) &amp; &quot;/&quot; &amp; YEAR([.C36])" office:value-type="string" office:string-value="" calcext:value-type="error">
            <text:p>#VALUE!</text:p>
          </table:table-cell>
          <table:table-cell office:value-type="string" calcext:value-type="string">
            <text:p>1/9/202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01/Jun/2020</text:p>
          </table:table-cell>
          <table:table-cell table:formula="of:=[.$D$1] &amp; &quot; &quot; &amp;  [.$A37]" office:value-type="string" office:string-value="Order 36" calcext:value-type="string">
            <text:p>Order 36</text:p>
          </table:table-cell>
          <table:table-cell office:value-type="float" office:value="6" calcext:value-type="float">
            <text:p>6</text:p>
          </table:table-cell>
          <table:table-cell table:formula="of:=[.B37]" office:value-type="float" office:value="6" calcext:value-type="float">
            <text:p>6</text:p>
          </table:table-cell>
          <table:table-cell table:style-name="ce1" table:formula="of:=CONCATENATE(&quot;INSERT INTO ORDERS (ID, ORDER_DATE,ORDER_NUMBER,CUSTOMER_ID,TOTAL_AMOUNT) VALUES (&quot;;  [.A37]; &quot;,&quot;; &quot;&quot;; &quot;parsedatetime('&quot;; [.C37]; &quot;','d/MMM/yyyy')&quot;; &quot;,&quot;; &quot;'&quot;; [.D37]; &quot;',&quot;;  [.E37]; &quot;,&quot;; [.F37]; ; &quot;);&quot;)" office:value-type="string" office:string-value="INSERT INTO ORDERS (ID, ORDER_DATE,ORDER_NUMBER,CUSTOMER_ID,TOTAL_AMOUNT) VALUES (36,parsedatetime('01/Jun/2020','d/MMM/yyyy'),'Order 36',6,6);" calcext:value-type="string">
            <text:p>INSERT INTO ORDERS (ID, ORDER_DATE,ORDER_NUMBER,CUSTOMER_ID,TOTAL_AMOUNT) VALUES (36,parsedatetime('01/Jun/2020','d/MMM/yyyy'),'Order 36',6,6);</text:p>
          </table:table-cell>
          <table:table-cell/>
          <table:table-cell table:formula="of:=DAY([.C37]) &amp; &quot;/&quot; &amp; MONTH([.C37]) &amp; &quot;/&quot; &amp; YEAR([.C37])" office:value-type="string" office:string-value="" calcext:value-type="error">
            <text:p>#VALUE!</text:p>
          </table:table-cell>
          <table:table-cell office:value-type="string" calcext:value-type="string">
            <text:p>1/6/202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01/Jul/2020</text:p>
          </table:table-cell>
          <table:table-cell table:formula="of:=[.$D$1] &amp; &quot; &quot; &amp;  [.$A38]" office:value-type="string" office:string-value="Order 37" calcext:value-type="string">
            <text:p>Order 37</text:p>
          </table:table-cell>
          <table:table-cell office:value-type="float" office:value="7" calcext:value-type="float">
            <text:p>7</text:p>
          </table:table-cell>
          <table:table-cell table:formula="of:=[.B38]" office:value-type="float" office:value="7" calcext:value-type="float">
            <text:p>7</text:p>
          </table:table-cell>
          <table:table-cell table:style-name="ce1" table:formula="of:=CONCATENATE(&quot;INSERT INTO ORDERS (ID, ORDER_DATE,ORDER_NUMBER,CUSTOMER_ID,TOTAL_AMOUNT) VALUES (&quot;;  [.A38]; &quot;,&quot;; &quot;&quot;; &quot;parsedatetime('&quot;; [.C38]; &quot;','d/MMM/yyyy')&quot;; &quot;,&quot;; &quot;'&quot;; [.D38]; &quot;',&quot;;  [.E38]; &quot;,&quot;; [.F38]; ; &quot;);&quot;)" office:value-type="string" office:string-value="INSERT INTO ORDERS (ID, ORDER_DATE,ORDER_NUMBER,CUSTOMER_ID,TOTAL_AMOUNT) VALUES (37,parsedatetime('01/Jul/2020','d/MMM/yyyy'),'Order 37',7,7);" calcext:value-type="string">
            <text:p>INSERT INTO ORDERS (ID, ORDER_DATE,ORDER_NUMBER,CUSTOMER_ID,TOTAL_AMOUNT) VALUES (37,parsedatetime('01/Jul/2020','d/MMM/yyyy'),'Order 37',7,7);</text:p>
          </table:table-cell>
          <table:table-cell/>
          <table:table-cell table:formula="of:=DAY([.C38]) &amp; &quot;/&quot; &amp; MONTH([.C38]) &amp; &quot;/&quot; &amp; YEAR([.C38])" office:value-type="string" office:string-value="" calcext:value-type="error">
            <text:p>#VALUE!</text:p>
          </table:table-cell>
          <table:table-cell office:value-type="string" calcext:value-type="string">
            <text:p>1/7/20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01/Aug/2020</text:p>
          </table:table-cell>
          <table:table-cell table:formula="of:=[.$D$1] &amp; &quot; &quot; &amp;  [.$A39]" office:value-type="string" office:string-value="Order 38" calcext:value-type="string">
            <text:p>Order 38</text:p>
          </table:table-cell>
          <table:table-cell office:value-type="float" office:value="8" calcext:value-type="float">
            <text:p>8</text:p>
          </table:table-cell>
          <table:table-cell table:formula="of:=[.B39]" office:value-type="float" office:value="8" calcext:value-type="float">
            <text:p>8</text:p>
          </table:table-cell>
          <table:table-cell table:style-name="ce1" table:formula="of:=CONCATENATE(&quot;INSERT INTO ORDERS (ID, ORDER_DATE,ORDER_NUMBER,CUSTOMER_ID,TOTAL_AMOUNT) VALUES (&quot;;  [.A39]; &quot;,&quot;; &quot;&quot;; &quot;parsedatetime('&quot;; [.C39]; &quot;','d/MMM/yyyy')&quot;; &quot;,&quot;; &quot;'&quot;; [.D39]; &quot;',&quot;;  [.E39]; &quot;,&quot;; [.F39]; ; &quot;);&quot;)" office:value-type="string" office:string-value="INSERT INTO ORDERS (ID, ORDER_DATE,ORDER_NUMBER,CUSTOMER_ID,TOTAL_AMOUNT) VALUES (38,parsedatetime('01/Aug/2020','d/MMM/yyyy'),'Order 38',8,8);" calcext:value-type="string">
            <text:p>INSERT INTO ORDERS (ID, ORDER_DATE,ORDER_NUMBER,CUSTOMER_ID,TOTAL_AMOUNT) VALUES (38,parsedatetime('01/Aug/2020','d/MMM/yyyy'),'Order 38',8,8);</text:p>
          </table:table-cell>
          <table:table-cell/>
          <table:table-cell table:formula="of:=DAY([.C39]) &amp; &quot;/&quot; &amp; MONTH([.C39]) &amp; &quot;/&quot; &amp; YEAR([.C39])" office:value-type="string" office:string-value="" calcext:value-type="error">
            <text:p>#VALUE!</text:p>
          </table:table-cell>
          <table:table-cell office:value-type="string" calcext:value-type="string">
            <text:p>1/8/20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01/Sep/2020</text:p>
          </table:table-cell>
          <table:table-cell table:formula="of:=[.$D$1] &amp; &quot; &quot; &amp;  [.$A40]" office:value-type="string" office:string-value="Order 39" calcext:value-type="string">
            <text:p>Order 39</text:p>
          </table:table-cell>
          <table:table-cell office:value-type="float" office:value="9" calcext:value-type="float">
            <text:p>9</text:p>
          </table:table-cell>
          <table:table-cell table:formula="of:=[.B40]" office:value-type="float" office:value="9" calcext:value-type="float">
            <text:p>9</text:p>
          </table:table-cell>
          <table:table-cell table:style-name="ce1" table:formula="of:=CONCATENATE(&quot;INSERT INTO ORDERS (ID, ORDER_DATE,ORDER_NUMBER,CUSTOMER_ID,TOTAL_AMOUNT) VALUES (&quot;;  [.A40]; &quot;,&quot;; &quot;&quot;; &quot;parsedatetime('&quot;; [.C40]; &quot;','d/MMM/yyyy')&quot;; &quot;,&quot;; &quot;'&quot;; [.D40]; &quot;',&quot;;  [.E40]; &quot;,&quot;; [.F40]; ; &quot;);&quot;)" office:value-type="string" office:string-value="INSERT INTO ORDERS (ID, ORDER_DATE,ORDER_NUMBER,CUSTOMER_ID,TOTAL_AMOUNT) VALUES (39,parsedatetime('01/Sep/2020','d/MMM/yyyy'),'Order 39',9,9);" calcext:value-type="string">
            <text:p>INSERT INTO ORDERS (ID, ORDER_DATE,ORDER_NUMBER,CUSTOMER_ID,TOTAL_AMOUNT) VALUES (39,parsedatetime('01/Sep/2020','d/MMM/yyyy'),'Order 39',9,9);</text:p>
          </table:table-cell>
          <table:table-cell/>
          <table:table-cell table:formula="of:=DAY([.C40]) &amp; &quot;/&quot; &amp; MONTH([.C40]) &amp; &quot;/&quot; &amp; YEAR([.C40])" office:value-type="string" office:string-value="" calcext:value-type="error">
            <text:p>#VALUE!</text:p>
          </table:table-cell>
          <table:table-cell office:value-type="string" calcext:value-type="string">
            <text:p>1/9/202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01/Jul/2020</text:p>
          </table:table-cell>
          <table:table-cell table:formula="of:=[.$D$1] &amp; &quot; &quot; &amp;  [.$A41]" office:value-type="string" office:string-value="Order 40" calcext:value-type="string">
            <text:p>Order 40</text:p>
          </table:table-cell>
          <table:table-cell office:value-type="float" office:value="7" calcext:value-type="float">
            <text:p>7</text:p>
          </table:table-cell>
          <table:table-cell table:formula="of:=[.B41]" office:value-type="float" office:value="7" calcext:value-type="float">
            <text:p>7</text:p>
          </table:table-cell>
          <table:table-cell table:style-name="ce1" table:formula="of:=CONCATENATE(&quot;INSERT INTO ORDERS (ID, ORDER_DATE,ORDER_NUMBER,CUSTOMER_ID,TOTAL_AMOUNT) VALUES (&quot;;  [.A41]; &quot;,&quot;; &quot;&quot;; &quot;parsedatetime('&quot;; [.C41]; &quot;','d/MMM/yyyy')&quot;; &quot;,&quot;; &quot;'&quot;; [.D41]; &quot;',&quot;;  [.E41]; &quot;,&quot;; [.F41]; ; &quot;);&quot;)" office:value-type="string" office:string-value="INSERT INTO ORDERS (ID, ORDER_DATE,ORDER_NUMBER,CUSTOMER_ID,TOTAL_AMOUNT) VALUES (40,parsedatetime('01/Jul/2020','d/MMM/yyyy'),'Order 40',7,7);" calcext:value-type="string">
            <text:p>INSERT INTO ORDERS (ID, ORDER_DATE,ORDER_NUMBER,CUSTOMER_ID,TOTAL_AMOUNT) VALUES (40,parsedatetime('01/Jul/2020','d/MMM/yyyy'),'Order 40',7,7);</text:p>
          </table:table-cell>
          <table:table-cell/>
          <table:table-cell table:formula="of:=DAY([.C41]) &amp; &quot;/&quot; &amp; MONTH([.C41]) &amp; &quot;/&quot; &amp; YEAR([.C41])" office:value-type="string" office:string-value="" calcext:value-type="error">
            <text:p>#VALUE!</text:p>
          </table:table-cell>
          <table:table-cell office:value-type="string" calcext:value-type="string">
            <text:p>1/7/202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01/Aug/2020</text:p>
          </table:table-cell>
          <table:table-cell table:formula="of:=[.$D$1] &amp; &quot; &quot; &amp;  [.$A42]" office:value-type="string" office:string-value="Order 41" calcext:value-type="string">
            <text:p>Order 41</text:p>
          </table:table-cell>
          <table:table-cell office:value-type="float" office:value="8" calcext:value-type="float">
            <text:p>8</text:p>
          </table:table-cell>
          <table:table-cell table:formula="of:=[.B42]" office:value-type="float" office:value="8" calcext:value-type="float">
            <text:p>8</text:p>
          </table:table-cell>
          <table:table-cell table:style-name="ce1" table:formula="of:=CONCATENATE(&quot;INSERT INTO ORDERS (ID, ORDER_DATE,ORDER_NUMBER,CUSTOMER_ID,TOTAL_AMOUNT) VALUES (&quot;;  [.A42]; &quot;,&quot;; &quot;&quot;; &quot;parsedatetime('&quot;; [.C42]; &quot;','d/MMM/yyyy')&quot;; &quot;,&quot;; &quot;'&quot;; [.D42]; &quot;',&quot;;  [.E42]; &quot;,&quot;; [.F42]; ; &quot;);&quot;)" office:value-type="string" office:string-value="INSERT INTO ORDERS (ID, ORDER_DATE,ORDER_NUMBER,CUSTOMER_ID,TOTAL_AMOUNT) VALUES (41,parsedatetime('01/Aug/2020','d/MMM/yyyy'),'Order 41',8,8);" calcext:value-type="string">
            <text:p>INSERT INTO ORDERS (ID, ORDER_DATE,ORDER_NUMBER,CUSTOMER_ID,TOTAL_AMOUNT) VALUES (41,parsedatetime('01/Aug/2020','d/MMM/yyyy'),'Order 41',8,8);</text:p>
          </table:table-cell>
          <table:table-cell/>
          <table:table-cell table:formula="of:=DAY([.C42]) &amp; &quot;/&quot; &amp; MONTH([.C42]) &amp; &quot;/&quot; &amp; YEAR([.C42])" office:value-type="string" office:string-value="" calcext:value-type="error">
            <text:p>#VALUE!</text:p>
          </table:table-cell>
          <table:table-cell office:value-type="string" calcext:value-type="string">
            <text:p>1/8/202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01/Sep/2020</text:p>
          </table:table-cell>
          <table:table-cell table:formula="of:=[.$D$1] &amp; &quot; &quot; &amp;  [.$A43]" office:value-type="string" office:string-value="Order 42" calcext:value-type="string">
            <text:p>Order 42</text:p>
          </table:table-cell>
          <table:table-cell office:value-type="float" office:value="9" calcext:value-type="float">
            <text:p>9</text:p>
          </table:table-cell>
          <table:table-cell table:formula="of:=[.B43]" office:value-type="float" office:value="9" calcext:value-type="float">
            <text:p>9</text:p>
          </table:table-cell>
          <table:table-cell table:style-name="ce1" table:formula="of:=CONCATENATE(&quot;INSERT INTO ORDERS (ID, ORDER_DATE,ORDER_NUMBER,CUSTOMER_ID,TOTAL_AMOUNT) VALUES (&quot;;  [.A43]; &quot;,&quot;; &quot;&quot;; &quot;parsedatetime('&quot;; [.C43]; &quot;','d/MMM/yyyy')&quot;; &quot;,&quot;; &quot;'&quot;; [.D43]; &quot;',&quot;;  [.E43]; &quot;,&quot;; [.F43]; ; &quot;);&quot;)" office:value-type="string" office:string-value="INSERT INTO ORDERS (ID, ORDER_DATE,ORDER_NUMBER,CUSTOMER_ID,TOTAL_AMOUNT) VALUES (42,parsedatetime('01/Sep/2020','d/MMM/yyyy'),'Order 42',9,9);" calcext:value-type="string">
            <text:p>INSERT INTO ORDERS (ID, ORDER_DATE,ORDER_NUMBER,CUSTOMER_ID,TOTAL_AMOUNT) VALUES (42,parsedatetime('01/Sep/2020','d/MMM/yyyy'),'Order 42',9,9);</text:p>
          </table:table-cell>
          <table:table-cell/>
          <table:table-cell table:formula="of:=DAY([.C43]) &amp; &quot;/&quot; &amp; MONTH([.C43]) &amp; &quot;/&quot; &amp; YEAR([.C43])" office:value-type="string" office:string-value="" calcext:value-type="error">
            <text:p>#VALUE!</text:p>
          </table:table-cell>
          <table:table-cell office:value-type="string" calcext:value-type="string">
            <text:p>1/9/202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Default" office:value-type="string" calcext:value-type="string">
            <text:p>01/Aug/2020</text:p>
          </table:table-cell>
          <table:table-cell table:formula="of:=[.$D$1] &amp; &quot; &quot; &amp;  [.$A44]" office:value-type="string" office:string-value="Order 43" calcext:value-type="string">
            <text:p>Order 43</text:p>
          </table:table-cell>
          <table:table-cell office:value-type="float" office:value="8" calcext:value-type="float">
            <text:p>8</text:p>
          </table:table-cell>
          <table:table-cell table:formula="of:=[.B44]" office:value-type="float" office:value="8" calcext:value-type="float">
            <text:p>8</text:p>
          </table:table-cell>
          <table:table-cell table:style-name="ce1" table:formula="of:=CONCATENATE(&quot;INSERT INTO ORDERS (ID, ORDER_DATE,ORDER_NUMBER,CUSTOMER_ID,TOTAL_AMOUNT) VALUES (&quot;;  [.A44]; &quot;,&quot;; &quot;&quot;; &quot;parsedatetime('&quot;; [.C44]; &quot;','d/MMM/yyyy')&quot;; &quot;,&quot;; &quot;'&quot;; [.D44]; &quot;',&quot;;  [.E44]; &quot;,&quot;; [.F44]; ; &quot;);&quot;)" office:value-type="string" office:string-value="INSERT INTO ORDERS (ID, ORDER_DATE,ORDER_NUMBER,CUSTOMER_ID,TOTAL_AMOUNT) VALUES (43,parsedatetime('01/Aug/2020','d/MMM/yyyy'),'Order 43',8,8);" calcext:value-type="string">
            <text:p>INSERT INTO ORDERS (ID, ORDER_DATE,ORDER_NUMBER,CUSTOMER_ID,TOTAL_AMOUNT) VALUES (43,parsedatetime('01/Aug/2020','d/MMM/yyyy'),'Order 43',8,8);</text:p>
          </table:table-cell>
          <table:table-cell/>
          <table:table-cell table:formula="of:=DAY([.C44]) &amp; &quot;/&quot; &amp; MONTH([.C44]) &amp; &quot;/&quot; &amp; YEAR([.C44])" office:value-type="string" office:string-value="" calcext:value-type="error">
            <text:p>#VALUE!</text:p>
          </table:table-cell>
          <table:table-cell office:value-type="string" calcext:value-type="string">
            <text:p>1/8/202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01/Sep/2020</text:p>
          </table:table-cell>
          <table:table-cell table:formula="of:=[.$D$1] &amp; &quot; &quot; &amp;  [.$A45]" office:value-type="string" office:string-value="Order 44" calcext:value-type="string">
            <text:p>Order 44</text:p>
          </table:table-cell>
          <table:table-cell office:value-type="float" office:value="9" calcext:value-type="float">
            <text:p>9</text:p>
          </table:table-cell>
          <table:table-cell table:formula="of:=[.B45]" office:value-type="float" office:value="9" calcext:value-type="float">
            <text:p>9</text:p>
          </table:table-cell>
          <table:table-cell table:style-name="ce1" table:formula="of:=CONCATENATE(&quot;INSERT INTO ORDERS (ID, ORDER_DATE,ORDER_NUMBER,CUSTOMER_ID,TOTAL_AMOUNT) VALUES (&quot;;  [.A45]; &quot;,&quot;; &quot;&quot;; &quot;parsedatetime('&quot;; [.C45]; &quot;','d/MMM/yyyy')&quot;; &quot;,&quot;; &quot;'&quot;; [.D45]; &quot;',&quot;;  [.E45]; &quot;,&quot;; [.F45]; ; &quot;);&quot;)" office:value-type="string" office:string-value="INSERT INTO ORDERS (ID, ORDER_DATE,ORDER_NUMBER,CUSTOMER_ID,TOTAL_AMOUNT) VALUES (44,parsedatetime('01/Sep/2020','d/MMM/yyyy'),'Order 44',9,9);" calcext:value-type="string">
            <text:p>INSERT INTO ORDERS (ID, ORDER_DATE,ORDER_NUMBER,CUSTOMER_ID,TOTAL_AMOUNT) VALUES (44,parsedatetime('01/Sep/2020','d/MMM/yyyy'),'Order 44',9,9);</text:p>
          </table:table-cell>
          <table:table-cell/>
          <table:table-cell table:formula="of:=DAY([.C45]) &amp; &quot;/&quot; &amp; MONTH([.C45]) &amp; &quot;/&quot; &amp; YEAR([.C45])" office:value-type="string" office:string-value="" calcext:value-type="error">
            <text:p>#VALUE!</text:p>
          </table:table-cell>
          <table:table-cell office:value-type="string" calcext:value-type="string">
            <text:p>1/9/20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01/Sep/2020</text:p>
          </table:table-cell>
          <table:table-cell table:formula="of:=[.$D$1] &amp; &quot; &quot; &amp;  [.$A46]" office:value-type="string" office:string-value="Order 45" calcext:value-type="string">
            <text:p>Order 45</text:p>
          </table:table-cell>
          <table:table-cell office:value-type="float" office:value="9" calcext:value-type="float">
            <text:p>9</text:p>
          </table:table-cell>
          <table:table-cell table:formula="of:=[.B46]" office:value-type="float" office:value="9" calcext:value-type="float">
            <text:p>9</text:p>
          </table:table-cell>
          <table:table-cell table:style-name="ce1" table:formula="of:=CONCATENATE(&quot;INSERT INTO ORDERS (ID, ORDER_DATE,ORDER_NUMBER,CUSTOMER_ID,TOTAL_AMOUNT) VALUES (&quot;;  [.A46]; &quot;,&quot;; &quot;&quot;; &quot;parsedatetime('&quot;; [.C46]; &quot;','d/MMM/yyyy')&quot;; &quot;,&quot;; &quot;'&quot;; [.D46]; &quot;',&quot;;  [.E46]; &quot;,&quot;; [.F46]; ; &quot;);&quot;)" office:value-type="string" office:string-value="INSERT INTO ORDERS (ID, ORDER_DATE,ORDER_NUMBER,CUSTOMER_ID,TOTAL_AMOUNT) VALUES (45,parsedatetime('01/Sep/2020','d/MMM/yyyy'),'Order 45',9,9);" calcext:value-type="string">
            <text:p>INSERT INTO ORDERS (ID, ORDER_DATE,ORDER_NUMBER,CUSTOMER_ID,TOTAL_AMOUNT) VALUES (45,parsedatetime('01/Sep/2020','d/MMM/yyyy'),'Order 45',9,9);</text:p>
          </table:table-cell>
          <table:table-cell/>
          <table:table-cell table:formula="of:=DAY([.C46]) &amp; &quot;/&quot; &amp; MONTH([.C46]) &amp; &quot;/&quot; &amp; YEAR([.C46])" office:value-type="string" office:string-value="" calcext:value-type="error">
            <text:p>#VALUE!</text:p>
          </table:table-cell>
          <table:table-cell office:value-type="string" calcext:value-type="string">
            <text:p>1/9/2020</text:p>
          </table:table-cell>
        </table:table-row>
        <table:table-row table:style-name="ro1" table:number-rows-repeated="104852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rder-items" table:style-name="ta1">
        <table:table-column table:style-name="co8" table:number-columns-repeated="5" table:default-cell-style-name="Default"/>
        <table:table-column table:style-name="co1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rder-id</text:p>
          </table:table-cell>
          <table:table-cell office:value-type="string" calcext:value-type="string">
            <text:p>Product-id</text:p>
          </table:table-cell>
          <table:table-cell table:style-name="ce2" office:value-type="string" calcext:value-type="string">
            <text:p>Unit-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SQL Insert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formula="of:=[.C2]" office:value-type="float" office:value="1" calcext:value-type="float">
            <text:p>1</text:p>
          </table:table-cell>
          <table:table-cell table:formula="of:=[.$B2]" office:value-type="float" office:value="1" calcext:value-type="float">
            <text:p>1</text:p>
          </table:table-cell>
          <table:table-cell table:formula="of:=CONCATENATE(&quot;INSERT INTO ORDERITEM (ID, ORDER_ID, PRODUCT_ID, UNIT_PRICE, QUANTITY) VALUES (&quot;;[.A2];&quot;,&quot;; [.B2]; &quot;,&quot;; [.C2]; &quot;,&quot;;  [.D2]; &quot;,&quot;; [.E2]; ; &quot;);&quot;)" office:value-type="string" office:string-value="INSERT INTO ORDERITEM (ID, ORDER_ID, PRODUCT_ID, UNIT_PRICE, QUANTITY) VALUES (1,1,1,1,1);" calcext:value-type="string">
            <text:p>INSERT INTO ORDERITEM (ID, ORDER_ID, PRODUCT_ID, UNIT_PRICE, QUANTITY) VALUES (1,1,1,1,1);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formula="of:=[.C3]" office:value-type="float" office:value="2" calcext:value-type="float">
            <text:p>2</text:p>
          </table:table-cell>
          <table:table-cell table:formula="of:=[.$B3]" office:value-type="float" office:value="2" calcext:value-type="float">
            <text:p>2</text:p>
          </table:table-cell>
          <table:table-cell table:formula="of:=CONCATENATE(&quot;INSERT INTO ORDERITEM (ID, ORDER_ID, PRODUCT_ID, UNIT_PRICE, QUANTITY) VALUES (&quot;;[.A3];&quot;,&quot;; [.B3]; &quot;,&quot;; [.C3]; &quot;,&quot;;  [.D3]; &quot;,&quot;; [.E3]; ; &quot;);&quot;)" office:value-type="string" office:string-value="INSERT INTO ORDERITEM (ID, ORDER_ID, PRODUCT_ID, UNIT_PRICE, QUANTITY) VALUES (2,2,2,2,2);" calcext:value-type="string">
            <text:p>INSERT INTO ORDERITEM (ID, ORDER_ID, PRODUCT_ID, UNIT_PRICE, QUANTITY) VALUES (2,2,2,2,2);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formula="of:=[.C4]" office:value-type="float" office:value="3" calcext:value-type="float">
            <text:p>3</text:p>
          </table:table-cell>
          <table:table-cell table:formula="of:=[.$B4]" office:value-type="float" office:value="3" calcext:value-type="float">
            <text:p>3</text:p>
          </table:table-cell>
          <table:table-cell table:formula="of:=CONCATENATE(&quot;INSERT INTO ORDERITEM (ID, ORDER_ID, PRODUCT_ID, UNIT_PRICE, QUANTITY) VALUES (&quot;;[.A4];&quot;,&quot;; [.B4]; &quot;,&quot;; [.C4]; &quot;,&quot;;  [.D4]; &quot;,&quot;; [.E4]; ; &quot;);&quot;)" office:value-type="string" office:string-value="INSERT INTO ORDERITEM (ID, ORDER_ID, PRODUCT_ID, UNIT_PRICE, QUANTITY) VALUES (3,3,3,3,3);" calcext:value-type="string">
            <text:p>INSERT INTO ORDERITEM (ID, ORDER_ID, PRODUCT_ID, UNIT_PRICE, QUANTITY) VALUES (3,3,3,3,3);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formula="of:=[.C5]" office:value-type="float" office:value="4" calcext:value-type="float">
            <text:p>4</text:p>
          </table:table-cell>
          <table:table-cell table:formula="of:=[.$B5]" office:value-type="float" office:value="4" calcext:value-type="float">
            <text:p>4</text:p>
          </table:table-cell>
          <table:table-cell table:formula="of:=CONCATENATE(&quot;INSERT INTO ORDERITEM (ID, ORDER_ID, PRODUCT_ID, UNIT_PRICE, QUANTITY) VALUES (&quot;;[.A5];&quot;,&quot;; [.B5]; &quot;,&quot;; [.C5]; &quot;,&quot;;  [.D5]; &quot;,&quot;; [.E5]; ; &quot;);&quot;)" office:value-type="string" office:string-value="INSERT INTO ORDERITEM (ID, ORDER_ID, PRODUCT_ID, UNIT_PRICE, QUANTITY) VALUES (4,4,4,4,4);" calcext:value-type="string">
            <text:p>INSERT INTO ORDERITEM (ID, ORDER_ID, PRODUCT_ID, UNIT_PRICE, QUANTITY) VALUES (4,4,4,4,4);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table:formula="of:=[.C6]" office:value-type="float" office:value="5" calcext:value-type="float">
            <text:p>5</text:p>
          </table:table-cell>
          <table:table-cell table:formula="of:=[.$B6]" office:value-type="float" office:value="5" calcext:value-type="float">
            <text:p>5</text:p>
          </table:table-cell>
          <table:table-cell table:formula="of:=CONCATENATE(&quot;INSERT INTO ORDERITEM (ID, ORDER_ID, PRODUCT_ID, UNIT_PRICE, QUANTITY) VALUES (&quot;;[.A6];&quot;,&quot;; [.B6]; &quot;,&quot;; [.C6]; &quot;,&quot;;  [.D6]; &quot;,&quot;; [.E6]; ; &quot;);&quot;)" office:value-type="string" office:string-value="INSERT INTO ORDERITEM (ID, ORDER_ID, PRODUCT_ID, UNIT_PRICE, QUANTITY) VALUES (5,5,5,5,5);" calcext:value-type="string">
            <text:p>INSERT INTO ORDERITEM (ID, ORDER_ID, PRODUCT_ID, UNIT_PRICE, QUANTITY) VALUES (5,5,5,5,5);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table:formula="of:=[.C7]" office:value-type="float" office:value="6" calcext:value-type="float">
            <text:p>6</text:p>
          </table:table-cell>
          <table:table-cell table:formula="of:=[.$B7]" office:value-type="float" office:value="6" calcext:value-type="float">
            <text:p>6</text:p>
          </table:table-cell>
          <table:table-cell table:formula="of:=CONCATENATE(&quot;INSERT INTO ORDERITEM (ID, ORDER_ID, PRODUCT_ID, UNIT_PRICE, QUANTITY) VALUES (&quot;;[.A7];&quot;,&quot;; [.B7]; &quot;,&quot;; [.C7]; &quot;,&quot;;  [.D7]; &quot;,&quot;; [.E7]; ; &quot;);&quot;)" office:value-type="string" office:string-value="INSERT INTO ORDERITEM (ID, ORDER_ID, PRODUCT_ID, UNIT_PRICE, QUANTITY) VALUES (6,6,6,6,6);" calcext:value-type="string">
            <text:p>INSERT INTO ORDERITEM (ID, ORDER_ID, PRODUCT_ID, UNIT_PRICE, QUANTITY) VALUES (6,6,6,6,6);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table:formula="of:=[.C8]" office:value-type="float" office:value="7" calcext:value-type="float">
            <text:p>7</text:p>
          </table:table-cell>
          <table:table-cell table:formula="of:=[.$B8]" office:value-type="float" office:value="7" calcext:value-type="float">
            <text:p>7</text:p>
          </table:table-cell>
          <table:table-cell table:formula="of:=CONCATENATE(&quot;INSERT INTO ORDERITEM (ID, ORDER_ID, PRODUCT_ID, UNIT_PRICE, QUANTITY) VALUES (&quot;;[.A8];&quot;,&quot;; [.B8]; &quot;,&quot;; [.C8]; &quot;,&quot;;  [.D8]; &quot;,&quot;; [.E8]; ; &quot;);&quot;)" office:value-type="string" office:string-value="INSERT INTO ORDERITEM (ID, ORDER_ID, PRODUCT_ID, UNIT_PRICE, QUANTITY) VALUES (7,7,7,7,7);" calcext:value-type="string">
            <text:p>INSERT INTO ORDERITEM (ID, ORDER_ID, PRODUCT_ID, UNIT_PRICE, QUANTITY) VALUES (7,7,7,7,7);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table:formula="of:=[.C9]" office:value-type="float" office:value="8" calcext:value-type="float">
            <text:p>8</text:p>
          </table:table-cell>
          <table:table-cell table:formula="of:=[.$B9]" office:value-type="float" office:value="8" calcext:value-type="float">
            <text:p>8</text:p>
          </table:table-cell>
          <table:table-cell table:formula="of:=CONCATENATE(&quot;INSERT INTO ORDERITEM (ID, ORDER_ID, PRODUCT_ID, UNIT_PRICE, QUANTITY) VALUES (&quot;;[.A9];&quot;,&quot;; [.B9]; &quot;,&quot;; [.C9]; &quot;,&quot;;  [.D9]; &quot;,&quot;; [.E9]; ; &quot;);&quot;)" office:value-type="string" office:string-value="INSERT INTO ORDERITEM (ID, ORDER_ID, PRODUCT_ID, UNIT_PRICE, QUANTITY) VALUES (8,8,8,8,8);" calcext:value-type="string">
            <text:p>INSERT INTO ORDERITEM (ID, ORDER_ID, PRODUCT_ID, UNIT_PRICE, QUANTITY) VALUES (8,8,8,8,8);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table:formula="of:=[.C10]" office:value-type="float" office:value="9" calcext:value-type="float">
            <text:p>9</text:p>
          </table:table-cell>
          <table:table-cell table:formula="of:=[.$B10]" office:value-type="float" office:value="9" calcext:value-type="float">
            <text:p>9</text:p>
          </table:table-cell>
          <table:table-cell table:formula="of:=CONCATENATE(&quot;INSERT INTO ORDERITEM (ID, ORDER_ID, PRODUCT_ID, UNIT_PRICE, QUANTITY) VALUES (&quot;;[.A10];&quot;,&quot;; [.B10]; &quot;,&quot;; [.C10]; &quot;,&quot;;  [.D10]; &quot;,&quot;; [.E10]; ; &quot;);&quot;)" office:value-type="string" office:string-value="INSERT INTO ORDERITEM (ID, ORDER_ID, PRODUCT_ID, UNIT_PRICE, QUANTITY) VALUES (9,9,9,9,9);" calcext:value-type="string">
            <text:p>INSERT INTO ORDERITEM (ID, ORDER_ID, PRODUCT_ID, UNIT_PRICE, QUANTITY) VALUES (9,9,9,9,9);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11]" office:value-type="float" office:value="2" calcext:value-type="float">
            <text:p>2</text:p>
          </table:table-cell>
          <table:table-cell table:formula="of:=[.$B11]" office:value-type="float" office:value="10" calcext:value-type="float">
            <text:p>10</text:p>
          </table:table-cell>
          <table:table-cell table:formula="of:=CONCATENATE(&quot;INSERT INTO ORDERITEM (ID, ORDER_ID, PRODUCT_ID, UNIT_PRICE, QUANTITY) VALUES (&quot;;[.A11];&quot;,&quot;; [.B11]; &quot;,&quot;; [.C11]; &quot;,&quot;;  [.D11]; &quot;,&quot;; [.E11]; ; &quot;);&quot;)" office:value-type="string" office:string-value="INSERT INTO ORDERITEM (ID, ORDER_ID, PRODUCT_ID, UNIT_PRICE, QUANTITY) VALUES (10,10,2,2,10);" calcext:value-type="string">
            <text:p>INSERT INTO ORDERITEM (ID, ORDER_ID, PRODUCT_ID, UNIT_PRICE, QUANTITY) VALUES (10,10,2,2,10);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12]" office:value-type="float" office:value="3" calcext:value-type="float">
            <text:p>3</text:p>
          </table:table-cell>
          <table:table-cell table:formula="of:=[.$B12]" office:value-type="float" office:value="11" calcext:value-type="float">
            <text:p>11</text:p>
          </table:table-cell>
          <table:table-cell table:formula="of:=CONCATENATE(&quot;INSERT INTO ORDERITEM (ID, ORDER_ID, PRODUCT_ID, UNIT_PRICE, QUANTITY) VALUES (&quot;;[.A12];&quot;,&quot;; [.B12]; &quot;,&quot;; [.C12]; &quot;,&quot;;  [.D12]; &quot;,&quot;; [.E12]; ; &quot;);&quot;)" office:value-type="string" office:string-value="INSERT INTO ORDERITEM (ID, ORDER_ID, PRODUCT_ID, UNIT_PRICE, QUANTITY) VALUES (11,11,3,3,11);" calcext:value-type="string">
            <text:p>INSERT INTO ORDERITEM (ID, ORDER_ID, PRODUCT_ID, UNIT_PRICE, QUANTITY) VALUES (11,11,3,3,11);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13]" office:value-type="float" office:value="4" calcext:value-type="float">
            <text:p>4</text:p>
          </table:table-cell>
          <table:table-cell table:formula="of:=[.$B13]" office:value-type="float" office:value="12" calcext:value-type="float">
            <text:p>12</text:p>
          </table:table-cell>
          <table:table-cell table:formula="of:=CONCATENATE(&quot;INSERT INTO ORDERITEM (ID, ORDER_ID, PRODUCT_ID, UNIT_PRICE, QUANTITY) VALUES (&quot;;[.A13];&quot;,&quot;; [.B13]; &quot;,&quot;; [.C13]; &quot;,&quot;;  [.D13]; &quot;,&quot;; [.E13]; ; &quot;);&quot;)" office:value-type="string" office:string-value="INSERT INTO ORDERITEM (ID, ORDER_ID, PRODUCT_ID, UNIT_PRICE, QUANTITY) VALUES (12,12,4,4,12);" calcext:value-type="string">
            <text:p>INSERT INTO ORDERITEM (ID, ORDER_ID, PRODUCT_ID, UNIT_PRICE, QUANTITY) VALUES (12,12,4,4,12);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14]" office:value-type="float" office:value="5" calcext:value-type="float">
            <text:p>5</text:p>
          </table:table-cell>
          <table:table-cell table:formula="of:=[.$B14]" office:value-type="float" office:value="13" calcext:value-type="float">
            <text:p>13</text:p>
          </table:table-cell>
          <table:table-cell table:formula="of:=CONCATENATE(&quot;INSERT INTO ORDERITEM (ID, ORDER_ID, PRODUCT_ID, UNIT_PRICE, QUANTITY) VALUES (&quot;;[.A14];&quot;,&quot;; [.B14]; &quot;,&quot;; [.C14]; &quot;,&quot;;  [.D14]; &quot;,&quot;; [.E14]; ; &quot;);&quot;)" office:value-type="string" office:string-value="INSERT INTO ORDERITEM (ID, ORDER_ID, PRODUCT_ID, UNIT_PRICE, QUANTITY) VALUES (13,13,5,5,13);" calcext:value-type="string">
            <text:p>INSERT INTO ORDERITEM (ID, ORDER_ID, PRODUCT_ID, UNIT_PRICE, QUANTITY) VALUES (13,13,5,5,13);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15]" office:value-type="float" office:value="6" calcext:value-type="float">
            <text:p>6</text:p>
          </table:table-cell>
          <table:table-cell table:formula="of:=[.$B15]" office:value-type="float" office:value="14" calcext:value-type="float">
            <text:p>14</text:p>
          </table:table-cell>
          <table:table-cell table:formula="of:=CONCATENATE(&quot;INSERT INTO ORDERITEM (ID, ORDER_ID, PRODUCT_ID, UNIT_PRICE, QUANTITY) VALUES (&quot;;[.A15];&quot;,&quot;; [.B15]; &quot;,&quot;; [.C15]; &quot;,&quot;;  [.D15]; &quot;,&quot;; [.E15]; ; &quot;);&quot;)" office:value-type="string" office:string-value="INSERT INTO ORDERITEM (ID, ORDER_ID, PRODUCT_ID, UNIT_PRICE, QUANTITY) VALUES (14,14,6,6,14);" calcext:value-type="string">
            <text:p>INSERT INTO ORDERITEM (ID, ORDER_ID, PRODUCT_ID, UNIT_PRICE, QUANTITY) VALUES (14,14,6,6,14);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C16]" office:value-type="float" office:value="7" calcext:value-type="float">
            <text:p>7</text:p>
          </table:table-cell>
          <table:table-cell table:formula="of:=[.$B16]" office:value-type="float" office:value="15" calcext:value-type="float">
            <text:p>15</text:p>
          </table:table-cell>
          <table:table-cell table:formula="of:=CONCATENATE(&quot;INSERT INTO ORDERITEM (ID, ORDER_ID, PRODUCT_ID, UNIT_PRICE, QUANTITY) VALUES (&quot;;[.A16];&quot;,&quot;; [.B16]; &quot;,&quot;; [.C16]; &quot;,&quot;;  [.D16]; &quot;,&quot;; [.E16]; ; &quot;);&quot;)" office:value-type="string" office:string-value="INSERT INTO ORDERITEM (ID, ORDER_ID, PRODUCT_ID, UNIT_PRICE, QUANTITY) VALUES (15,15,7,7,15);" calcext:value-type="string">
            <text:p>INSERT INTO ORDERITEM (ID, ORDER_ID, PRODUCT_ID, UNIT_PRICE, QUANTITY) VALUES (15,15,7,7,15);</text:p>
          </table:table-cell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C17]" office:value-type="float" office:value="8" calcext:value-type="float">
            <text:p>8</text:p>
          </table:table-cell>
          <table:table-cell table:formula="of:=[.$B17]" office:value-type="float" office:value="16" calcext:value-type="float">
            <text:p>16</text:p>
          </table:table-cell>
          <table:table-cell table:formula="of:=CONCATENATE(&quot;INSERT INTO ORDERITEM (ID, ORDER_ID, PRODUCT_ID, UNIT_PRICE, QUANTITY) VALUES (&quot;;[.A17];&quot;,&quot;; [.B17]; &quot;,&quot;; [.C17]; &quot;,&quot;;  [.D17]; &quot;,&quot;; [.E17]; ; &quot;);&quot;)" office:value-type="string" office:string-value="INSERT INTO ORDERITEM (ID, ORDER_ID, PRODUCT_ID, UNIT_PRICE, QUANTITY) VALUES (16,16,8,8,16);" calcext:value-type="string">
            <text:p>INSERT INTO ORDERITEM (ID, ORDER_ID, PRODUCT_ID, UNIT_PRICE, QUANTITY) VALUES (16,16,8,8,16);</text:p>
          </table:table-cell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C18]" office:value-type="float" office:value="9" calcext:value-type="float">
            <text:p>9</text:p>
          </table:table-cell>
          <table:table-cell table:formula="of:=[.$B18]" office:value-type="float" office:value="17" calcext:value-type="float">
            <text:p>17</text:p>
          </table:table-cell>
          <table:table-cell table:formula="of:=CONCATENATE(&quot;INSERT INTO ORDERITEM (ID, ORDER_ID, PRODUCT_ID, UNIT_PRICE, QUANTITY) VALUES (&quot;;[.A18];&quot;,&quot;; [.B18]; &quot;,&quot;; [.C18]; &quot;,&quot;;  [.D18]; &quot;,&quot;; [.E18]; ; &quot;);&quot;)" office:value-type="string" office:string-value="INSERT INTO ORDERITEM (ID, ORDER_ID, PRODUCT_ID, UNIT_PRICE, QUANTITY) VALUES (17,17,9,9,17);" calcext:value-type="string">
            <text:p>INSERT INTO ORDERITEM (ID, ORDER_ID, PRODUCT_ID, UNIT_PRICE, QUANTITY) VALUES (17,17,9,9,17);</text:p>
          </table:table-cell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19]" office:value-type="float" office:value="3" calcext:value-type="float">
            <text:p>3</text:p>
          </table:table-cell>
          <table:table-cell table:formula="of:=[.$B19]" office:value-type="float" office:value="18" calcext:value-type="float">
            <text:p>18</text:p>
          </table:table-cell>
          <table:table-cell table:formula="of:=CONCATENATE(&quot;INSERT INTO ORDERITEM (ID, ORDER_ID, PRODUCT_ID, UNIT_PRICE, QUANTITY) VALUES (&quot;;[.A19];&quot;,&quot;; [.B19]; &quot;,&quot;; [.C19]; &quot;,&quot;;  [.D19]; &quot;,&quot;; [.E19]; ; &quot;);&quot;)" office:value-type="string" office:string-value="INSERT INTO ORDERITEM (ID, ORDER_ID, PRODUCT_ID, UNIT_PRICE, QUANTITY) VALUES (18,18,3,3,18);" calcext:value-type="string">
            <text:p>INSERT INTO ORDERITEM (ID, ORDER_ID, PRODUCT_ID, UNIT_PRICE, QUANTITY) VALUES (18,18,3,3,18);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C20]" office:value-type="float" office:value="4" calcext:value-type="float">
            <text:p>4</text:p>
          </table:table-cell>
          <table:table-cell table:formula="of:=[.$B20]" office:value-type="float" office:value="19" calcext:value-type="float">
            <text:p>19</text:p>
          </table:table-cell>
          <table:table-cell table:formula="of:=CONCATENATE(&quot;INSERT INTO ORDERITEM (ID, ORDER_ID, PRODUCT_ID, UNIT_PRICE, QUANTITY) VALUES (&quot;;[.A20];&quot;,&quot;; [.B20]; &quot;,&quot;; [.C20]; &quot;,&quot;;  [.D20]; &quot;,&quot;; [.E20]; ; &quot;);&quot;)" office:value-type="string" office:string-value="INSERT INTO ORDERITEM (ID, ORDER_ID, PRODUCT_ID, UNIT_PRICE, QUANTITY) VALUES (19,19,4,4,19);" calcext:value-type="string">
            <text:p>INSERT INTO ORDERITEM (ID, ORDER_ID, PRODUCT_ID, UNIT_PRICE, QUANTITY) VALUES (19,19,4,4,19);</text:p>
          </table:table-cell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C21]" office:value-type="float" office:value="5" calcext:value-type="float">
            <text:p>5</text:p>
          </table:table-cell>
          <table:table-cell table:formula="of:=[.$B21]" office:value-type="float" office:value="20" calcext:value-type="float">
            <text:p>20</text:p>
          </table:table-cell>
          <table:table-cell table:formula="of:=CONCATENATE(&quot;INSERT INTO ORDERITEM (ID, ORDER_ID, PRODUCT_ID, UNIT_PRICE, QUANTITY) VALUES (&quot;;[.A21];&quot;,&quot;; [.B21]; &quot;,&quot;; [.C21]; &quot;,&quot;;  [.D21]; &quot;,&quot;; [.E21]; ; &quot;);&quot;)" office:value-type="string" office:string-value="INSERT INTO ORDERITEM (ID, ORDER_ID, PRODUCT_ID, UNIT_PRICE, QUANTITY) VALUES (20,20,5,5,20);" calcext:value-type="string">
            <text:p>INSERT INTO ORDERITEM (ID, ORDER_ID, PRODUCT_ID, UNIT_PRICE, QUANTITY) VALUES (20,20,5,5,20);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C22]" office:value-type="float" office:value="6" calcext:value-type="float">
            <text:p>6</text:p>
          </table:table-cell>
          <table:table-cell table:formula="of:=[.$B22]" office:value-type="float" office:value="21" calcext:value-type="float">
            <text:p>21</text:p>
          </table:table-cell>
          <table:table-cell table:formula="of:=CONCATENATE(&quot;INSERT INTO ORDERITEM (ID, ORDER_ID, PRODUCT_ID, UNIT_PRICE, QUANTITY) VALUES (&quot;;[.A22];&quot;,&quot;; [.B22]; &quot;,&quot;; [.C22]; &quot;,&quot;;  [.D22]; &quot;,&quot;; [.E22]; ; &quot;);&quot;)" office:value-type="string" office:string-value="INSERT INTO ORDERITEM (ID, ORDER_ID, PRODUCT_ID, UNIT_PRICE, QUANTITY) VALUES (21,21,6,6,21);" calcext:value-type="string">
            <text:p>INSERT INTO ORDERITEM (ID, ORDER_ID, PRODUCT_ID, UNIT_PRICE, QUANTITY) VALUES (21,21,6,6,21);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C23]" office:value-type="float" office:value="7" calcext:value-type="float">
            <text:p>7</text:p>
          </table:table-cell>
          <table:table-cell table:formula="of:=[.$B23]" office:value-type="float" office:value="22" calcext:value-type="float">
            <text:p>22</text:p>
          </table:table-cell>
          <table:table-cell table:formula="of:=CONCATENATE(&quot;INSERT INTO ORDERITEM (ID, ORDER_ID, PRODUCT_ID, UNIT_PRICE, QUANTITY) VALUES (&quot;;[.A23];&quot;,&quot;; [.B23]; &quot;,&quot;; [.C23]; &quot;,&quot;;  [.D23]; &quot;,&quot;; [.E23]; ; &quot;);&quot;)" office:value-type="string" office:string-value="INSERT INTO ORDERITEM (ID, ORDER_ID, PRODUCT_ID, UNIT_PRICE, QUANTITY) VALUES (22,22,7,7,22);" calcext:value-type="string">
            <text:p>INSERT INTO ORDERITEM (ID, ORDER_ID, PRODUCT_ID, UNIT_PRICE, QUANTITY) VALUES (22,22,7,7,22);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C24]" office:value-type="float" office:value="8" calcext:value-type="float">
            <text:p>8</text:p>
          </table:table-cell>
          <table:table-cell table:formula="of:=[.$B24]" office:value-type="float" office:value="23" calcext:value-type="float">
            <text:p>23</text:p>
          </table:table-cell>
          <table:table-cell table:formula="of:=CONCATENATE(&quot;INSERT INTO ORDERITEM (ID, ORDER_ID, PRODUCT_ID, UNIT_PRICE, QUANTITY) VALUES (&quot;;[.A24];&quot;,&quot;; [.B24]; &quot;,&quot;; [.C24]; &quot;,&quot;;  [.D24]; &quot;,&quot;; [.E24]; ; &quot;);&quot;)" office:value-type="string" office:string-value="INSERT INTO ORDERITEM (ID, ORDER_ID, PRODUCT_ID, UNIT_PRICE, QUANTITY) VALUES (23,23,8,8,23);" calcext:value-type="string">
            <text:p>INSERT INTO ORDERITEM (ID, ORDER_ID, PRODUCT_ID, UNIT_PRICE, QUANTITY) VALUES (23,23,8,8,23);</text:p>
          </table:table-cell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[.C25]" office:value-type="float" office:value="9" calcext:value-type="float">
            <text:p>9</text:p>
          </table:table-cell>
          <table:table-cell table:formula="of:=[.$B25]" office:value-type="float" office:value="24" calcext:value-type="float">
            <text:p>24</text:p>
          </table:table-cell>
          <table:table-cell table:formula="of:=CONCATENATE(&quot;INSERT INTO ORDERITEM (ID, ORDER_ID, PRODUCT_ID, UNIT_PRICE, QUANTITY) VALUES (&quot;;[.A25];&quot;,&quot;; [.B25]; &quot;,&quot;; [.C25]; &quot;,&quot;;  [.D25]; &quot;,&quot;; [.E25]; ; &quot;);&quot;)" office:value-type="string" office:string-value="INSERT INTO ORDERITEM (ID, ORDER_ID, PRODUCT_ID, UNIT_PRICE, QUANTITY) VALUES (24,24,9,9,24);" calcext:value-type="string">
            <text:p>INSERT INTO ORDERITEM (ID, ORDER_ID, PRODUCT_ID, UNIT_PRICE, QUANTITY) VALUES (24,24,9,9,24);</text:p>
          </table:table-cell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C26]" office:value-type="float" office:value="4" calcext:value-type="float">
            <text:p>4</text:p>
          </table:table-cell>
          <table:table-cell table:formula="of:=[.$B26]" office:value-type="float" office:value="25" calcext:value-type="float">
            <text:p>25</text:p>
          </table:table-cell>
          <table:table-cell table:formula="of:=CONCATENATE(&quot;INSERT INTO ORDERITEM (ID, ORDER_ID, PRODUCT_ID, UNIT_PRICE, QUANTITY) VALUES (&quot;;[.A26];&quot;,&quot;; [.B26]; &quot;,&quot;; [.C26]; &quot;,&quot;;  [.D26]; &quot;,&quot;; [.E26]; ; &quot;);&quot;)" office:value-type="string" office:string-value="INSERT INTO ORDERITEM (ID, ORDER_ID, PRODUCT_ID, UNIT_PRICE, QUANTITY) VALUES (25,25,4,4,25);" calcext:value-type="string">
            <text:p>INSERT INTO ORDERITEM (ID, ORDER_ID, PRODUCT_ID, UNIT_PRICE, QUANTITY) VALUES (25,25,4,4,25);</text:p>
          </table:table-cell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C27]" office:value-type="float" office:value="5" calcext:value-type="float">
            <text:p>5</text:p>
          </table:table-cell>
          <table:table-cell table:formula="of:=[.$B27]" office:value-type="float" office:value="26" calcext:value-type="float">
            <text:p>26</text:p>
          </table:table-cell>
          <table:table-cell table:formula="of:=CONCATENATE(&quot;INSERT INTO ORDERITEM (ID, ORDER_ID, PRODUCT_ID, UNIT_PRICE, QUANTITY) VALUES (&quot;;[.A27];&quot;,&quot;; [.B27]; &quot;,&quot;; [.C27]; &quot;,&quot;;  [.D27]; &quot;,&quot;; [.E27]; ; &quot;);&quot;)" office:value-type="string" office:string-value="INSERT INTO ORDERITEM (ID, ORDER_ID, PRODUCT_ID, UNIT_PRICE, QUANTITY) VALUES (26,26,5,5,26);" calcext:value-type="string">
            <text:p>INSERT INTO ORDERITEM (ID, ORDER_ID, PRODUCT_ID, UNIT_PRICE, QUANTITY) VALUES (26,26,5,5,26);</text:p>
          </table:table-cell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formula="of:=[.C28]" office:value-type="float" office:value="6" calcext:value-type="float">
            <text:p>6</text:p>
          </table:table-cell>
          <table:table-cell table:formula="of:=[.$B28]" office:value-type="float" office:value="27" calcext:value-type="float">
            <text:p>27</text:p>
          </table:table-cell>
          <table:table-cell table:formula="of:=CONCATENATE(&quot;INSERT INTO ORDERITEM (ID, ORDER_ID, PRODUCT_ID, UNIT_PRICE, QUANTITY) VALUES (&quot;;[.A28];&quot;,&quot;; [.B28]; &quot;,&quot;; [.C28]; &quot;,&quot;;  [.D28]; &quot;,&quot;; [.E28]; ; &quot;);&quot;)" office:value-type="string" office:string-value="INSERT INTO ORDERITEM (ID, ORDER_ID, PRODUCT_ID, UNIT_PRICE, QUANTITY) VALUES (27,27,6,6,27);" calcext:value-type="string">
            <text:p>INSERT INTO ORDERITEM (ID, ORDER_ID, PRODUCT_ID, UNIT_PRICE, QUANTITY) VALUES (27,27,6,6,27);</text:p>
          </table:table-cell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formula="of:=[.C29]" office:value-type="float" office:value="7" calcext:value-type="float">
            <text:p>7</text:p>
          </table:table-cell>
          <table:table-cell table:formula="of:=[.$B29]" office:value-type="float" office:value="28" calcext:value-type="float">
            <text:p>28</text:p>
          </table:table-cell>
          <table:table-cell table:formula="of:=CONCATENATE(&quot;INSERT INTO ORDERITEM (ID, ORDER_ID, PRODUCT_ID, UNIT_PRICE, QUANTITY) VALUES (&quot;;[.A29];&quot;,&quot;; [.B29]; &quot;,&quot;; [.C29]; &quot;,&quot;;  [.D29]; &quot;,&quot;; [.E29]; ; &quot;);&quot;)" office:value-type="string" office:string-value="INSERT INTO ORDERITEM (ID, ORDER_ID, PRODUCT_ID, UNIT_PRICE, QUANTITY) VALUES (28,28,7,7,28);" calcext:value-type="string">
            <text:p>INSERT INTO ORDERITEM (ID, ORDER_ID, PRODUCT_ID, UNIT_PRICE, QUANTITY) VALUES (28,28,7,7,28);</text:p>
          </table:table-cell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C30]" office:value-type="float" office:value="8" calcext:value-type="float">
            <text:p>8</text:p>
          </table:table-cell>
          <table:table-cell table:formula="of:=[.$B30]" office:value-type="float" office:value="29" calcext:value-type="float">
            <text:p>29</text:p>
          </table:table-cell>
          <table:table-cell table:formula="of:=CONCATENATE(&quot;INSERT INTO ORDERITEM (ID, ORDER_ID, PRODUCT_ID, UNIT_PRICE, QUANTITY) VALUES (&quot;;[.A30];&quot;,&quot;; [.B30]; &quot;,&quot;; [.C30]; &quot;,&quot;;  [.D30]; &quot;,&quot;; [.E30]; ; &quot;);&quot;)" office:value-type="string" office:string-value="INSERT INTO ORDERITEM (ID, ORDER_ID, PRODUCT_ID, UNIT_PRICE, QUANTITY) VALUES (29,29,8,8,29);" calcext:value-type="string">
            <text:p>INSERT INTO ORDERITEM (ID, ORDER_ID, PRODUCT_ID, UNIT_PRICE, QUANTITY) VALUES (29,29,8,8,29);</text:p>
          </table:table-cell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formula="of:=[.C31]" office:value-type="float" office:value="9" calcext:value-type="float">
            <text:p>9</text:p>
          </table:table-cell>
          <table:table-cell table:formula="of:=[.$B31]" office:value-type="float" office:value="30" calcext:value-type="float">
            <text:p>30</text:p>
          </table:table-cell>
          <table:table-cell table:formula="of:=CONCATENATE(&quot;INSERT INTO ORDERITEM (ID, ORDER_ID, PRODUCT_ID, UNIT_PRICE, QUANTITY) VALUES (&quot;;[.A31];&quot;,&quot;; [.B31]; &quot;,&quot;; [.C31]; &quot;,&quot;;  [.D31]; &quot;,&quot;; [.E31]; ; &quot;);&quot;)" office:value-type="string" office:string-value="INSERT INTO ORDERITEM (ID, ORDER_ID, PRODUCT_ID, UNIT_PRICE, QUANTITY) VALUES (30,30,9,9,30);" calcext:value-type="string">
            <text:p>INSERT INTO ORDERITEM (ID, ORDER_ID, PRODUCT_ID, UNIT_PRICE, QUANTITY) VALUES (30,30,9,9,30);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C32]" office:value-type="float" office:value="5" calcext:value-type="float">
            <text:p>5</text:p>
          </table:table-cell>
          <table:table-cell table:formula="of:=[.$B32]" office:value-type="float" office:value="31" calcext:value-type="float">
            <text:p>31</text:p>
          </table:table-cell>
          <table:table-cell table:formula="of:=CONCATENATE(&quot;INSERT INTO ORDERITEM (ID, ORDER_ID, PRODUCT_ID, UNIT_PRICE, QUANTITY) VALUES (&quot;;[.A32];&quot;,&quot;; [.B32]; &quot;,&quot;; [.C32]; &quot;,&quot;;  [.D32]; &quot;,&quot;; [.E32]; ; &quot;);&quot;)" office:value-type="string" office:string-value="INSERT INTO ORDERITEM (ID, ORDER_ID, PRODUCT_ID, UNIT_PRICE, QUANTITY) VALUES (31,31,5,5,31);" calcext:value-type="string">
            <text:p>INSERT INTO ORDERITEM (ID, ORDER_ID, PRODUCT_ID, UNIT_PRICE, QUANTITY) VALUES (31,31,5,5,31);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C33]" office:value-type="float" office:value="6" calcext:value-type="float">
            <text:p>6</text:p>
          </table:table-cell>
          <table:table-cell table:formula="of:=[.$B33]" office:value-type="float" office:value="32" calcext:value-type="float">
            <text:p>32</text:p>
          </table:table-cell>
          <table:table-cell table:formula="of:=CONCATENATE(&quot;INSERT INTO ORDERITEM (ID, ORDER_ID, PRODUCT_ID, UNIT_PRICE, QUANTITY) VALUES (&quot;;[.A33];&quot;,&quot;; [.B33]; &quot;,&quot;; [.C33]; &quot;,&quot;;  [.D33]; &quot;,&quot;; [.E33]; ; &quot;);&quot;)" office:value-type="string" office:string-value="INSERT INTO ORDERITEM (ID, ORDER_ID, PRODUCT_ID, UNIT_PRICE, QUANTITY) VALUES (32,32,6,6,32);" calcext:value-type="string">
            <text:p>INSERT INTO ORDERITEM (ID, ORDER_ID, PRODUCT_ID, UNIT_PRICE, QUANTITY) VALUES (32,32,6,6,32);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C34]" office:value-type="float" office:value="7" calcext:value-type="float">
            <text:p>7</text:p>
          </table:table-cell>
          <table:table-cell table:formula="of:=[.$B34]" office:value-type="float" office:value="33" calcext:value-type="float">
            <text:p>33</text:p>
          </table:table-cell>
          <table:table-cell table:formula="of:=CONCATENATE(&quot;INSERT INTO ORDERITEM (ID, ORDER_ID, PRODUCT_ID, UNIT_PRICE, QUANTITY) VALUES (&quot;;[.A34];&quot;,&quot;; [.B34]; &quot;,&quot;; [.C34]; &quot;,&quot;;  [.D34]; &quot;,&quot;; [.E34]; ; &quot;);&quot;)" office:value-type="string" office:string-value="INSERT INTO ORDERITEM (ID, ORDER_ID, PRODUCT_ID, UNIT_PRICE, QUANTITY) VALUES (33,33,7,7,33);" calcext:value-type="string">
            <text:p>INSERT INTO ORDERITEM (ID, ORDER_ID, PRODUCT_ID, UNIT_PRICE, QUANTITY) VALUES (33,33,7,7,33);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formula="of:=[.C35]" office:value-type="float" office:value="8" calcext:value-type="float">
            <text:p>8</text:p>
          </table:table-cell>
          <table:table-cell table:formula="of:=[.$B35]" office:value-type="float" office:value="34" calcext:value-type="float">
            <text:p>34</text:p>
          </table:table-cell>
          <table:table-cell table:formula="of:=CONCATENATE(&quot;INSERT INTO ORDERITEM (ID, ORDER_ID, PRODUCT_ID, UNIT_PRICE, QUANTITY) VALUES (&quot;;[.A35];&quot;,&quot;; [.B35]; &quot;,&quot;; [.C35]; &quot;,&quot;;  [.D35]; &quot;,&quot;; [.E35]; ; &quot;);&quot;)" office:value-type="string" office:string-value="INSERT INTO ORDERITEM (ID, ORDER_ID, PRODUCT_ID, UNIT_PRICE, QUANTITY) VALUES (34,34,8,8,34);" calcext:value-type="string">
            <text:p>INSERT INTO ORDERITEM (ID, ORDER_ID, PRODUCT_ID, UNIT_PRICE, QUANTITY) VALUES (34,34,8,8,34);</text:p>
          </table:table-cell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table:formula="of:=[.C36]" office:value-type="float" office:value="9" calcext:value-type="float">
            <text:p>9</text:p>
          </table:table-cell>
          <table:table-cell table:formula="of:=[.$B36]" office:value-type="float" office:value="35" calcext:value-type="float">
            <text:p>35</text:p>
          </table:table-cell>
          <table:table-cell table:formula="of:=CONCATENATE(&quot;INSERT INTO ORDERITEM (ID, ORDER_ID, PRODUCT_ID, UNIT_PRICE, QUANTITY) VALUES (&quot;;[.A36];&quot;,&quot;; [.B36]; &quot;,&quot;; [.C36]; &quot;,&quot;;  [.D36]; &quot;,&quot;; [.E36]; ; &quot;);&quot;)" office:value-type="string" office:string-value="INSERT INTO ORDERITEM (ID, ORDER_ID, PRODUCT_ID, UNIT_PRICE, QUANTITY) VALUES (35,35,9,9,35);" calcext:value-type="string">
            <text:p>INSERT INTO ORDERITEM (ID, ORDER_ID, PRODUCT_ID, UNIT_PRICE, QUANTITY) VALUES (35,35,9,9,35);</text:p>
          </table:table-cell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C37]" office:value-type="float" office:value="6" calcext:value-type="float">
            <text:p>6</text:p>
          </table:table-cell>
          <table:table-cell table:formula="of:=[.$B37]" office:value-type="float" office:value="36" calcext:value-type="float">
            <text:p>36</text:p>
          </table:table-cell>
          <table:table-cell table:formula="of:=CONCATENATE(&quot;INSERT INTO ORDERITEM (ID, ORDER_ID, PRODUCT_ID, UNIT_PRICE, QUANTITY) VALUES (&quot;;[.A37];&quot;,&quot;; [.B37]; &quot;,&quot;; [.C37]; &quot;,&quot;;  [.D37]; &quot;,&quot;; [.E37]; ; &quot;);&quot;)" office:value-type="string" office:string-value="INSERT INTO ORDERITEM (ID, ORDER_ID, PRODUCT_ID, UNIT_PRICE, QUANTITY) VALUES (36,36,6,6,36);" calcext:value-type="string">
            <text:p>INSERT INTO ORDERITEM (ID, ORDER_ID, PRODUCT_ID, UNIT_PRICE, QUANTITY) VALUES (36,36,6,6,36);</text:p>
          </table:table-cell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table:formula="of:=[.C38]" office:value-type="float" office:value="7" calcext:value-type="float">
            <text:p>7</text:p>
          </table:table-cell>
          <table:table-cell table:formula="of:=[.$B38]" office:value-type="float" office:value="37" calcext:value-type="float">
            <text:p>37</text:p>
          </table:table-cell>
          <table:table-cell table:formula="of:=CONCATENATE(&quot;INSERT INTO ORDERITEM (ID, ORDER_ID, PRODUCT_ID, UNIT_PRICE, QUANTITY) VALUES (&quot;;[.A38];&quot;,&quot;; [.B38]; &quot;,&quot;; [.C38]; &quot;,&quot;;  [.D38]; &quot;,&quot;; [.E38]; ; &quot;);&quot;)" office:value-type="string" office:string-value="INSERT INTO ORDERITEM (ID, ORDER_ID, PRODUCT_ID, UNIT_PRICE, QUANTITY) VALUES (37,37,7,7,37);" calcext:value-type="string">
            <text:p>INSERT INTO ORDERITEM (ID, ORDER_ID, PRODUCT_ID, UNIT_PRICE, QUANTITY) VALUES (37,37,7,7,37);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C39]" office:value-type="float" office:value="8" calcext:value-type="float">
            <text:p>8</text:p>
          </table:table-cell>
          <table:table-cell table:formula="of:=[.$B39]" office:value-type="float" office:value="38" calcext:value-type="float">
            <text:p>38</text:p>
          </table:table-cell>
          <table:table-cell table:formula="of:=CONCATENATE(&quot;INSERT INTO ORDERITEM (ID, ORDER_ID, PRODUCT_ID, UNIT_PRICE, QUANTITY) VALUES (&quot;;[.A39];&quot;,&quot;; [.B39]; &quot;,&quot;; [.C39]; &quot;,&quot;;  [.D39]; &quot;,&quot;; [.E39]; ; &quot;);&quot;)" office:value-type="string" office:string-value="INSERT INTO ORDERITEM (ID, ORDER_ID, PRODUCT_ID, UNIT_PRICE, QUANTITY) VALUES (38,38,8,8,38);" calcext:value-type="string">
            <text:p>INSERT INTO ORDERITEM (ID, ORDER_ID, PRODUCT_ID, UNIT_PRICE, QUANTITY) VALUES (38,38,8,8,38);</text:p>
          </table:table-cell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9" calcext:value-type="float">
            <text:p>9</text:p>
          </table:table-cell>
          <table:table-cell table:formula="of:=[.C40]" office:value-type="float" office:value="9" calcext:value-type="float">
            <text:p>9</text:p>
          </table:table-cell>
          <table:table-cell table:formula="of:=[.$B40]" office:value-type="float" office:value="39" calcext:value-type="float">
            <text:p>39</text:p>
          </table:table-cell>
          <table:table-cell table:formula="of:=CONCATENATE(&quot;INSERT INTO ORDERITEM (ID, ORDER_ID, PRODUCT_ID, UNIT_PRICE, QUANTITY) VALUES (&quot;;[.A40];&quot;,&quot;; [.B40]; &quot;,&quot;; [.C40]; &quot;,&quot;;  [.D40]; &quot;,&quot;; [.E40]; ; &quot;);&quot;)" office:value-type="string" office:string-value="INSERT INTO ORDERITEM (ID, ORDER_ID, PRODUCT_ID, UNIT_PRICE, QUANTITY) VALUES (39,39,9,9,39);" calcext:value-type="string">
            <text:p>INSERT INTO ORDERITEM (ID, ORDER_ID, PRODUCT_ID, UNIT_PRICE, QUANTITY) VALUES (39,39,9,9,39);</text:p>
          </table:table-cell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formula="of:=[.C41]" office:value-type="float" office:value="7" calcext:value-type="float">
            <text:p>7</text:p>
          </table:table-cell>
          <table:table-cell table:formula="of:=[.$B41]" office:value-type="float" office:value="40" calcext:value-type="float">
            <text:p>40</text:p>
          </table:table-cell>
          <table:table-cell table:formula="of:=CONCATENATE(&quot;INSERT INTO ORDERITEM (ID, ORDER_ID, PRODUCT_ID, UNIT_PRICE, QUANTITY) VALUES (&quot;;[.A41];&quot;,&quot;; [.B41]; &quot;,&quot;; [.C41]; &quot;,&quot;;  [.D41]; &quot;,&quot;; [.E41]; ; &quot;);&quot;)" office:value-type="string" office:string-value="INSERT INTO ORDERITEM (ID, ORDER_ID, PRODUCT_ID, UNIT_PRICE, QUANTITY) VALUES (40,40,7,7,40);" calcext:value-type="string">
            <text:p>INSERT INTO ORDERITEM (ID, ORDER_ID, PRODUCT_ID, UNIT_PRICE, QUANTITY) VALUES (40,40,7,7,40);</text:p>
          </table:table-cell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formula="of:=[.C42]" office:value-type="float" office:value="8" calcext:value-type="float">
            <text:p>8</text:p>
          </table:table-cell>
          <table:table-cell table:formula="of:=[.$B42]" office:value-type="float" office:value="41" calcext:value-type="float">
            <text:p>41</text:p>
          </table:table-cell>
          <table:table-cell table:formula="of:=CONCATENATE(&quot;INSERT INTO ORDERITEM (ID, ORDER_ID, PRODUCT_ID, UNIT_PRICE, QUANTITY) VALUES (&quot;;[.A42];&quot;,&quot;; [.B42]; &quot;,&quot;; [.C42]; &quot;,&quot;;  [.D42]; &quot;,&quot;; [.E42]; ; &quot;);&quot;)" office:value-type="string" office:string-value="INSERT INTO ORDERITEM (ID, ORDER_ID, PRODUCT_ID, UNIT_PRICE, QUANTITY) VALUES (41,41,8,8,41);" calcext:value-type="string">
            <text:p>INSERT INTO ORDERITEM (ID, ORDER_ID, PRODUCT_ID, UNIT_PRICE, QUANTITY) VALUES (41,41,8,8,41);</text:p>
          </table:table-cell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[.C43]" office:value-type="float" office:value="9" calcext:value-type="float">
            <text:p>9</text:p>
          </table:table-cell>
          <table:table-cell table:formula="of:=[.$B43]" office:value-type="float" office:value="42" calcext:value-type="float">
            <text:p>42</text:p>
          </table:table-cell>
          <table:table-cell table:formula="of:=CONCATENATE(&quot;INSERT INTO ORDERITEM (ID, ORDER_ID, PRODUCT_ID, UNIT_PRICE, QUANTITY) VALUES (&quot;;[.A43];&quot;,&quot;; [.B43]; &quot;,&quot;; [.C43]; &quot;,&quot;;  [.D43]; &quot;,&quot;; [.E43]; ; &quot;);&quot;)" office:value-type="string" office:string-value="INSERT INTO ORDERITEM (ID, ORDER_ID, PRODUCT_ID, UNIT_PRICE, QUANTITY) VALUES (42,42,9,9,42);" calcext:value-type="string">
            <text:p>INSERT INTO ORDERITEM (ID, ORDER_ID, PRODUCT_ID, UNIT_PRICE, QUANTITY) VALUES (42,42,9,9,42);</text:p>
          </table:table-cell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formula="of:=[.C44]" office:value-type="float" office:value="8" calcext:value-type="float">
            <text:p>8</text:p>
          </table:table-cell>
          <table:table-cell table:formula="of:=[.$B44]" office:value-type="float" office:value="43" calcext:value-type="float">
            <text:p>43</text:p>
          </table:table-cell>
          <table:table-cell table:formula="of:=CONCATENATE(&quot;INSERT INTO ORDERITEM (ID, ORDER_ID, PRODUCT_ID, UNIT_PRICE, QUANTITY) VALUES (&quot;;[.A44];&quot;,&quot;; [.B44]; &quot;,&quot;; [.C44]; &quot;,&quot;;  [.D44]; &quot;,&quot;; [.E44]; ; &quot;);&quot;)" office:value-type="string" office:string-value="INSERT INTO ORDERITEM (ID, ORDER_ID, PRODUCT_ID, UNIT_PRICE, QUANTITY) VALUES (43,43,8,8,43);" calcext:value-type="string">
            <text:p>INSERT INTO ORDERITEM (ID, ORDER_ID, PRODUCT_ID, UNIT_PRICE, QUANTITY) VALUES (43,43,8,8,43);</text:p>
          </table:table-cell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table:formula="of:=[.C45]" office:value-type="float" office:value="9" calcext:value-type="float">
            <text:p>9</text:p>
          </table:table-cell>
          <table:table-cell table:formula="of:=[.$B45]" office:value-type="float" office:value="44" calcext:value-type="float">
            <text:p>44</text:p>
          </table:table-cell>
          <table:table-cell table:formula="of:=CONCATENATE(&quot;INSERT INTO ORDERITEM (ID, ORDER_ID, PRODUCT_ID, UNIT_PRICE, QUANTITY) VALUES (&quot;;[.A45];&quot;,&quot;; [.B45]; &quot;,&quot;; [.C45]; &quot;,&quot;;  [.D45]; &quot;,&quot;; [.E45]; ; &quot;);&quot;)" office:value-type="string" office:string-value="INSERT INTO ORDERITEM (ID, ORDER_ID, PRODUCT_ID, UNIT_PRICE, QUANTITY) VALUES (44,44,9,9,44);" calcext:value-type="string">
            <text:p>INSERT INTO ORDERITEM (ID, ORDER_ID, PRODUCT_ID, UNIT_PRICE, QUANTITY) VALUES (44,44,9,9,44);</text:p>
          </table:table-cell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table:formula="of:=[.C46]" office:value-type="float" office:value="9" calcext:value-type="float">
            <text:p>9</text:p>
          </table:table-cell>
          <table:table-cell table:formula="of:=[.$B46]" office:value-type="float" office:value="45" calcext:value-type="float">
            <text:p>45</text:p>
          </table:table-cell>
          <table:table-cell table:formula="of:=CONCATENATE(&quot;INSERT INTO ORDERITEM (ID, ORDER_ID, PRODUCT_ID, UNIT_PRICE, QUANTITY) VALUES (&quot;;[.A46];&quot;,&quot;; [.B46]; &quot;,&quot;; [.C46]; &quot;,&quot;;  [.D46]; &quot;,&quot;; [.E46]; ; &quot;);&quot;)" office:value-type="string" office:string-value="INSERT INTO ORDERITEM (ID, ORDER_ID, PRODUCT_ID, UNIT_PRICE, QUANTITY) VALUES (45,45,9,9,45);" calcext:value-type="string">
            <text:p>INSERT INTO ORDERITEM (ID, ORDER_ID, PRODUCT_ID, UNIT_PRICE, QUANTITY) VALUES (45,45,9,9,45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C47]" office:value-type="float" office:value="1" calcext:value-type="float">
            <text:p>1</text:p>
          </table:table-cell>
          <table:table-cell table:formula="of:=[.$B47]" office:value-type="float" office:value="45" calcext:value-type="float">
            <text:p>45</text:p>
          </table:table-cell>
          <table:table-cell table:formula="of:=CONCATENATE(&quot;INSERT INTO ORDERITEM (ID, ORDER_ID, PRODUCT_ID, UNIT_PRICE, QUANTITY) VALUES (&quot;;[.A47];&quot;,&quot;; [.B47]; &quot;,&quot;; [.C47]; &quot;,&quot;;  [.D47]; &quot;,&quot;; [.E47]; ; &quot;);&quot;)" office:value-type="string" office:string-value="INSERT INTO ORDERITEM (ID, ORDER_ID, PRODUCT_ID, UNIT_PRICE, QUANTITY) VALUES (46,45,1,1,45);" calcext:value-type="string">
            <text:p>INSERT INTO ORDERITEM (ID, ORDER_ID, PRODUCT_ID, UNIT_PRICE, QUANTITY) VALUES (46,45,1,1,45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[.C48]" office:value-type="float" office:value="2" calcext:value-type="float">
            <text:p>2</text:p>
          </table:table-cell>
          <table:table-cell table:formula="of:=[.$B48]" office:value-type="float" office:value="44" calcext:value-type="float">
            <text:p>44</text:p>
          </table:table-cell>
          <table:table-cell table:formula="of:=CONCATENATE(&quot;INSERT INTO ORDERITEM (ID, ORDER_ID, PRODUCT_ID, UNIT_PRICE, QUANTITY) VALUES (&quot;;[.A48];&quot;,&quot;; [.B48]; &quot;,&quot;; [.C48]; &quot;,&quot;;  [.D48]; &quot;,&quot;; [.E48]; ; &quot;);&quot;)" office:value-type="string" office:string-value="INSERT INTO ORDERITEM (ID, ORDER_ID, PRODUCT_ID, UNIT_PRICE, QUANTITY) VALUES (47,44,2,2,44);" calcext:value-type="string">
            <text:p>INSERT INTO ORDERITEM (ID, ORDER_ID, PRODUCT_ID, UNIT_PRICE, QUANTITY) VALUES (47,44,2,2,44)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[.C49]" office:value-type="float" office:value="3" calcext:value-type="float">
            <text:p>3</text:p>
          </table:table-cell>
          <table:table-cell table:formula="of:=[.$B49]" office:value-type="float" office:value="43" calcext:value-type="float">
            <text:p>43</text:p>
          </table:table-cell>
          <table:table-cell table:formula="of:=CONCATENATE(&quot;INSERT INTO ORDERITEM (ID, ORDER_ID, PRODUCT_ID, UNIT_PRICE, QUANTITY) VALUES (&quot;;[.A49];&quot;,&quot;; [.B49]; &quot;,&quot;; [.C49]; &quot;,&quot;;  [.D49]; &quot;,&quot;; [.E49]; ; &quot;);&quot;)" office:value-type="string" office:string-value="INSERT INTO ORDERITEM (ID, ORDER_ID, PRODUCT_ID, UNIT_PRICE, QUANTITY) VALUES (48,43,3,3,43);" calcext:value-type="string">
            <text:p>INSERT INTO ORDERITEM (ID, ORDER_ID, PRODUCT_ID, UNIT_PRICE, QUANTITY) VALUES (48,43,3,3,43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C50]" office:value-type="float" office:value="4" calcext:value-type="float">
            <text:p>4</text:p>
          </table:table-cell>
          <table:table-cell table:formula="of:=[.$B50]" office:value-type="float" office:value="42" calcext:value-type="float">
            <text:p>42</text:p>
          </table:table-cell>
          <table:table-cell table:formula="of:=CONCATENATE(&quot;INSERT INTO ORDERITEM (ID, ORDER_ID, PRODUCT_ID, UNIT_PRICE, QUANTITY) VALUES (&quot;;[.A50];&quot;,&quot;; [.B50]; &quot;,&quot;; [.C50]; &quot;,&quot;;  [.D50]; &quot;,&quot;; [.E50]; ; &quot;);&quot;)" office:value-type="string" office:string-value="INSERT INTO ORDERITEM (ID, ORDER_ID, PRODUCT_ID, UNIT_PRICE, QUANTITY) VALUES (49,42,4,4,42);" calcext:value-type="string">
            <text:p>INSERT INTO ORDERITEM (ID, ORDER_ID, PRODUCT_ID, UNIT_PRICE, QUANTITY) VALUES (49,42,4,4,42)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formula="of:=[.C51]" office:value-type="float" office:value="5" calcext:value-type="float">
            <text:p>5</text:p>
          </table:table-cell>
          <table:table-cell table:formula="of:=[.$B51]" office:value-type="float" office:value="41" calcext:value-type="float">
            <text:p>41</text:p>
          </table:table-cell>
          <table:table-cell table:formula="of:=CONCATENATE(&quot;INSERT INTO ORDERITEM (ID, ORDER_ID, PRODUCT_ID, UNIT_PRICE, QUANTITY) VALUES (&quot;;[.A51];&quot;,&quot;; [.B51]; &quot;,&quot;; [.C51]; &quot;,&quot;;  [.D51]; &quot;,&quot;; [.E51]; ; &quot;);&quot;)" office:value-type="string" office:string-value="INSERT INTO ORDERITEM (ID, ORDER_ID, PRODUCT_ID, UNIT_PRICE, QUANTITY) VALUES (50,41,5,5,41);" calcext:value-type="string">
            <text:p>INSERT INTO ORDERITEM (ID, ORDER_ID, PRODUCT_ID, UNIT_PRICE, QUANTITY) VALUES (50,41,5,5,41)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[.C52]" office:value-type="float" office:value="6" calcext:value-type="float">
            <text:p>6</text:p>
          </table:table-cell>
          <table:table-cell table:formula="of:=[.$B52]" office:value-type="float" office:value="40" calcext:value-type="float">
            <text:p>40</text:p>
          </table:table-cell>
          <table:table-cell table:formula="of:=CONCATENATE(&quot;INSERT INTO ORDERITEM (ID, ORDER_ID, PRODUCT_ID, UNIT_PRICE, QUANTITY) VALUES (&quot;;[.A52];&quot;,&quot;; [.B52]; &quot;,&quot;; [.C52]; &quot;,&quot;;  [.D52]; &quot;,&quot;; [.E52]; ; &quot;);&quot;)" office:value-type="string" office:string-value="INSERT INTO ORDERITEM (ID, ORDER_ID, PRODUCT_ID, UNIT_PRICE, QUANTITY) VALUES (51,40,6,6,40);" calcext:value-type="string">
            <text:p>INSERT INTO ORDERITEM (ID, ORDER_ID, PRODUCT_ID, UNIT_PRICE, QUANTITY) VALUES (51,40,6,6,40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table:formula="of:=[.C53]" office:value-type="float" office:value="7" calcext:value-type="float">
            <text:p>7</text:p>
          </table:table-cell>
          <table:table-cell table:formula="of:=[.$B53]" office:value-type="float" office:value="39" calcext:value-type="float">
            <text:p>39</text:p>
          </table:table-cell>
          <table:table-cell table:formula="of:=CONCATENATE(&quot;INSERT INTO ORDERITEM (ID, ORDER_ID, PRODUCT_ID, UNIT_PRICE, QUANTITY) VALUES (&quot;;[.A53];&quot;,&quot;; [.B53]; &quot;,&quot;; [.C53]; &quot;,&quot;;  [.D53]; &quot;,&quot;; [.E53]; ; &quot;);&quot;)" office:value-type="string" office:string-value="INSERT INTO ORDERITEM (ID, ORDER_ID, PRODUCT_ID, UNIT_PRICE, QUANTITY) VALUES (52,39,7,7,39);" calcext:value-type="string">
            <text:p>INSERT INTO ORDERITEM (ID, ORDER_ID, PRODUCT_ID, UNIT_PRICE, QUANTITY) VALUES (52,39,7,7,39)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formula="of:=[.C54]" office:value-type="float" office:value="8" calcext:value-type="float">
            <text:p>8</text:p>
          </table:table-cell>
          <table:table-cell table:formula="of:=[.$B54]" office:value-type="float" office:value="38" calcext:value-type="float">
            <text:p>38</text:p>
          </table:table-cell>
          <table:table-cell table:formula="of:=CONCATENATE(&quot;INSERT INTO ORDERITEM (ID, ORDER_ID, PRODUCT_ID, UNIT_PRICE, QUANTITY) VALUES (&quot;;[.A54];&quot;,&quot;; [.B54]; &quot;,&quot;; [.C54]; &quot;,&quot;;  [.D54]; &quot;,&quot;; [.E54]; ; &quot;);&quot;)" office:value-type="string" office:string-value="INSERT INTO ORDERITEM (ID, ORDER_ID, PRODUCT_ID, UNIT_PRICE, QUANTITY) VALUES (53,38,8,8,38);" calcext:value-type="string">
            <text:p>INSERT INTO ORDERITEM (ID, ORDER_ID, PRODUCT_ID, UNIT_PRICE, QUANTITY) VALUES (53,38,8,8,38)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formula="of:=[.C55]" office:value-type="float" office:value="9" calcext:value-type="float">
            <text:p>9</text:p>
          </table:table-cell>
          <table:table-cell table:formula="of:=[.$B55]" office:value-type="float" office:value="37" calcext:value-type="float">
            <text:p>37</text:p>
          </table:table-cell>
          <table:table-cell table:formula="of:=CONCATENATE(&quot;INSERT INTO ORDERITEM (ID, ORDER_ID, PRODUCT_ID, UNIT_PRICE, QUANTITY) VALUES (&quot;;[.A55];&quot;,&quot;; [.B55]; &quot;,&quot;; [.C55]; &quot;,&quot;;  [.D55]; &quot;,&quot;; [.E55]; ; &quot;);&quot;)" office:value-type="string" office:string-value="INSERT INTO ORDERITEM (ID, ORDER_ID, PRODUCT_ID, UNIT_PRICE, QUANTITY) VALUES (54,37,9,9,37);" calcext:value-type="string">
            <text:p>INSERT INTO ORDERITEM (ID, ORDER_ID, PRODUCT_ID, UNIT_PRICE, QUANTITY) VALUES (54,37,9,9,37)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C56]" office:value-type="float" office:value="2" calcext:value-type="float">
            <text:p>2</text:p>
          </table:table-cell>
          <table:table-cell table:formula="of:=[.$B56]" office:value-type="float" office:value="36" calcext:value-type="float">
            <text:p>36</text:p>
          </table:table-cell>
          <table:table-cell table:formula="of:=CONCATENATE(&quot;INSERT INTO ORDERITEM (ID, ORDER_ID, PRODUCT_ID, UNIT_PRICE, QUANTITY) VALUES (&quot;;[.A56];&quot;,&quot;; [.B56]; &quot;,&quot;; [.C56]; &quot;,&quot;;  [.D56]; &quot;,&quot;; [.E56]; ; &quot;);&quot;)" office:value-type="string" office:string-value="INSERT INTO ORDERITEM (ID, ORDER_ID, PRODUCT_ID, UNIT_PRICE, QUANTITY) VALUES (55,36,2,2,36);" calcext:value-type="string">
            <text:p>INSERT INTO ORDERITEM (ID, ORDER_ID, PRODUCT_ID, UNIT_PRICE, QUANTITY) VALUES (55,36,2,2,36)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formula="of:=[.C57]" office:value-type="float" office:value="3" calcext:value-type="float">
            <text:p>3</text:p>
          </table:table-cell>
          <table:table-cell table:formula="of:=[.$B57]" office:value-type="float" office:value="35" calcext:value-type="float">
            <text:p>35</text:p>
          </table:table-cell>
          <table:table-cell table:formula="of:=CONCATENATE(&quot;INSERT INTO ORDERITEM (ID, ORDER_ID, PRODUCT_ID, UNIT_PRICE, QUANTITY) VALUES (&quot;;[.A57];&quot;,&quot;; [.B57]; &quot;,&quot;; [.C57]; &quot;,&quot;;  [.D57]; &quot;,&quot;; [.E57]; ; &quot;);&quot;)" office:value-type="string" office:string-value="INSERT INTO ORDERITEM (ID, ORDER_ID, PRODUCT_ID, UNIT_PRICE, QUANTITY) VALUES (56,35,3,3,35);" calcext:value-type="string">
            <text:p>INSERT INTO ORDERITEM (ID, ORDER_ID, PRODUCT_ID, UNIT_PRICE, QUANTITY) VALUES (56,35,3,3,35)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formula="of:=[.C58]" office:value-type="float" office:value="4" calcext:value-type="float">
            <text:p>4</text:p>
          </table:table-cell>
          <table:table-cell table:formula="of:=[.$B58]" office:value-type="float" office:value="34" calcext:value-type="float">
            <text:p>34</text:p>
          </table:table-cell>
          <table:table-cell table:formula="of:=CONCATENATE(&quot;INSERT INTO ORDERITEM (ID, ORDER_ID, PRODUCT_ID, UNIT_PRICE, QUANTITY) VALUES (&quot;;[.A58];&quot;,&quot;; [.B58]; &quot;,&quot;; [.C58]; &quot;,&quot;;  [.D58]; &quot;,&quot;; [.E58]; ; &quot;);&quot;)" office:value-type="string" office:string-value="INSERT INTO ORDERITEM (ID, ORDER_ID, PRODUCT_ID, UNIT_PRICE, QUANTITY) VALUES (57,34,4,4,34);" calcext:value-type="string">
            <text:p>INSERT INTO ORDERITEM (ID, ORDER_ID, PRODUCT_ID, UNIT_PRICE, QUANTITY) VALUES (57,34,4,4,34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C59]" office:value-type="float" office:value="5" calcext:value-type="float">
            <text:p>5</text:p>
          </table:table-cell>
          <table:table-cell table:formula="of:=[.$B59]" office:value-type="float" office:value="33" calcext:value-type="float">
            <text:p>33</text:p>
          </table:table-cell>
          <table:table-cell table:formula="of:=CONCATENATE(&quot;INSERT INTO ORDERITEM (ID, ORDER_ID, PRODUCT_ID, UNIT_PRICE, QUANTITY) VALUES (&quot;;[.A59];&quot;,&quot;; [.B59]; &quot;,&quot;; [.C59]; &quot;,&quot;;  [.D59]; &quot;,&quot;; [.E59]; ; &quot;);&quot;)" office:value-type="string" office:string-value="INSERT INTO ORDERITEM (ID, ORDER_ID, PRODUCT_ID, UNIT_PRICE, QUANTITY) VALUES (58,33,5,5,33);" calcext:value-type="string">
            <text:p>INSERT INTO ORDERITEM (ID, ORDER_ID, PRODUCT_ID, UNIT_PRICE, QUANTITY) VALUES (58,33,5,5,33)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C60]" office:value-type="float" office:value="6" calcext:value-type="float">
            <text:p>6</text:p>
          </table:table-cell>
          <table:table-cell table:formula="of:=[.$B60]" office:value-type="float" office:value="32" calcext:value-type="float">
            <text:p>32</text:p>
          </table:table-cell>
          <table:table-cell table:formula="of:=CONCATENATE(&quot;INSERT INTO ORDERITEM (ID, ORDER_ID, PRODUCT_ID, UNIT_PRICE, QUANTITY) VALUES (&quot;;[.A60];&quot;,&quot;; [.B60]; &quot;,&quot;; [.C60]; &quot;,&quot;;  [.D60]; &quot;,&quot;; [.E60]; ; &quot;);&quot;)" office:value-type="string" office:string-value="INSERT INTO ORDERITEM (ID, ORDER_ID, PRODUCT_ID, UNIT_PRICE, QUANTITY) VALUES (59,32,6,6,32);" calcext:value-type="string">
            <text:p>INSERT INTO ORDERITEM (ID, ORDER_ID, PRODUCT_ID, UNIT_PRICE, QUANTITY) VALUES (59,32,6,6,32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table:formula="of:=[.C61]" office:value-type="float" office:value="7" calcext:value-type="float">
            <text:p>7</text:p>
          </table:table-cell>
          <table:table-cell table:formula="of:=[.$B61]" office:value-type="float" office:value="31" calcext:value-type="float">
            <text:p>31</text:p>
          </table:table-cell>
          <table:table-cell table:formula="of:=CONCATENATE(&quot;INSERT INTO ORDERITEM (ID, ORDER_ID, PRODUCT_ID, UNIT_PRICE, QUANTITY) VALUES (&quot;;[.A61];&quot;,&quot;; [.B61]; &quot;,&quot;; [.C61]; &quot;,&quot;;  [.D61]; &quot;,&quot;; [.E61]; ; &quot;);&quot;)" office:value-type="string" office:string-value="INSERT INTO ORDERITEM (ID, ORDER_ID, PRODUCT_ID, UNIT_PRICE, QUANTITY) VALUES (60,31,7,7,31);" calcext:value-type="string">
            <text:p>INSERT INTO ORDERITEM (ID, ORDER_ID, PRODUCT_ID, UNIT_PRICE, QUANTITY) VALUES (60,31,7,7,31)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C62]" office:value-type="float" office:value="8" calcext:value-type="float">
            <text:p>8</text:p>
          </table:table-cell>
          <table:table-cell table:formula="of:=[.$B62]" office:value-type="float" office:value="30" calcext:value-type="float">
            <text:p>30</text:p>
          </table:table-cell>
          <table:table-cell table:formula="of:=CONCATENATE(&quot;INSERT INTO ORDERITEM (ID, ORDER_ID, PRODUCT_ID, UNIT_PRICE, QUANTITY) VALUES (&quot;;[.A62];&quot;,&quot;; [.B62]; &quot;,&quot;; [.C62]; &quot;,&quot;;  [.D62]; &quot;,&quot;; [.E62]; ; &quot;);&quot;)" office:value-type="string" office:string-value="INSERT INTO ORDERITEM (ID, ORDER_ID, PRODUCT_ID, UNIT_PRICE, QUANTITY) VALUES (61,30,8,8,30);" calcext:value-type="string">
            <text:p>INSERT INTO ORDERITEM (ID, ORDER_ID, PRODUCT_ID, UNIT_PRICE, QUANTITY) VALUES (61,30,8,8,30)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formula="of:=[.C63]" office:value-type="float" office:value="9" calcext:value-type="float">
            <text:p>9</text:p>
          </table:table-cell>
          <table:table-cell table:formula="of:=[.$B63]" office:value-type="float" office:value="29" calcext:value-type="float">
            <text:p>29</text:p>
          </table:table-cell>
          <table:table-cell table:formula="of:=CONCATENATE(&quot;INSERT INTO ORDERITEM (ID, ORDER_ID, PRODUCT_ID, UNIT_PRICE, QUANTITY) VALUES (&quot;;[.A63];&quot;,&quot;; [.B63]; &quot;,&quot;; [.C63]; &quot;,&quot;;  [.D63]; &quot;,&quot;; [.E63]; ; &quot;);&quot;)" office:value-type="string" office:string-value="INSERT INTO ORDERITEM (ID, ORDER_ID, PRODUCT_ID, UNIT_PRICE, QUANTITY) VALUES (62,29,9,9,29);" calcext:value-type="string">
            <text:p>INSERT INTO ORDERITEM (ID, ORDER_ID, PRODUCT_ID, UNIT_PRICE, QUANTITY) VALUES (62,29,9,9,29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C64]" office:value-type="float" office:value="3" calcext:value-type="float">
            <text:p>3</text:p>
          </table:table-cell>
          <table:table-cell table:formula="of:=[.$B64]" office:value-type="float" office:value="28" calcext:value-type="float">
            <text:p>28</text:p>
          </table:table-cell>
          <table:table-cell table:formula="of:=CONCATENATE(&quot;INSERT INTO ORDERITEM (ID, ORDER_ID, PRODUCT_ID, UNIT_PRICE, QUANTITY) VALUES (&quot;;[.A64];&quot;,&quot;; [.B64]; &quot;,&quot;; [.C64]; &quot;,&quot;;  [.D64]; &quot;,&quot;; [.E64]; ; &quot;);&quot;)" office:value-type="string" office:string-value="INSERT INTO ORDERITEM (ID, ORDER_ID, PRODUCT_ID, UNIT_PRICE, QUANTITY) VALUES (63,28,3,3,28);" calcext:value-type="string">
            <text:p>INSERT INTO ORDERITEM (ID, ORDER_ID, PRODUCT_ID, UNIT_PRICE, QUANTITY) VALUES (63,28,3,3,28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C65]" office:value-type="float" office:value="4" calcext:value-type="float">
            <text:p>4</text:p>
          </table:table-cell>
          <table:table-cell table:formula="of:=[.$B65]" office:value-type="float" office:value="27" calcext:value-type="float">
            <text:p>27</text:p>
          </table:table-cell>
          <table:table-cell table:formula="of:=CONCATENATE(&quot;INSERT INTO ORDERITEM (ID, ORDER_ID, PRODUCT_ID, UNIT_PRICE, QUANTITY) VALUES (&quot;;[.A65];&quot;,&quot;; [.B65]; &quot;,&quot;; [.C65]; &quot;,&quot;;  [.D65]; &quot;,&quot;; [.E65]; ; &quot;);&quot;)" office:value-type="string" office:string-value="INSERT INTO ORDERITEM (ID, ORDER_ID, PRODUCT_ID, UNIT_PRICE, QUANTITY) VALUES (64,27,4,4,27);" calcext:value-type="string">
            <text:p>INSERT INTO ORDERITEM (ID, ORDER_ID, PRODUCT_ID, UNIT_PRICE, QUANTITY) VALUES (64,27,4,4,27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C66]" office:value-type="float" office:value="5" calcext:value-type="float">
            <text:p>5</text:p>
          </table:table-cell>
          <table:table-cell table:formula="of:=[.$B66]" office:value-type="float" office:value="26" calcext:value-type="float">
            <text:p>26</text:p>
          </table:table-cell>
          <table:table-cell table:formula="of:=CONCATENATE(&quot;INSERT INTO ORDERITEM (ID, ORDER_ID, PRODUCT_ID, UNIT_PRICE, QUANTITY) VALUES (&quot;;[.A66];&quot;,&quot;; [.B66]; &quot;,&quot;; [.C66]; &quot;,&quot;;  [.D66]; &quot;,&quot;; [.E66]; ; &quot;);&quot;)" office:value-type="string" office:string-value="INSERT INTO ORDERITEM (ID, ORDER_ID, PRODUCT_ID, UNIT_PRICE, QUANTITY) VALUES (65,26,5,5,26);" calcext:value-type="string">
            <text:p>INSERT INTO ORDERITEM (ID, ORDER_ID, PRODUCT_ID, UNIT_PRICE, QUANTITY) VALUES (65,26,5,5,26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C67]" office:value-type="float" office:value="6" calcext:value-type="float">
            <text:p>6</text:p>
          </table:table-cell>
          <table:table-cell table:formula="of:=[.$B67]" office:value-type="float" office:value="25" calcext:value-type="float">
            <text:p>25</text:p>
          </table:table-cell>
          <table:table-cell table:formula="of:=CONCATENATE(&quot;INSERT INTO ORDERITEM (ID, ORDER_ID, PRODUCT_ID, UNIT_PRICE, QUANTITY) VALUES (&quot;;[.A67];&quot;,&quot;; [.B67]; &quot;,&quot;; [.C67]; &quot;,&quot;;  [.D67]; &quot;,&quot;; [.E67]; ; &quot;);&quot;)" office:value-type="string" office:string-value="INSERT INTO ORDERITEM (ID, ORDER_ID, PRODUCT_ID, UNIT_PRICE, QUANTITY) VALUES (66,25,6,6,25);" calcext:value-type="string">
            <text:p>INSERT INTO ORDERITEM (ID, ORDER_ID, PRODUCT_ID, UNIT_PRICE, QUANTITY) VALUES (66,25,6,6,25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C68]" office:value-type="float" office:value="7" calcext:value-type="float">
            <text:p>7</text:p>
          </table:table-cell>
          <table:table-cell table:formula="of:=[.$B68]" office:value-type="float" office:value="24" calcext:value-type="float">
            <text:p>24</text:p>
          </table:table-cell>
          <table:table-cell table:formula="of:=CONCATENATE(&quot;INSERT INTO ORDERITEM (ID, ORDER_ID, PRODUCT_ID, UNIT_PRICE, QUANTITY) VALUES (&quot;;[.A68];&quot;,&quot;; [.B68]; &quot;,&quot;; [.C68]; &quot;,&quot;;  [.D68]; &quot;,&quot;; [.E68]; ; &quot;);&quot;)" office:value-type="string" office:string-value="INSERT INTO ORDERITEM (ID, ORDER_ID, PRODUCT_ID, UNIT_PRICE, QUANTITY) VALUES (67,24,7,7,24);" calcext:value-type="string">
            <text:p>INSERT INTO ORDERITEM (ID, ORDER_ID, PRODUCT_ID, UNIT_PRICE, QUANTITY) VALUES (67,24,7,7,24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formula="of:=[.C69]" office:value-type="float" office:value="8" calcext:value-type="float">
            <text:p>8</text:p>
          </table:table-cell>
          <table:table-cell table:formula="of:=[.$B69]" office:value-type="float" office:value="23" calcext:value-type="float">
            <text:p>23</text:p>
          </table:table-cell>
          <table:table-cell table:formula="of:=CONCATENATE(&quot;INSERT INTO ORDERITEM (ID, ORDER_ID, PRODUCT_ID, UNIT_PRICE, QUANTITY) VALUES (&quot;;[.A69];&quot;,&quot;; [.B69]; &quot;,&quot;; [.C69]; &quot;,&quot;;  [.D69]; &quot;,&quot;; [.E69]; ; &quot;);&quot;)" office:value-type="string" office:string-value="INSERT INTO ORDERITEM (ID, ORDER_ID, PRODUCT_ID, UNIT_PRICE, QUANTITY) VALUES (68,23,8,8,23);" calcext:value-type="string">
            <text:p>INSERT INTO ORDERITEM (ID, ORDER_ID, PRODUCT_ID, UNIT_PRICE, QUANTITY) VALUES (68,23,8,8,23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C70]" office:value-type="float" office:value="9" calcext:value-type="float">
            <text:p>9</text:p>
          </table:table-cell>
          <table:table-cell table:formula="of:=[.$B70]" office:value-type="float" office:value="22" calcext:value-type="float">
            <text:p>22</text:p>
          </table:table-cell>
          <table:table-cell table:formula="of:=CONCATENATE(&quot;INSERT INTO ORDERITEM (ID, ORDER_ID, PRODUCT_ID, UNIT_PRICE, QUANTITY) VALUES (&quot;;[.A70];&quot;,&quot;; [.B70]; &quot;,&quot;; [.C70]; &quot;,&quot;;  [.D70]; &quot;,&quot;; [.E70]; ; &quot;);&quot;)" office:value-type="string" office:string-value="INSERT INTO ORDERITEM (ID, ORDER_ID, PRODUCT_ID, UNIT_PRICE, QUANTITY) VALUES (69,22,9,9,22);" calcext:value-type="string">
            <text:p>INSERT INTO ORDERITEM (ID, ORDER_ID, PRODUCT_ID, UNIT_PRICE, QUANTITY) VALUES (69,22,9,9,22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C71]" office:value-type="float" office:value="4" calcext:value-type="float">
            <text:p>4</text:p>
          </table:table-cell>
          <table:table-cell table:formula="of:=[.$B71]" office:value-type="float" office:value="21" calcext:value-type="float">
            <text:p>21</text:p>
          </table:table-cell>
          <table:table-cell table:formula="of:=CONCATENATE(&quot;INSERT INTO ORDERITEM (ID, ORDER_ID, PRODUCT_ID, UNIT_PRICE, QUANTITY) VALUES (&quot;;[.A71];&quot;,&quot;; [.B71]; &quot;,&quot;; [.C71]; &quot;,&quot;;  [.D71]; &quot;,&quot;; [.E71]; ; &quot;);&quot;)" office:value-type="string" office:string-value="INSERT INTO ORDERITEM (ID, ORDER_ID, PRODUCT_ID, UNIT_PRICE, QUANTITY) VALUES (70,21,4,4,21);" calcext:value-type="string">
            <text:p>INSERT INTO ORDERITEM (ID, ORDER_ID, PRODUCT_ID, UNIT_PRICE, QUANTITY) VALUES (70,21,4,4,21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C72]" office:value-type="float" office:value="5" calcext:value-type="float">
            <text:p>5</text:p>
          </table:table-cell>
          <table:table-cell table:formula="of:=[.$B72]" office:value-type="float" office:value="20" calcext:value-type="float">
            <text:p>20</text:p>
          </table:table-cell>
          <table:table-cell table:formula="of:=CONCATENATE(&quot;INSERT INTO ORDERITEM (ID, ORDER_ID, PRODUCT_ID, UNIT_PRICE, QUANTITY) VALUES (&quot;;[.A72];&quot;,&quot;; [.B72]; &quot;,&quot;; [.C72]; &quot;,&quot;;  [.D72]; &quot;,&quot;; [.E72]; ; &quot;);&quot;)" office:value-type="string" office:string-value="INSERT INTO ORDERITEM (ID, ORDER_ID, PRODUCT_ID, UNIT_PRICE, QUANTITY) VALUES (71,20,5,5,20);" calcext:value-type="string">
            <text:p>INSERT INTO ORDERITEM (ID, ORDER_ID, PRODUCT_ID, UNIT_PRICE, QUANTITY) VALUES (71,20,5,5,20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C73]" office:value-type="float" office:value="6" calcext:value-type="float">
            <text:p>6</text:p>
          </table:table-cell>
          <table:table-cell table:formula="of:=[.$B73]" office:value-type="float" office:value="19" calcext:value-type="float">
            <text:p>19</text:p>
          </table:table-cell>
          <table:table-cell table:formula="of:=CONCATENATE(&quot;INSERT INTO ORDERITEM (ID, ORDER_ID, PRODUCT_ID, UNIT_PRICE, QUANTITY) VALUES (&quot;;[.A73];&quot;,&quot;; [.B73]; &quot;,&quot;; [.C73]; &quot;,&quot;;  [.D73]; &quot;,&quot;; [.E73]; ; &quot;);&quot;)" office:value-type="string" office:string-value="INSERT INTO ORDERITEM (ID, ORDER_ID, PRODUCT_ID, UNIT_PRICE, QUANTITY) VALUES (72,19,6,6,19);" calcext:value-type="string">
            <text:p>INSERT INTO ORDERITEM (ID, ORDER_ID, PRODUCT_ID, UNIT_PRICE, QUANTITY) VALUES (72,19,6,6,19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C74]" office:value-type="float" office:value="7" calcext:value-type="float">
            <text:p>7</text:p>
          </table:table-cell>
          <table:table-cell table:formula="of:=[.$B74]" office:value-type="float" office:value="18" calcext:value-type="float">
            <text:p>18</text:p>
          </table:table-cell>
          <table:table-cell table:formula="of:=CONCATENATE(&quot;INSERT INTO ORDERITEM (ID, ORDER_ID, PRODUCT_ID, UNIT_PRICE, QUANTITY) VALUES (&quot;;[.A74];&quot;,&quot;; [.B74]; &quot;,&quot;; [.C74]; &quot;,&quot;;  [.D74]; &quot;,&quot;; [.E74]; ; &quot;);&quot;)" office:value-type="string" office:string-value="INSERT INTO ORDERITEM (ID, ORDER_ID, PRODUCT_ID, UNIT_PRICE, QUANTITY) VALUES (73,18,7,7,18);" calcext:value-type="string">
            <text:p>INSERT INTO ORDERITEM (ID, ORDER_ID, PRODUCT_ID, UNIT_PRICE, QUANTITY) VALUES (73,18,7,7,18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C75]" office:value-type="float" office:value="8" calcext:value-type="float">
            <text:p>8</text:p>
          </table:table-cell>
          <table:table-cell table:formula="of:=[.$B75]" office:value-type="float" office:value="17" calcext:value-type="float">
            <text:p>17</text:p>
          </table:table-cell>
          <table:table-cell table:formula="of:=CONCATENATE(&quot;INSERT INTO ORDERITEM (ID, ORDER_ID, PRODUCT_ID, UNIT_PRICE, QUANTITY) VALUES (&quot;;[.A75];&quot;,&quot;; [.B75]; &quot;,&quot;; [.C75]; &quot;,&quot;;  [.D75]; &quot;,&quot;; [.E75]; ; &quot;);&quot;)" office:value-type="string" office:string-value="INSERT INTO ORDERITEM (ID, ORDER_ID, PRODUCT_ID, UNIT_PRICE, QUANTITY) VALUES (74,17,8,8,17);" calcext:value-type="string">
            <text:p>INSERT INTO ORDERITEM (ID, ORDER_ID, PRODUCT_ID, UNIT_PRICE, QUANTITY) VALUES (74,17,8,8,17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C76]" office:value-type="float" office:value="9" calcext:value-type="float">
            <text:p>9</text:p>
          </table:table-cell>
          <table:table-cell table:formula="of:=[.$B76]" office:value-type="float" office:value="16" calcext:value-type="float">
            <text:p>16</text:p>
          </table:table-cell>
          <table:table-cell table:formula="of:=CONCATENATE(&quot;INSERT INTO ORDERITEM (ID, ORDER_ID, PRODUCT_ID, UNIT_PRICE, QUANTITY) VALUES (&quot;;[.A76];&quot;,&quot;; [.B76]; &quot;,&quot;; [.C76]; &quot;,&quot;;  [.D76]; &quot;,&quot;; [.E76]; ; &quot;);&quot;)" office:value-type="string" office:string-value="INSERT INTO ORDERITEM (ID, ORDER_ID, PRODUCT_ID, UNIT_PRICE, QUANTITY) VALUES (75,16,9,9,16);" calcext:value-type="string">
            <text:p>INSERT INTO ORDERITEM (ID, ORDER_ID, PRODUCT_ID, UNIT_PRICE, QUANTITY) VALUES (75,16,9,9,16)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C77]" office:value-type="float" office:value="5" calcext:value-type="float">
            <text:p>5</text:p>
          </table:table-cell>
          <table:table-cell table:formula="of:=[.$B77]" office:value-type="float" office:value="15" calcext:value-type="float">
            <text:p>15</text:p>
          </table:table-cell>
          <table:table-cell table:formula="of:=CONCATENATE(&quot;INSERT INTO ORDERITEM (ID, ORDER_ID, PRODUCT_ID, UNIT_PRICE, QUANTITY) VALUES (&quot;;[.A77];&quot;,&quot;; [.B77]; &quot;,&quot;; [.C77]; &quot;,&quot;;  [.D77]; &quot;,&quot;; [.E77]; ; &quot;);&quot;)" office:value-type="string" office:string-value="INSERT INTO ORDERITEM (ID, ORDER_ID, PRODUCT_ID, UNIT_PRICE, QUANTITY) VALUES (76,15,5,5,15);" calcext:value-type="string">
            <text:p>INSERT INTO ORDERITEM (ID, ORDER_ID, PRODUCT_ID, UNIT_PRICE, QUANTITY) VALUES (76,15,5,5,15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78]" office:value-type="float" office:value="6" calcext:value-type="float">
            <text:p>6</text:p>
          </table:table-cell>
          <table:table-cell table:formula="of:=[.$B78]" office:value-type="float" office:value="14" calcext:value-type="float">
            <text:p>14</text:p>
          </table:table-cell>
          <table:table-cell table:formula="of:=CONCATENATE(&quot;INSERT INTO ORDERITEM (ID, ORDER_ID, PRODUCT_ID, UNIT_PRICE, QUANTITY) VALUES (&quot;;[.A78];&quot;,&quot;; [.B78]; &quot;,&quot;; [.C78]; &quot;,&quot;;  [.D78]; &quot;,&quot;; [.E78]; ; &quot;);&quot;)" office:value-type="string" office:string-value="INSERT INTO ORDERITEM (ID, ORDER_ID, PRODUCT_ID, UNIT_PRICE, QUANTITY) VALUES (77,14,6,6,14);" calcext:value-type="string">
            <text:p>INSERT INTO ORDERITEM (ID, ORDER_ID, PRODUCT_ID, UNIT_PRICE, QUANTITY) VALUES (77,14,6,6,14)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C79]" office:value-type="float" office:value="7" calcext:value-type="float">
            <text:p>7</text:p>
          </table:table-cell>
          <table:table-cell table:formula="of:=[.$B79]" office:value-type="float" office:value="13" calcext:value-type="float">
            <text:p>13</text:p>
          </table:table-cell>
          <table:table-cell table:formula="of:=CONCATENATE(&quot;INSERT INTO ORDERITEM (ID, ORDER_ID, PRODUCT_ID, UNIT_PRICE, QUANTITY) VALUES (&quot;;[.A79];&quot;,&quot;; [.B79]; &quot;,&quot;; [.C79]; &quot;,&quot;;  [.D79]; &quot;,&quot;; [.E79]; ; &quot;);&quot;)" office:value-type="string" office:string-value="INSERT INTO ORDERITEM (ID, ORDER_ID, PRODUCT_ID, UNIT_PRICE, QUANTITY) VALUES (78,13,7,7,13);" calcext:value-type="string">
            <text:p>INSERT INTO ORDERITEM (ID, ORDER_ID, PRODUCT_ID, UNIT_PRICE, QUANTITY) VALUES (78,13,7,7,13)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C80]" office:value-type="float" office:value="8" calcext:value-type="float">
            <text:p>8</text:p>
          </table:table-cell>
          <table:table-cell table:formula="of:=[.$B80]" office:value-type="float" office:value="12" calcext:value-type="float">
            <text:p>12</text:p>
          </table:table-cell>
          <table:table-cell table:formula="of:=CONCATENATE(&quot;INSERT INTO ORDERITEM (ID, ORDER_ID, PRODUCT_ID, UNIT_PRICE, QUANTITY) VALUES (&quot;;[.A80];&quot;,&quot;; [.B80]; &quot;,&quot;; [.C80]; &quot;,&quot;;  [.D80]; &quot;,&quot;; [.E80]; ; &quot;);&quot;)" office:value-type="string" office:string-value="INSERT INTO ORDERITEM (ID, ORDER_ID, PRODUCT_ID, UNIT_PRICE, QUANTITY) VALUES (79,12,8,8,12);" calcext:value-type="string">
            <text:p>INSERT INTO ORDERITEM (ID, ORDER_ID, PRODUCT_ID, UNIT_PRICE, QUANTITY) VALUES (79,12,8,8,12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[.C81]" office:value-type="float" office:value="9" calcext:value-type="float">
            <text:p>9</text:p>
          </table:table-cell>
          <table:table-cell table:formula="of:=[.$B81]" office:value-type="float" office:value="11" calcext:value-type="float">
            <text:p>11</text:p>
          </table:table-cell>
          <table:table-cell table:formula="of:=CONCATENATE(&quot;INSERT INTO ORDERITEM (ID, ORDER_ID, PRODUCT_ID, UNIT_PRICE, QUANTITY) VALUES (&quot;;[.A81];&quot;,&quot;; [.B81]; &quot;,&quot;; [.C81]; &quot;,&quot;;  [.D81]; &quot;,&quot;; [.E81]; ; &quot;);&quot;)" office:value-type="string" office:string-value="INSERT INTO ORDERITEM (ID, ORDER_ID, PRODUCT_ID, UNIT_PRICE, QUANTITY) VALUES (80,11,9,9,11);" calcext:value-type="string">
            <text:p>INSERT INTO ORDERITEM (ID, ORDER_ID, PRODUCT_ID, UNIT_PRICE, QUANTITY) VALUES (80,11,9,9,11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C82]" office:value-type="float" office:value="6" calcext:value-type="float">
            <text:p>6</text:p>
          </table:table-cell>
          <table:table-cell table:formula="of:=[.$B82]" office:value-type="float" office:value="10" calcext:value-type="float">
            <text:p>10</text:p>
          </table:table-cell>
          <table:table-cell table:formula="of:=CONCATENATE(&quot;INSERT INTO ORDERITEM (ID, ORDER_ID, PRODUCT_ID, UNIT_PRICE, QUANTITY) VALUES (&quot;;[.A82];&quot;,&quot;; [.B82]; &quot;,&quot;; [.C82]; &quot;,&quot;;  [.D82]; &quot;,&quot;; [.E82]; ; &quot;);&quot;)" office:value-type="string" office:string-value="INSERT INTO ORDERITEM (ID, ORDER_ID, PRODUCT_ID, UNIT_PRICE, QUANTITY) VALUES (81,10,6,6,10);" calcext:value-type="string">
            <text:p>INSERT INTO ORDERITEM (ID, ORDER_ID, PRODUCT_ID, UNIT_PRICE, QUANTITY) VALUES (81,10,6,6,10)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[.C83]" office:value-type="float" office:value="7" calcext:value-type="float">
            <text:p>7</text:p>
          </table:table-cell>
          <table:table-cell table:formula="of:=[.$B83]" office:value-type="float" office:value="9" calcext:value-type="float">
            <text:p>9</text:p>
          </table:table-cell>
          <table:table-cell table:formula="of:=CONCATENATE(&quot;INSERT INTO ORDERITEM (ID, ORDER_ID, PRODUCT_ID, UNIT_PRICE, QUANTITY) VALUES (&quot;;[.A83];&quot;,&quot;; [.B83]; &quot;,&quot;; [.C83]; &quot;,&quot;;  [.D83]; &quot;,&quot;; [.E83]; ; &quot;);&quot;)" office:value-type="string" office:string-value="INSERT INTO ORDERITEM (ID, ORDER_ID, PRODUCT_ID, UNIT_PRICE, QUANTITY) VALUES (82,9,7,7,9);" calcext:value-type="string">
            <text:p>INSERT INTO ORDERITEM (ID, ORDER_ID, PRODUCT_ID, UNIT_PRICE, QUANTITY) VALUES (82,9,7,7,9)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[.C84]" office:value-type="float" office:value="8" calcext:value-type="float">
            <text:p>8</text:p>
          </table:table-cell>
          <table:table-cell table:formula="of:=[.$B84]" office:value-type="float" office:value="8" calcext:value-type="float">
            <text:p>8</text:p>
          </table:table-cell>
          <table:table-cell table:formula="of:=CONCATENATE(&quot;INSERT INTO ORDERITEM (ID, ORDER_ID, PRODUCT_ID, UNIT_PRICE, QUANTITY) VALUES (&quot;;[.A84];&quot;,&quot;; [.B84]; &quot;,&quot;; [.C84]; &quot;,&quot;;  [.D84]; &quot;,&quot;; [.E84]; ; &quot;);&quot;)" office:value-type="string" office:string-value="INSERT INTO ORDERITEM (ID, ORDER_ID, PRODUCT_ID, UNIT_PRICE, QUANTITY) VALUES (83,8,8,8,8);" calcext:value-type="string">
            <text:p>INSERT INTO ORDERITEM (ID, ORDER_ID, PRODUCT_ID, UNIT_PRICE, QUANTITY) VALUES (83,8,8,8,8)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C85]" office:value-type="float" office:value="9" calcext:value-type="float">
            <text:p>9</text:p>
          </table:table-cell>
          <table:table-cell table:formula="of:=[.$B85]" office:value-type="float" office:value="7" calcext:value-type="float">
            <text:p>7</text:p>
          </table:table-cell>
          <table:table-cell table:formula="of:=CONCATENATE(&quot;INSERT INTO ORDERITEM (ID, ORDER_ID, PRODUCT_ID, UNIT_PRICE, QUANTITY) VALUES (&quot;;[.A85];&quot;,&quot;; [.B85]; &quot;,&quot;; [.C85]; &quot;,&quot;;  [.D85]; &quot;,&quot;; [.E85]; ; &quot;);&quot;)" office:value-type="string" office:string-value="INSERT INTO ORDERITEM (ID, ORDER_ID, PRODUCT_ID, UNIT_PRICE, QUANTITY) VALUES (84,7,9,9,7);" calcext:value-type="string">
            <text:p>INSERT INTO ORDERITEM (ID, ORDER_ID, PRODUCT_ID, UNIT_PRICE, QUANTITY) VALUES (84,7,9,9,7)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[.C86]" office:value-type="float" office:value="7" calcext:value-type="float">
            <text:p>7</text:p>
          </table:table-cell>
          <table:table-cell table:formula="of:=[.$B86]" office:value-type="float" office:value="6" calcext:value-type="float">
            <text:p>6</text:p>
          </table:table-cell>
          <table:table-cell table:formula="of:=CONCATENATE(&quot;INSERT INTO ORDERITEM (ID, ORDER_ID, PRODUCT_ID, UNIT_PRICE, QUANTITY) VALUES (&quot;;[.A86];&quot;,&quot;; [.B86]; &quot;,&quot;; [.C86]; &quot;,&quot;;  [.D86]; &quot;,&quot;; [.E86]; ; &quot;);&quot;)" office:value-type="string" office:string-value="INSERT INTO ORDERITEM (ID, ORDER_ID, PRODUCT_ID, UNIT_PRICE, QUANTITY) VALUES (85,6,7,7,6);" calcext:value-type="string">
            <text:p>INSERT INTO ORDERITEM (ID, ORDER_ID, PRODUCT_ID, UNIT_PRICE, QUANTITY) VALUES (85,6,7,7,6)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C87]" office:value-type="float" office:value="8" calcext:value-type="float">
            <text:p>8</text:p>
          </table:table-cell>
          <table:table-cell table:formula="of:=[.$B87]" office:value-type="float" office:value="5" calcext:value-type="float">
            <text:p>5</text:p>
          </table:table-cell>
          <table:table-cell table:formula="of:=CONCATENATE(&quot;INSERT INTO ORDERITEM (ID, ORDER_ID, PRODUCT_ID, UNIT_PRICE, QUANTITY) VALUES (&quot;;[.A87];&quot;,&quot;; [.B87]; &quot;,&quot;; [.C87]; &quot;,&quot;;  [.D87]; &quot;,&quot;; [.E87]; ; &quot;);&quot;)" office:value-type="string" office:string-value="INSERT INTO ORDERITEM (ID, ORDER_ID, PRODUCT_ID, UNIT_PRICE, QUANTITY) VALUES (86,5,8,8,5);" calcext:value-type="string">
            <text:p>INSERT INTO ORDERITEM (ID, ORDER_ID, PRODUCT_ID, UNIT_PRICE, QUANTITY) VALUES (86,5,8,8,5)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C88]" office:value-type="float" office:value="9" calcext:value-type="float">
            <text:p>9</text:p>
          </table:table-cell>
          <table:table-cell table:formula="of:=[.$B88]" office:value-type="float" office:value="4" calcext:value-type="float">
            <text:p>4</text:p>
          </table:table-cell>
          <table:table-cell table:formula="of:=CONCATENATE(&quot;INSERT INTO ORDERITEM (ID, ORDER_ID, PRODUCT_ID, UNIT_PRICE, QUANTITY) VALUES (&quot;;[.A88];&quot;,&quot;; [.B88]; &quot;,&quot;; [.C88]; &quot;,&quot;;  [.D88]; &quot;,&quot;; [.E88]; ; &quot;);&quot;)" office:value-type="string" office:string-value="INSERT INTO ORDERITEM (ID, ORDER_ID, PRODUCT_ID, UNIT_PRICE, QUANTITY) VALUES (87,4,9,9,4);" calcext:value-type="string">
            <text:p>INSERT INTO ORDERITEM (ID, ORDER_ID, PRODUCT_ID, UNIT_PRICE, QUANTITY) VALUES (87,4,9,9,4)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C89]" office:value-type="float" office:value="8" calcext:value-type="float">
            <text:p>8</text:p>
          </table:table-cell>
          <table:table-cell table:formula="of:=[.$B89]" office:value-type="float" office:value="3" calcext:value-type="float">
            <text:p>3</text:p>
          </table:table-cell>
          <table:table-cell table:formula="of:=CONCATENATE(&quot;INSERT INTO ORDERITEM (ID, ORDER_ID, PRODUCT_ID, UNIT_PRICE, QUANTITY) VALUES (&quot;;[.A89];&quot;,&quot;; [.B89]; &quot;,&quot;; [.C89]; &quot;,&quot;;  [.D89]; &quot;,&quot;; [.E89]; ; &quot;);&quot;)" office:value-type="string" office:string-value="INSERT INTO ORDERITEM (ID, ORDER_ID, PRODUCT_ID, UNIT_PRICE, QUANTITY) VALUES (88,3,8,8,3);" calcext:value-type="string">
            <text:p>INSERT INTO ORDERITEM (ID, ORDER_ID, PRODUCT_ID, UNIT_PRICE, QUANTITY) VALUES (88,3,8,8,3)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C90]" office:value-type="float" office:value="9" calcext:value-type="float">
            <text:p>9</text:p>
          </table:table-cell>
          <table:table-cell table:formula="of:=[.$B90]" office:value-type="float" office:value="2" calcext:value-type="float">
            <text:p>2</text:p>
          </table:table-cell>
          <table:table-cell table:formula="of:=CONCATENATE(&quot;INSERT INTO ORDERITEM (ID, ORDER_ID, PRODUCT_ID, UNIT_PRICE, QUANTITY) VALUES (&quot;;[.A90];&quot;,&quot;; [.B90]; &quot;,&quot;; [.C90]; &quot;,&quot;;  [.D90]; &quot;,&quot;; [.E90]; ; &quot;);&quot;)" office:value-type="string" office:string-value="INSERT INTO ORDERITEM (ID, ORDER_ID, PRODUCT_ID, UNIT_PRICE, QUANTITY) VALUES (89,2,9,9,2);" calcext:value-type="string">
            <text:p>INSERT INTO ORDERITEM (ID, ORDER_ID, PRODUCT_ID, UNIT_PRICE, QUANTITY) VALUES (89,2,9,9,2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C91]" office:value-type="float" office:value="9" calcext:value-type="float">
            <text:p>9</text:p>
          </table:table-cell>
          <table:table-cell table:formula="of:=[.$B91]" office:value-type="float" office:value="1" calcext:value-type="float">
            <text:p>1</text:p>
          </table:table-cell>
          <table:table-cell table:formula="of:=CONCATENATE(&quot;INSERT INTO ORDERITEM (ID, ORDER_ID, PRODUCT_ID, UNIT_PRICE, QUANTITY) VALUES (&quot;;[.A91];&quot;,&quot;; [.B91]; &quot;,&quot;; [.C91]; &quot;,&quot;;  [.D91]; &quot;,&quot;; [.E91]; ; &quot;);&quot;)" office:value-type="string" office:string-value="INSERT INTO ORDERITEM (ID, ORDER_ID, PRODUCT_ID, UNIT_PRICE, QUANTITY) VALUES (90,1,9,9,1);" calcext:value-type="string">
            <text:p>INSERT INTO ORDERITEM (ID, ORDER_ID, PRODUCT_ID, UNIT_PRICE, QUANTITY) VALUES (90,1,9,9,1);</text:p>
          </table:table-cell>
        </table:table-row>
      </table:table>
      <table:table table:name="product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20" table:default-cell-style-name="ce5"/>
        <table:table-column table:style-name="co2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ct name</text:p>
          </table:table-cell>
          <table:table-cell office:value-type="string" calcext:value-type="string">
            <text:p>supplier id</text:p>
          </table:table-cell>
          <table:table-cell table:style-name="ce2" office:value-type="string" calcext:value-type="string">
            <text:p>Unit-price</text:p>
          </table:table-cell>
          <table:table-cell office:value-type="string" calcext:value-type="string">
            <text:p>Package</text:p>
          </table:table-cell>
          <table:table-cell table:style-name="Default" office:value-type="string" calcext:value-type="string">
            <text:p>is discontinued</text:p>
          </table:table-cell>
          <table:table-cell table:style-name="Default" office:value-type="string" calcext:value-type="string">
            <text:p>SQL Inse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] &amp; &quot; &quot; &amp; [.A2]" office:value-type="string" office:string-value="product name 1" calcext:value-type="string">
            <text:p>product name 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$1] &amp; &quot; &quot; &amp; [.A2]" office:value-type="string" office:string-value="Package 1" calcext:value-type="string">
            <text:p>Package 1</text:p>
          </table:table-cell>
          <table:table-cell office:value-type="boolean" office:boolean-value="false" calcext:value-type="boolean">
            <text:p>FALSE</text:p>
          </table:table-cell>
          <table:table-cell table:formula="of:=CONCATENATE(&quot;INSERT INTO PRODUCT (ID, PRODUCT_NAME, SUPPLIER_ID, UNIT_PRICE, PACKAGE, IS_DISCONTINUED) VALUES (&quot;;[.A2];&quot;,'&quot;; [.B2]; &quot;',&quot;; [.C2]; &quot;,&quot;;  [.D2]; &quot;,'&quot;; [.E2]; &quot;',&quot;; [.F2]; &quot;);&quot;)" office:value-type="string" office:string-value="INSERT INTO PRODUCT (ID, PRODUCT_NAME, SUPPLIER_ID, UNIT_PRICE, PACKAGE, IS_DISCONTINUED) VALUES (1,'product name 1',1,1,'Package 1',0);" calcext:value-type="string">
            <text:p>INSERT INTO PRODUCT (ID, PRODUCT_NAME, SUPPLIER_ID, UNIT_PRICE, PACKAGE, IS_DISCONTINUED) VALUES (1,'product name 1',1,1,'Package 1',0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1] &amp; &quot; &quot; &amp; [.A3]" office:value-type="string" office:string-value="product name 2" calcext:value-type="string">
            <text:p>product name 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$1] &amp; &quot; &quot; &amp; [.A3]" office:value-type="string" office:string-value="Package 2" calcext:value-type="string">
            <text:p>Package 2</text:p>
          </table:table-cell>
          <table:table-cell office:value-type="boolean" office:boolean-value="false" calcext:value-type="boolean">
            <text:p>FALSE</text:p>
          </table:table-cell>
          <table:table-cell table:formula="of:=CONCATENATE(&quot;INSERT INTO PRODUCT (ID, PRODUCT_NAME, SUPPLIER_ID, UNIT_PRICE, PACKAGE, IS_DISCONTINUED) VALUES (&quot;;[.A3];&quot;,'&quot;; [.B3]; &quot;',&quot;; [.C3]; &quot;,&quot;;  [.D3]; &quot;,'&quot;; [.E3]; &quot;',&quot;; [.F3]; &quot;);&quot;)" office:value-type="string" office:string-value="INSERT INTO PRODUCT (ID, PRODUCT_NAME, SUPPLIER_ID, UNIT_PRICE, PACKAGE, IS_DISCONTINUED) VALUES (2,'product name 2',1,2,'Package 2',0);" calcext:value-type="string">
            <text:p>INSERT INTO PRODUCT (ID, PRODUCT_NAME, SUPPLIER_ID, UNIT_PRICE, PACKAGE, IS_DISCONTINUED) VALUES (2,'product name 2',1,2,'Package 2',0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1] &amp; &quot; &quot; &amp; [.A4]" office:value-type="string" office:string-value="product name 3" calcext:value-type="string">
            <text:p>product name 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$1] &amp; &quot; &quot; &amp; [.A4]" office:value-type="string" office:string-value="Package 3" calcext:value-type="string">
            <text:p>Package 3</text:p>
          </table:table-cell>
          <table:table-cell office:value-type="boolean" office:boolean-value="false" calcext:value-type="boolean">
            <text:p>FALSE</text:p>
          </table:table-cell>
          <table:table-cell table:formula="of:=CONCATENATE(&quot;INSERT INTO PRODUCT (ID, PRODUCT_NAME, SUPPLIER_ID, UNIT_PRICE, PACKAGE, IS_DISCONTINUED) VALUES (&quot;;[.A4];&quot;,'&quot;; [.B4]; &quot;',&quot;; [.C4]; &quot;,&quot;;  [.D4]; &quot;,'&quot;; [.E4]; &quot;',&quot;; [.F4]; &quot;);&quot;)" office:value-type="string" office:string-value="INSERT INTO PRODUCT (ID, PRODUCT_NAME, SUPPLIER_ID, UNIT_PRICE, PACKAGE, IS_DISCONTINUED) VALUES (3,'product name 3',1,3,'Package 3',0);" calcext:value-type="string">
            <text:p>INSERT INTO PRODUCT (ID, PRODUCT_NAME, SUPPLIER_ID, UNIT_PRICE, PACKAGE, IS_DISCONTINUED) VALUES (3,'product name 3',1,3,'Package 3',0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1] &amp; &quot; &quot; &amp; [.A5]" office:value-type="string" office:string-value="product name 4" calcext:value-type="string">
            <text:p>product name 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$1] &amp; &quot; &quot; &amp; [.A5]" office:value-type="string" office:string-value="Package 4" calcext:value-type="string">
            <text:p>Package 4</text:p>
          </table:table-cell>
          <table:table-cell office:value-type="boolean" office:boolean-value="false" calcext:value-type="boolean">
            <text:p>FALSE</text:p>
          </table:table-cell>
          <table:table-cell table:formula="of:=CONCATENATE(&quot;INSERT INTO PRODUCT (ID, PRODUCT_NAME, SUPPLIER_ID, UNIT_PRICE, PACKAGE, IS_DISCONTINUED) VALUES (&quot;;[.A5];&quot;,'&quot;; [.B5]; &quot;',&quot;; [.C5]; &quot;,&quot;;  [.D5]; &quot;,'&quot;; [.E5]; &quot;',&quot;; [.F5]; &quot;);&quot;)" office:value-type="string" office:string-value="INSERT INTO PRODUCT (ID, PRODUCT_NAME, SUPPLIER_ID, UNIT_PRICE, PACKAGE, IS_DISCONTINUED) VALUES (4,'product name 4',1,4,'Package 4',0);" calcext:value-type="string">
            <text:p>INSERT INTO PRODUCT (ID, PRODUCT_NAME, SUPPLIER_ID, UNIT_PRICE, PACKAGE, IS_DISCONTINUED) VALUES (4,'product name 4',1,4,'Package 4',0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] &amp; &quot; &quot; &amp; [.A6]" office:value-type="string" office:string-value="product name 5" calcext:value-type="string">
            <text:p>product name 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$1] &amp; &quot; &quot; &amp; [.A6]" office:value-type="string" office:string-value="Package 5" calcext:value-type="string">
            <text:p>Package 5</text:p>
          </table:table-cell>
          <table:table-cell office:value-type="boolean" office:boolean-value="false" calcext:value-type="boolean">
            <text:p>FALSE</text:p>
          </table:table-cell>
          <table:table-cell table:formula="of:=CONCATENATE(&quot;INSERT INTO PRODUCT (ID, PRODUCT_NAME, SUPPLIER_ID, UNIT_PRICE, PACKAGE, IS_DISCONTINUED) VALUES (&quot;;[.A6];&quot;,'&quot;; [.B6]; &quot;',&quot;; [.C6]; &quot;,&quot;;  [.D6]; &quot;,'&quot;; [.E6]; &quot;',&quot;; [.F6]; &quot;);&quot;)" office:value-type="string" office:string-value="INSERT INTO PRODUCT (ID, PRODUCT_NAME, SUPPLIER_ID, UNIT_PRICE, PACKAGE, IS_DISCONTINUED) VALUES (5,'product name 5',1,5,'Package 5',0);" calcext:value-type="string">
            <text:p>INSERT INTO PRODUCT (ID, PRODUCT_NAME, SUPPLIER_ID, UNIT_PRICE, PACKAGE, IS_DISCONTINUED) VALUES (5,'product name 5',1,5,'Package 5',0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1] &amp; &quot; &quot; &amp; [.A7]" office:value-type="string" office:string-value="product name 6" calcext:value-type="string">
            <text:p>product name 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$1] &amp; &quot; &quot; &amp; [.A7]" office:value-type="string" office:string-value="Package 6" calcext:value-type="string">
            <text:p>Package 6</text:p>
          </table:table-cell>
          <table:table-cell office:value-type="boolean" office:boolean-value="false" calcext:value-type="boolean">
            <text:p>FALSE</text:p>
          </table:table-cell>
          <table:table-cell table:formula="of:=CONCATENATE(&quot;INSERT INTO PRODUCT (ID, PRODUCT_NAME, SUPPLIER_ID, UNIT_PRICE, PACKAGE, IS_DISCONTINUED) VALUES (&quot;;[.A7];&quot;,'&quot;; [.B7]; &quot;',&quot;; [.C7]; &quot;,&quot;;  [.D7]; &quot;,'&quot;; [.E7]; &quot;',&quot;; [.F7]; &quot;);&quot;)" office:value-type="string" office:string-value="INSERT INTO PRODUCT (ID, PRODUCT_NAME, SUPPLIER_ID, UNIT_PRICE, PACKAGE, IS_DISCONTINUED) VALUES (6,'product name 6',1,6,'Package 6',0);" calcext:value-type="string">
            <text:p>INSERT INTO PRODUCT (ID, PRODUCT_NAME, SUPPLIER_ID, UNIT_PRICE, PACKAGE, IS_DISCONTINUED) VALUES (6,'product name 6',1,6,'Package 6',0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1] &amp; &quot; &quot; &amp; [.A8]" office:value-type="string" office:string-value="product name 7" calcext:value-type="string">
            <text:p>product name 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$1] &amp; &quot; &quot; &amp; [.A8]" office:value-type="string" office:string-value="Package 7" calcext:value-type="string">
            <text:p>Package 7</text:p>
          </table:table-cell>
          <table:table-cell office:value-type="boolean" office:boolean-value="false" calcext:value-type="boolean">
            <text:p>FALSE</text:p>
          </table:table-cell>
          <table:table-cell table:formula="of:=CONCATENATE(&quot;INSERT INTO PRODUCT (ID, PRODUCT_NAME, SUPPLIER_ID, UNIT_PRICE, PACKAGE, IS_DISCONTINUED) VALUES (&quot;;[.A8];&quot;,'&quot;; [.B8]; &quot;',&quot;; [.C8]; &quot;,&quot;;  [.D8]; &quot;,'&quot;; [.E8]; &quot;',&quot;; [.F8]; &quot;);&quot;)" office:value-type="string" office:string-value="INSERT INTO PRODUCT (ID, PRODUCT_NAME, SUPPLIER_ID, UNIT_PRICE, PACKAGE, IS_DISCONTINUED) VALUES (7,'product name 7',1,7,'Package 7',0);" calcext:value-type="string">
            <text:p>INSERT INTO PRODUCT (ID, PRODUCT_NAME, SUPPLIER_ID, UNIT_PRICE, PACKAGE, IS_DISCONTINUED) VALUES (7,'product name 7',1,7,'Package 7',0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$1] &amp; &quot; &quot; &amp; [.A9]" office:value-type="string" office:string-value="product name 8" calcext:value-type="string">
            <text:p>product name 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$1] &amp; &quot; &quot; &amp; [.A9]" office:value-type="string" office:string-value="Package 8" calcext:value-type="string">
            <text:p>Package 8</text:p>
          </table:table-cell>
          <table:table-cell office:value-type="boolean" office:boolean-value="false" calcext:value-type="boolean">
            <text:p>FALSE</text:p>
          </table:table-cell>
          <table:table-cell table:formula="of:=CONCATENATE(&quot;INSERT INTO PRODUCT (ID, PRODUCT_NAME, SUPPLIER_ID, UNIT_PRICE, PACKAGE, IS_DISCONTINUED) VALUES (&quot;;[.A9];&quot;,'&quot;; [.B9]; &quot;',&quot;; [.C9]; &quot;,&quot;;  [.D9]; &quot;,'&quot;; [.E9]; &quot;',&quot;; [.F9]; &quot;);&quot;)" office:value-type="string" office:string-value="INSERT INTO PRODUCT (ID, PRODUCT_NAME, SUPPLIER_ID, UNIT_PRICE, PACKAGE, IS_DISCONTINUED) VALUES (8,'product name 8',1,8,'Package 8',0);" calcext:value-type="string">
            <text:p>INSERT INTO PRODUCT (ID, PRODUCT_NAME, SUPPLIER_ID, UNIT_PRICE, PACKAGE, IS_DISCONTINUED) VALUES (8,'product name 8',1,8,'Package 8',0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$1] &amp; &quot; &quot; &amp; [.A10]" office:value-type="string" office:string-value="product name 9" calcext:value-type="string">
            <text:p>product name 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$1] &amp; &quot; &quot; &amp; [.A10]" office:value-type="string" office:string-value="Package 9" calcext:value-type="string">
            <text:p>Package 9</text:p>
          </table:table-cell>
          <table:table-cell office:value-type="boolean" office:boolean-value="false" calcext:value-type="boolean">
            <text:p>FALSE</text:p>
          </table:table-cell>
          <table:table-cell table:formula="of:=CONCATENATE(&quot;INSERT INTO PRODUCT (ID, PRODUCT_NAME, SUPPLIER_ID, UNIT_PRICE, PACKAGE, IS_DISCONTINUED) VALUES (&quot;;[.A10];&quot;,'&quot;; [.B10]; &quot;',&quot;; [.C10]; &quot;,&quot;;  [.D10]; &quot;,'&quot;; [.E10]; &quot;',&quot;; [.F10]; &quot;);&quot;)" office:value-type="string" office:string-value="INSERT INTO PRODUCT (ID, PRODUCT_NAME, SUPPLIER_ID, UNIT_PRICE, PACKAGE, IS_DISCONTINUED) VALUES (9,'product name 9',1,9,'Package 9',0);" calcext:value-type="string">
            <text:p>INSERT INTO PRODUCT (ID, PRODUCT_NAME, SUPPLIER_ID, UNIT_PRICE, PACKAGE, IS_DISCONTINUED) VALUES (9,'product name 9',1,9,'Package 9',0);</text:p>
          </table:table-cell>
        </table:table-row>
        <table:table-row table:style-name="ro1">
          <table:table-cell table:number-columns-repeated="5"/>
          <table:table-cell table:style-name="Default"/>
          <table:table-cell/>
        </table:table-row>
      </table:table>
      <table:table table:name="supplier" table:style-name="ta1">
        <table:table-column table:style-name="co22" table:default-cell-style-name="ce1"/>
        <table:table-row table:style-name="ro1">
          <table:table-cell office:value-type="string" calcext:value-type="string">
            <text:p>INSERT INTO SUPPLIER VALUES (1, 'supplier company name 1', 'supplier contact name 1', 'supplier contact title 1', 'supplier city 1', 'supplier country 1', 'supplier phone 1', 'supplier fax 1') </text:p>
          </table:table-cell>
        </table:table-row>
      </table:table>
      <table:table table:name="Sheet6" table:style-name="ta1">
        <table:table-column table:style-name="co23" table:number-columns-repeated="5" table:default-cell-style-name="Default"/>
        <table:table-column table:style-name="co23" table:number-columns-repeated="5" table:default-cell-style-name="ce7"/>
        <table:table-column table:style-name="co23" table:number-columns-repeated="1013" table:default-cell-style-name="Default"/>
        <table:table-row table:style-name="ro1">
          <table:table-cell table:style-name="ce6" office:value-type="string" calcext:value-type="string">
            <text:p><text:a xlink:href="http://localhost:8090/h2-console/query.do?jsessionid=03f26ed3b273a8197dc961608d2f1a01#" xlink:type="simple">PRODUCTNAME  </text:a></text:p>
          </table:table-cell>
          <table:table-cell table:style-name="ce6" office:value-type="string" calcext:value-type="string">
            <text:p><text:a xlink:href="http://localhost:8090/h2-console/query.do?jsessionid=03f26ed3b273a8197dc961608d2f1a01#" xlink:type="simple">COUNTRY  </text:a></text:p>
          </table:table-cell>
          <table:table-cell table:style-name="ce6" office:value-type="string" calcext:value-type="string">
            <text:p><text:a xlink:href="http://localhost:8090/h2-console/query.do?jsessionid=03f26ed3b273a8197dc961608d2f1a01#" xlink:type="simple">SALESAMT  </text:a></text:p>
          </table:table-cell>
          <table:table-cell table:number-columns-repeated="2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7" office:value-type="string" calcext:value-type="string">
            <text:p>product name 1</text:p>
          </table:table-cell>
          <table:table-cell table:style-name="ce7" office:value-type="string" calcext:value-type="string">
            <text:p>Customer Country 1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table:style-name="ce6" office:value-type="string" calcext:value-type="string">
            <text:p><text:a xlink:href="http://localhost:8090/h2-console/query.do?jsessionid=03f26ed3b273a8197dc961608d2f1a01#" xlink:type="simple">MONTH(ORDERDATE)  </text:a></text:p>
          </table:table-cell>
          <table:table-cell table:style-name="ce6" office:value-type="string" calcext:value-type="string">
            <text:p><text:a xlink:href="http://localhost:8090/h2-console/query.do?jsessionid=03f26ed3b273a8197dc961608d2f1a01#" xlink:type="simple">YEAR(ORDERDATE)  </text:a></text:p>
          </table:table-cell>
          <table:table-cell table:style-name="ce6" office:value-type="string" calcext:value-type="string">
            <text:p><text:a xlink:href="http://localhost:8090/h2-console/query.do?jsessionid=03f26ed3b273a8197dc961608d2f1a01#" xlink:type="simple">COUNTRY  </text:a></text:p>
          </table:table-cell>
          <table:table-cell table:style-name="ce6" office:value-type="string" calcext:value-type="string">
            <text:p><text:a xlink:href="http://localhost:8090/h2-console/query.do?jsessionid=03f26ed3b273a8197dc961608d2f1a01#" xlink:type="simple">COUNT(ORDERNUMBER)  </text:a></text:p>
          </table:table-cell>
          <table:table-cell table:style-name="ce6" office:value-type="string" calcext:value-type="string">
            <text:p><text:a xlink:href="http://localhost:8090/h2-console/query.do?jsessionid=03f26ed3b273a8197dc961608d2f1a01#" xlink:type="simple">SUM(TOTALAMOUNT)  </text:a>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product name 2</text:p>
          </table:table-cell>
          <table:table-cell table:style-name="ce7" office:value-type="string" calcext:value-type="string">
            <text:p>Customer Country 2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product name 3</text:p>
          </table:table-cell>
          <table:table-cell table:style-name="ce7" office:value-type="string" calcext:value-type="string">
            <text:p>Customer Country 3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product name 4</text:p>
          </table:table-cell>
          <table:table-cell table:style-name="ce7" office:value-type="string" calcext:value-type="string">
            <text:p>Customer Country 4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product name 5</text:p>
          </table:table-cell>
          <table:table-cell table:style-name="ce7" office:value-type="string" calcext:value-type="string">
            <text:p>Customer Country 5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product name 6</text:p>
          </table:table-cell>
          <table:table-cell table:style-name="ce7" office:value-type="string" calcext:value-type="string">
            <text:p>Customer Country 6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product name 7</text:p>
          </table:table-cell>
          <table:table-cell table:style-name="ce7" office:value-type="string" calcext:value-type="string">
            <text:p>Customer Country 7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6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product name 8</text:p>
          </table:table-cell>
          <table:table-cell table:style-name="ce7" office:value-type="string" calcext:value-type="string">
            <text:p>Customer Country 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7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1013"/>
        </table:table-row>
        <table:table-row table:style-name="ro1">
          <table:table-cell table:style-name="ce7" office:value-type="string" calcext:value-type="string">
            <text:p>product name 9</text:p>
          </table:table-cell>
          <table:table-cell table:style-name="ce7" office:value-type="string" calcext:value-type="string">
            <text:p>Customer Country 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8</text:p>
          </table:table-cell>
          <table:table-cell office:value-type="float" office:value="16" calcext:value-type="float">
            <text:p>16</text:p>
          </table:table-cell>
          <table:table-cell office:value-type="float" office:value="128" calcext:value-type="float">
            <text:p>128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9</text:p>
          </table:table-cell>
          <table:table-cell office:value-type="float" office:value="18" calcext:value-type="float">
            <text:p>18</text:p>
          </table:table-cell>
          <table:table-cell office:value-type="float" office:value="162" calcext:value-type="float">
            <text:p>162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1</text:p>
          </table:table-cell>
          <table:table-cell table:formula="of:=[.I3]+[.F12]" office:value-type="float" office:value="4" calcext:value-type="float">
            <text:p>4</text:p>
          </table:table-cell>
          <table:table-cell table:formula="of:=[.J3]+[.F12]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2</text:p>
          </table:table-cell>
          <table:table-cell table:formula="of:=[.I4]+[.F13]" office:value-type="float" office:value="6" calcext:value-type="float">
            <text:p>6</text:p>
          </table:table-cell>
          <table:table-cell table:formula="of:=[.J4]+[.F13]"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3</text:p>
          </table:table-cell>
          <table:table-cell table:formula="of:=[.I5]+[.F14]" office:value-type="float" office:value="8" calcext:value-type="float">
            <text:p>8</text:p>
          </table:table-cell>
          <table:table-cell table:formula="of:=[.J5]+[.F14]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4</text:p>
          </table:table-cell>
          <table:table-cell table:formula="of:=[.I6]+[.F15]" office:value-type="float" office:value="10" calcext:value-type="float">
            <text:p>10</text:p>
          </table:table-cell>
          <table:table-cell table:formula="of:=[.J6]+[.F15]" office:value-type="float" office:value="34" calcext:value-type="float">
            <text:p>34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5</text:p>
          </table:table-cell>
          <table:table-cell table:formula="of:=[.I7]+[.F16]" office:value-type="float" office:value="12" calcext:value-type="float">
            <text:p>12</text:p>
          </table:table-cell>
          <table:table-cell table:formula="of:=[.J7]+[.F16]" office:value-type="float" office:value="52" calcext:value-type="float">
            <text:p>52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6</text:p>
          </table:table-cell>
          <table:table-cell table:formula="of:=[.I8]+[.F17]" office:value-type="float" office:value="14" calcext:value-type="float">
            <text:p>14</text:p>
          </table:table-cell>
          <table:table-cell table:formula="of:=[.J8]+[.F17]" office:value-type="float" office:value="74" calcext:value-type="float">
            <text:p>74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7</text:p>
          </table:table-cell>
          <table:table-cell table:formula="of:=[.I9]+[.F18]" office:value-type="float" office:value="16" calcext:value-type="float">
            <text:p>16</text:p>
          </table:table-cell>
          <table:table-cell table:formula="of:=[.J9]+[.F18]" office:value-type="float" office:value="100" calcext:value-type="float">
            <text:p>10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8</text:p>
          </table:table-cell>
          <table:table-cell table:formula="of:=[.I10]+[.F19]" office:value-type="float" office:value="18" calcext:value-type="float">
            <text:p>18</text:p>
          </table:table-cell>
          <table:table-cell table:formula="of:=[.J10]+[.F19]" office:value-type="float" office:value="130" calcext:value-type="float">
            <text:p>13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9</text:p>
          </table:table-cell>
          <table:table-cell table:formula="of:=[.I11]+[.F20]" office:value-type="float" office:value="20" calcext:value-type="float">
            <text:p>20</text:p>
          </table:table-cell>
          <table:table-cell table:formula="of:=[.J11]+[.F20]" office:value-type="float" office:value="164" calcext:value-type="float">
            <text:p>164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1</text:p>
          </table:table-cell>
          <table:table-cell table:formula="of:=[.I12]+[.F21]" office:value-type="float" office:value="7" calcext:value-type="float">
            <text:p>7</text:p>
          </table:table-cell>
          <table:table-cell table:formula="of:=[.J12]+[.F21]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2</text:p>
          </table:table-cell>
          <table:table-cell table:formula="of:=[.I13]+[.F22]" office:value-type="float" office:value="9" calcext:value-type="float">
            <text:p>9</text:p>
          </table:table-cell>
          <table:table-cell table:formula="of:=[.J13]+[.F22]"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3</text:p>
          </table:table-cell>
          <table:table-cell table:formula="of:=[.I14]+[.F23]" office:value-type="float" office:value="11" calcext:value-type="float">
            <text:p>11</text:p>
          </table:table-cell>
          <table:table-cell table:formula="of:=[.J14]+[.F23]" office:value-type="float" office:value="23" calcext:value-type="float">
            <text:p>2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4</text:p>
          </table:table-cell>
          <table:table-cell table:formula="of:=[.I15]+[.F24]" office:value-type="float" office:value="13" calcext:value-type="float">
            <text:p>13</text:p>
          </table:table-cell>
          <table:table-cell table:formula="of:=[.J15]+[.F24]" office:value-type="float" office:value="37" calcext:value-type="float">
            <text:p>3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5</text:p>
          </table:table-cell>
          <table:table-cell table:formula="of:=[.I16]+[.F25]" office:value-type="float" office:value="15" calcext:value-type="float">
            <text:p>15</text:p>
          </table:table-cell>
          <table:table-cell table:formula="of:=[.J16]+[.F25]" office:value-type="float" office:value="55" calcext:value-type="float">
            <text:p>5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6</text:p>
          </table:table-cell>
          <table:table-cell table:formula="of:=[.I17]+[.F26]" office:value-type="float" office:value="17" calcext:value-type="float">
            <text:p>17</text:p>
          </table:table-cell>
          <table:table-cell table:formula="of:=[.J17]+[.F26]" office:value-type="float" office:value="77" calcext:value-type="float">
            <text:p>77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7</text:p>
          </table:table-cell>
          <table:table-cell table:formula="of:=[.I18]+[.F27]" office:value-type="float" office:value="19" calcext:value-type="float">
            <text:p>19</text:p>
          </table:table-cell>
          <table:table-cell table:formula="of:=[.J18]+[.F27]" office:value-type="float" office:value="103" calcext:value-type="float">
            <text:p>10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8</text:p>
          </table:table-cell>
          <table:table-cell table:formula="of:=[.I19]+[.F28]" office:value-type="float" office:value="21" calcext:value-type="float">
            <text:p>21</text:p>
          </table:table-cell>
          <table:table-cell table:formula="of:=[.J19]+[.F28]" office:value-type="float" office:value="133" calcext:value-type="float">
            <text:p>13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9</text:p>
          </table:table-cell>
          <table:table-cell table:formula="of:=[.I20]+[.F29]" office:value-type="float" office:value="23" calcext:value-type="float">
            <text:p>23</text:p>
          </table:table-cell>
          <table:table-cell table:formula="of:=[.J20]+[.F29]" office:value-type="float" office:value="167" calcext:value-type="float">
            <text:p>167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1</text:p>
          </table:table-cell>
          <table:table-cell table:formula="of:=[.I21]+[.F30]" office:value-type="float" office:value="11" calcext:value-type="float">
            <text:p>11</text:p>
          </table:table-cell>
          <table:table-cell table:formula="of:=[.J21]+[.F30]"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2</text:p>
          </table:table-cell>
          <table:table-cell table:formula="of:=[.I22]+[.F31]" office:value-type="float" office:value="13" calcext:value-type="float">
            <text:p>13</text:p>
          </table:table-cell>
          <table:table-cell table:formula="of:=[.J22]+[.F31]" office:value-type="float" office:value="17" calcext:value-type="float">
            <text:p>17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3</text:p>
          </table:table-cell>
          <table:table-cell table:formula="of:=[.I23]+[.F32]" office:value-type="float" office:value="15" calcext:value-type="float">
            <text:p>15</text:p>
          </table:table-cell>
          <table:table-cell table:formula="of:=[.J23]+[.F32]" office:value-type="float" office:value="27" calcext:value-type="float">
            <text:p>27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4</text:p>
          </table:table-cell>
          <table:table-cell table:formula="of:=[.I24]+[.F33]" office:value-type="float" office:value="17" calcext:value-type="float">
            <text:p>17</text:p>
          </table:table-cell>
          <table:table-cell table:formula="of:=[.J24]+[.F33]" office:value-type="float" office:value="41" calcext:value-type="float">
            <text:p>41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5</text:p>
          </table:table-cell>
          <table:table-cell table:formula="of:=[.I25]+[.F34]" office:value-type="float" office:value="19" calcext:value-type="float">
            <text:p>19</text:p>
          </table:table-cell>
          <table:table-cell table:formula="of:=[.J25]+[.F34]" office:value-type="float" office:value="59" calcext:value-type="float">
            <text:p>59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6</text:p>
          </table:table-cell>
          <table:table-cell table:formula="of:=[.I26]+[.F35]" office:value-type="float" office:value="21" calcext:value-type="float">
            <text:p>21</text:p>
          </table:table-cell>
          <table:table-cell table:formula="of:=[.J26]+[.F35]" office:value-type="float" office:value="81" calcext:value-type="float">
            <text:p>81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7</text:p>
          </table:table-cell>
          <table:table-cell table:formula="of:=[.I27]+[.F36]" office:value-type="float" office:value="23" calcext:value-type="float">
            <text:p>23</text:p>
          </table:table-cell>
          <table:table-cell table:formula="of:=[.J27]+[.F36]" office:value-type="float" office:value="107" calcext:value-type="float">
            <text:p>107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8</text:p>
          </table:table-cell>
          <table:table-cell table:formula="of:=[.I28]+[.F37]" office:value-type="float" office:value="25" calcext:value-type="float">
            <text:p>25</text:p>
          </table:table-cell>
          <table:table-cell table:formula="of:=[.J28]+[.F37]" office:value-type="float" office:value="137" calcext:value-type="float">
            <text:p>137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Customer Country 9</text:p>
          </table:table-cell>
          <table:table-cell table:formula="of:=[.I29]+[.F38]" office:value-type="float" office:value="27" calcext:value-type="float">
            <text:p>27</text:p>
          </table:table-cell>
          <table:table-cell table:formula="of:=[.J29]+[.F38]" office:value-type="float" office:value="171" calcext:value-type="float">
            <text:p>171</text:p>
          </table:table-cell>
          <table:table-cell table:number-columns-repeated="1013"/>
        </table:table-row>
      </table:table>
      <table:named-expressions/>
      <table:database-ranges>
        <table:database-range table:name="__Anonymous_Sheet_DB__1" table:target-range-address="order.A1:order.G46" table:display-filter-buttons="true">
          <table:filter>
            <table:filter-and>
              <table:filter-condition table:field-number="4" table:value="2" table:operator="=">
                <table:filter-set-item table:value="2"/>
                <table:filter-set-item table:value="3"/>
              </table:filter-condition>
            </table:filter-and>
          </table:filter>
        </table:database-range>
        <table:database-range table:name="__Anonymous_Sheet_DB__2" table:target-range-address="'order-items'.B47:'order-items'.B9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6T18:47:27.647000000</meta:creation-date>
    <dc:date>2021-03-07T00:24:57.164000000</dc:date>
    <meta:editing-duration>PT3H15M17S</meta:editing-duration>
    <meta:editing-cycles>19</meta:editing-cycles>
    <meta:generator>LibreOffice/7.0.4.2$Windows_X86_64 LibreOffice_project/dcf040e67528d9187c66b2379df5ea4407429775</meta:generator>
    <meta:document-statistic meta:table-count="6" meta:cell-count="1315" meta:object-count="0"/>
  </office:meta>
</office:document-meta>
</file>